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Problem" table:style-name="ta1">
        <table:shapes>
          <draw:frame draw:z-index="0" draw:style-name="gr1" draw:text-style-name="P1" svg:width="159.99mm" svg:height="89.99mm" svg:x="203.65mm" svg:y="5.51mm">
            <loext:p draw:notify-on-update-of-ranges="TestProblem.E3:TestProblem.E3 TestProblem.F2:TestProblem.F2 TestProblem.F3:TestProblem.F3 TestProblem.G2:TestProblem.G2 TestProblem.G3:TestProblem.G3 TestProblem.H2:TestProblem.H2 TestProblem.H3:TestProblem.H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3.1mm" svg:y="104.85mm">
            <loext:p draw:notify-on-update-of-ranges="TestProblem.E4:TestProblem.E4 TestProblem.F2:TestProblem.F2 TestProblem.F4:TestProblem.F4 TestProblem.G2:TestProblem.G2 TestProblem.G4:TestProblem.G4 TestProblem.H2:TestProblem.H2 TestProblem.H4:TestProblem.H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2.3mm" svg:y="42.16mm">
            <loext:p draw:notify-on-update-of-ranges="TestProblem.E5:TestProblem.E5 TestProblem.F2:TestProblem.F2 TestProblem.F5:TestProblem.F5 TestProblem.G2:TestProblem.G2 TestProblem.G5:TestProblem.G5 TestProblem.H2:TestProblem.H2 TestProblem.H5:TestProblem.H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estproblem optimiz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C</text:p>
          </table:table-cell>
          <table:table-cell office:value-type="string" calcext:value-type="string">
            <text:p>PSO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ABC</text:p>
          </table:table-cell>
          <table:table-cell office:value-type="string" calcext:value-type="string">
            <text:p>PSO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1" office:value-type="float" office:value="0.000000266382732039272" calcext:value-type="float">
            <text:p>2.66E-07</text:p>
          </table:table-cell>
          <table:table-cell table:style-name="ce1" office:value-type="float" office:value="0.00000000411944608424975" calcext:value-type="float">
            <text:p>4.12E-09</text:p>
          </table:table-cell>
          <table:table-cell table:style-name="ce1" office:value-type="float" office:value="0.000000000177113501642623" calcext:value-type="float">
            <text:p>1.77E-10</text:p>
          </table:table-cell>
          <table:table-cell office:value-type="string" calcext:value-type="string">
            <text:p>Mean</text:p>
          </table:table-cell>
          <table:table-cell table:formula="of:=-LOG10([.B3])" office:value-type="float" office:value="6.57449393124018" calcext:value-type="float">
            <text:p>6.57449393124018</text:p>
          </table:table-cell>
          <table:table-cell table:formula="of:=-LOG10([.C3])" office:value-type="float" office:value="8.38516117686165" calcext:value-type="float">
            <text:p>8.38516117686165</text:p>
          </table:table-cell>
          <table:table-cell table:formula="of:=-LOG10([.D3])" office:value-type="float" office:value="9.75174833059207" calcext:value-type="float">
            <text:p>9.75174833059207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style-name="ce1" office:value-type="float" office:value="0.00000047462040979806" calcext:value-type="float">
            <text:p>4.75E-07</text:p>
          </table:table-cell>
          <table:table-cell table:style-name="ce1" office:value-type="float" office:value="0.00000000878339368498691" calcext:value-type="float">
            <text:p>8.78E-09</text:p>
          </table:table-cell>
          <table:table-cell table:style-name="ce1" office:value-type="float" office:value="0.000000000385781164845801" calcext:value-type="float">
            <text:p>3.86E-10</text:p>
          </table:table-cell>
          <table:table-cell office:value-type="string" calcext:value-type="string">
            <text:p>SD</text:p>
          </table:table-cell>
          <table:table-cell table:formula="of:=-LOG10([.B4])" office:value-type="float" office:value="6.32365359002916" calcext:value-type="float">
            <text:p>6.32365359002916</text:p>
          </table:table-cell>
          <table:table-cell table:formula="of:=-LOG10([.C4])" office:value-type="float" office:value="8.05633765107621" calcext:value-type="float">
            <text:p>8.05633765107621</text:p>
          </table:table-cell>
          <table:table-cell table:formula="of:=-LOG10([.D4])" office:value-type="float" office:value="9.41365897991458" calcext:value-type="float">
            <text:p>9.4136589799145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style-name="ce1" office:value-type="float" office:value="0.0000000000109281472759903" calcext:value-type="float">
            <text:p>1.09E-11</text:p>
          </table:table-cell>
          <table:table-cell table:style-name="ce1" office:value-type="float" office:value="0.000000000000148769885299771" calcext:value-type="float">
            <text:p>1.49E-13</text:p>
          </table:table-cell>
          <table:table-cell table:style-name="ce1" office:value-type="float" office:value="2.22044604925031E-016" calcext:value-type="float">
            <text:p>2.22E-16</text:p>
          </table:table-cell>
          <table:table-cell office:value-type="string" calcext:value-type="string">
            <text:p>Min</text:p>
          </table:table-cell>
          <table:table-cell table:formula="of:=-LOG10([.B5])" office:value-type="float" office:value="10.9614534607417" calcext:value-type="float">
            <text:p>10.9614534607417</text:p>
          </table:table-cell>
          <table:table-cell table:formula="of:=-LOG10([.C5])" office:value-type="float" office:value="12.8274849718262" calcext:value-type="float">
            <text:p>12.8274849718262</text:p>
          </table:table-cell>
          <table:table-cell table:formula="of:=-LOG10([.D5])" office:value-type="float" office:value="15.653559774527" calcext:value-type="float">
            <text:p>15.653559774527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6"/>
        </table:table-row>
      </table:table>
      <table:table table:name="2 Phases Hybrid" table:style-name="ta1">
        <table:shapes>
          <draw:frame draw:z-index="0" draw:style-name="gr1" draw:text-style-name="P1" svg:width="159.99mm" svg:height="89.99mm" svg:x="382.62mm" svg:y="125.31mm">
            <loext:p draw:notify-on-update-of-ranges="'2 Phases Hybrid'.S2:'2 Phases Hybrid'.AG2 '2 Phases Hybrid'.R3:'2 Phases Hybrid'.R3 '2 Phases Hybrid'.S3:'2 Phases Hybrid'.AG3 '2 Phases Hybrid'.R4:'2 Phases Hybrid'.R4 '2 Phases Hybrid'.S4:'2 Phases Hybrid'.AG4 '2 Phases Hybrid'.R5:'2 Phases Hybrid'.R5 '2 Phases Hybrid'.S5:'2 Phases Hybrid'.AG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564.89mm" svg:y="124.25mm">
            <loext:p draw:notify-on-update-of-ranges="'2 Phases Hybrid'.S7:'2 Phases Hybrid'.AG7 '2 Phases Hybrid'.R8:'2 Phases Hybrid'.R8 '2 Phases Hybrid'.S8:'2 Phases Hybrid'.AG8 '2 Phases Hybrid'.R9:'2 Phases Hybrid'.R9 '2 Phases Hybrid'.S9:'2 Phases Hybrid'.AG9 '2 Phases Hybrid'.R10:'2 Phases Hybrid'.R10 '2 Phases Hybrid'.S10:'2 Phases Hybrid'.AG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383.71mm" svg:y="218.29mm">
            <loext:p draw:notify-on-update-of-ranges="'2 Phases Hybrid'.S12:'2 Phases Hybrid'.AG12 '2 Phases Hybrid'.R13:'2 Phases Hybrid'.R13 '2 Phases Hybrid'.S13:'2 Phases Hybrid'.AG13 '2 Phases Hybrid'.R14:'2 Phases Hybrid'.R14 '2 Phases Hybrid'.S14:'2 Phases Hybrid'.AG14 '2 Phases Hybrid'.R15:'2 Phases Hybrid'.R15 '2 Phases Hybrid'.S15:'2 Phases Hybrid'.AG1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159.99mm" svg:height="89.99mm" svg:x="562.14mm" svg:y="224.39mm">
            <loext:p draw:notify-on-update-of-ranges="'2 Phases Hybrid'.S17:'2 Phases Hybrid'.AG17 '2 Phases Hybrid'.R18:'2 Phases Hybrid'.R18 '2 Phases Hybrid'.S18:'2 Phases Hybrid'.AG18 '2 Phases Hybrid'.R19:'2 Phases Hybrid'.R19 '2 Phases Hybrid'.S19:'2 Phases Hybrid'.AG19 '2 Phases Hybrid'.R20:'2 Phases Hybrid'.R20 '2 Phases Hybrid'.S20:'2 Phases Hybrid'.AG2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95" calcext:value-type="float">
            <text:p>1.295</text:p>
          </table:table-cell>
          <table:table-cell office:value-type="float" office:value="18.48" calcext:value-type="float">
            <text:p>18.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5.3" calcext:value-type="float">
            <text:p>425.3</text:p>
          </table:table-cell>
          <table:table-cell office:value-type="float" office:value="1.03" calcext:value-type="float">
            <text:p>1.03</text:p>
          </table:table-cell>
          <table:table-cell office:value-type="float" office:value="2.897" calcext:value-type="float">
            <text:p>2.897</text:p>
          </table:table-cell>
          <table:table-cell office:value-type="float" office:value="0.9615" calcext:value-type="float">
            <text:p>0.9615</text:p>
          </table:table-cell>
          <table:table-cell office:value-type="float" office:value="1.415" calcext:value-type="float">
            <text:p>1.415</text:p>
          </table:table-cell>
          <table:table-cell office:value-type="float" office:value="1.207" calcext:value-type="float">
            <text:p>1.207</text:p>
          </table:table-cell>
          <table:table-cell office:value-type="float" office:value="1.404" calcext:value-type="float">
            <text:p>1.404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.997</text:p>
          </table:table-cell>
          <table:table-cell/>
          <table:table-cell office:value-type="string" calcext:value-type="string">
            <text:p>ABC</text:p>
          </table:table-cell>
          <table:table-cell table:formula="of:=LOG10([.B3])" office:value-type="float" office:value="0" calcext:value-type="float">
            <text:p>0</text:p>
          </table:table-cell>
          <table:table-cell table:formula="of:=LOG10([.C3])" office:value-type="float" office:value="0" calcext:value-type="float">
            <text:p>0</text:p>
          </table:table-cell>
          <table:table-cell table:formula="of:=LOG10([.D3])" office:value-type="float" office:value="0.112269768417271" calcext:value-type="float">
            <text:p>0.112269768417271</text:p>
          </table:table-cell>
          <table:table-cell table:formula="of:=LOG10([.E3])" office:value-type="float" office:value="1.26670196688409" calcext:value-type="float">
            <text:p>1.26670196688409</text:p>
          </table:table-cell>
          <table:table-cell table:formula="of:=LOG10([.F3])" office:value-type="float" office:value="0" calcext:value-type="float">
            <text:p>0</text:p>
          </table:table-cell>
          <table:table-cell table:formula="of:=LOG10([.G3])" office:value-type="float" office:value="0" calcext:value-type="float">
            <text:p>0</text:p>
          </table:table-cell>
          <table:table-cell table:formula="of:=LOG10([.H3])" office:value-type="float" office:value="2.62869538271402" calcext:value-type="float">
            <text:p>2.62869538271402</text:p>
          </table:table-cell>
          <table:table-cell table:formula="of:=LOG10([.I3])" office:value-type="float" office:value="0.0128372247051722" calcext:value-type="float">
            <text:p>0.012837224705172</text:p>
          </table:table-cell>
          <table:table-cell table:formula="of:=LOG10([.J3])" office:value-type="float" office:value="0.461948495203762" calcext:value-type="float">
            <text:p>0.461948495203762</text:p>
          </table:table-cell>
          <table:table-cell table:formula="of:=LOG10([.K3])" office:value-type="float" office:value="-0.0170507114255013" calcext:value-type="float">
            <text:p>-0.017050711425501</text:p>
          </table:table-cell>
          <table:table-cell table:formula="of:=LOG10([.L3])" office:value-type="float" office:value="0.150756439860309" calcext:value-type="float">
            <text:p>0.150756439860309</text:p>
          </table:table-cell>
          <table:table-cell table:formula="of:=LOG10([.M3])" office:value-type="float" office:value="0.0817072700973492" calcext:value-type="float">
            <text:p>0.081707270097349</text:p>
          </table:table-cell>
          <table:table-cell table:formula="of:=LOG10([.N3])" office:value-type="float" office:value="0.147367107793786" calcext:value-type="float">
            <text:p>0.147367107793786</text:p>
          </table:table-cell>
          <table:table-cell table:formula="of:=LOG10([.O3])" office:value-type="float" office:value="0" calcext:value-type="float">
            <text:p>0</text:p>
          </table:table-cell>
          <table:table-cell table:formula="of:=LOG10([.P3])" office:value-type="float" office:value="-0.00130484168834428" calcext:value-type="float">
            <text:p>-0.001304841688344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536" calcext:value-type="float">
            <text:p>1.536</text:p>
          </table:table-cell>
          <table:table-cell office:value-type="float" office:value="1.163" calcext:value-type="float">
            <text:p>1.163</text:p>
          </table:table-cell>
          <table:table-cell office:value-type="float" office:value="2.923" calcext:value-type="float">
            <text:p>2.9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84" calcext:value-type="float">
            <text:p>0.2584</text:p>
          </table:table-cell>
          <table:table-cell office:value-type="float" office:value="1.526" calcext:value-type="float">
            <text:p>1.526</text:p>
          </table:table-cell>
          <table:table-cell office:value-type="float" office:value="2.294" calcext:value-type="float">
            <text:p>2.294</text:p>
          </table:table-cell>
          <table:table-cell office:value-type="float" office:value="0.8972" calcext:value-type="float">
            <text:p>0.8972</text:p>
          </table:table-cell>
          <table:table-cell office:value-type="float" office:value="1.21" calcext:value-type="float">
            <text:p>1.21</text:p>
          </table:table-cell>
          <table:table-cell office:value-type="float" office:value="1.327" calcext:value-type="float">
            <text:p>1.327</text:p>
          </table:table-cell>
          <table:table-cell office:value-type="float" office:value="0.9397" calcext:value-type="float">
            <text:p>0.9397</text:p>
          </table:table-cell>
          <table:table-cell office:value-type="float" office:value="1.536" calcext:value-type="float">
            <text:p>1.536</text:p>
          </table:table-cell>
          <table:table-cell office:value-type="float" office:value="0.996" calcext:value-type="float">
            <text:p>0.996</text:p>
          </table:table-cell>
          <table:table-cell/>
          <table:table-cell office:value-type="string" calcext:value-type="string">
            <text:p>DE</text:p>
          </table:table-cell>
          <table:table-cell table:formula="of:=LOG10([.B4])" office:value-type="float" office:value="0" calcext:value-type="float">
            <text:p>0</text:p>
          </table:table-cell>
          <table:table-cell table:formula="of:=LOG10([.C4])" office:value-type="float" office:value="0.186391215695493" calcext:value-type="float">
            <text:p>0.186391215695493</text:p>
          </table:table-cell>
          <table:table-cell table:formula="of:=LOG10([.D4])" office:value-type="float" office:value="0.0655797147284484" calcext:value-type="float">
            <text:p>0.065579714728449</text:p>
          </table:table-cell>
          <table:table-cell table:formula="of:=LOG10([.E4])" office:value-type="float" office:value="0.465828815357436" calcext:value-type="float">
            <text:p>0.465828815357436</text:p>
          </table:table-cell>
          <table:table-cell table:formula="of:=LOG10([.F4])" office:value-type="float" office:value="0" calcext:value-type="float">
            <text:p>0</text:p>
          </table:table-cell>
          <table:table-cell table:formula="of:=LOG10([.G4])" office:value-type="float" office:value="0" calcext:value-type="float">
            <text:p>0</text:p>
          </table:table-cell>
          <table:table-cell table:formula="of:=LOG10([.H4])" office:value-type="float" office:value="-0.587707490676953" calcext:value-type="float">
            <text:p>-0.587707490676953</text:p>
          </table:table-cell>
          <table:table-cell table:formula="of:=LOG10([.I4])" office:value-type="float" office:value="0.183554533618862" calcext:value-type="float">
            <text:p>0.183554533618862</text:p>
          </table:table-cell>
          <table:table-cell table:formula="of:=LOG10([.J4])" office:value-type="float" office:value="0.360593413565249" calcext:value-type="float">
            <text:p>0.360593413565249</text:p>
          </table:table-cell>
          <table:table-cell table:formula="of:=LOG10([.K4])" office:value-type="float" office:value="-0.0471107350890699" calcext:value-type="float">
            <text:p>-0.04711073508907</text:p>
          </table:table-cell>
          <table:table-cell table:formula="of:=LOG10([.L4])" office:value-type="float" office:value="0.0827853703164501" calcext:value-type="float">
            <text:p>0.08278537031645</text:p>
          </table:table-cell>
          <table:table-cell table:formula="of:=LOG10([.M4])" office:value-type="float" office:value="0.122870922864436" calcext:value-type="float">
            <text:p>0.122870922864436</text:p>
          </table:table-cell>
          <table:table-cell table:formula="of:=LOG10([.N4])" office:value-type="float" office:value="-0.0270107731446512" calcext:value-type="float">
            <text:p>-0.027010773144651</text:p>
          </table:table-cell>
          <table:table-cell table:formula="of:=LOG10([.O4])" office:value-type="float" office:value="0.186391215695493" calcext:value-type="float">
            <text:p>0.186391215695493</text:p>
          </table:table-cell>
          <table:table-cell table:formula="of:=LOG10([.P4])" office:value-type="float" office:value="-0.00174066157630127" calcext:value-type="float">
            <text:p>-0.001740661576301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1.839" calcext:value-type="float">
            <text:p>1.839</text:p>
          </table:table-cell>
          <table:table-cell office:value-type="float" office:value="1.169" calcext:value-type="float">
            <text:p>1.169</text:p>
          </table:table-cell>
          <table:table-cell office:value-type="float" office:value="1.15" calcext:value-type="float">
            <text:p>1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56" calcext:value-type="float">
            <text:p>0.8356</text:p>
          </table:table-cell>
          <table:table-cell office:value-type="float" office:value="2.947" calcext:value-type="float">
            <text:p>2.947</text:p>
          </table:table-cell>
          <table:table-cell office:value-type="float" office:value="0.8971" calcext:value-type="float">
            <text:p>0.8971</text:p>
          </table:table-cell>
          <table:table-cell office:value-type="float" office:value="1.226" calcext:value-type="float">
            <text:p>1.226</text:p>
          </table:table-cell>
          <table:table-cell office:value-type="float" office:value="1.247" calcext:value-type="float">
            <text:p>1.247</text:p>
          </table:table-cell>
          <table:table-cell office:value-type="float" office:value="1.096" calcext:value-type="float">
            <text:p>1.096</text:p>
          </table:table-cell>
          <table:table-cell office:value-type="float" office:value="1" calcext:value-type="float">
            <text:p>1</text:p>
          </table:table-cell>
          <table:table-cell office:value-type="float" office:value="1.172" calcext:value-type="float">
            <text:p>1.172</text:p>
          </table:table-cell>
          <table:table-cell/>
          <table:table-cell office:value-type="string" calcext:value-type="string">
            <text:p>PSO</text:p>
          </table:table-cell>
          <table:table-cell table:formula="of:=LOG10([.B5])" office:value-type="float" office:value="0" calcext:value-type="float">
            <text:p>0</text:p>
          </table:table-cell>
          <table:table-cell table:formula="of:=LOG10([.C5])" office:value-type="float" office:value="0.264581729238077" calcext:value-type="float">
            <text:p>0.264581729238077</text:p>
          </table:table-cell>
          <table:table-cell table:formula="of:=LOG10([.D5])" office:value-type="float" office:value="0.0678145111618401" calcext:value-type="float">
            <text:p>0.06781451116184</text:p>
          </table:table-cell>
          <table:table-cell table:formula="of:=LOG10([.E5])" office:value-type="float" office:value="0.0606978403536117" calcext:value-type="float">
            <text:p>0.060697840353612</text:p>
          </table:table-cell>
          <table:table-cell table:formula="of:=LOG10([.F5])" office:value-type="float" office:value="0" calcext:value-type="float">
            <text:p>0</text:p>
          </table:table-cell>
          <table:table-cell table:formula="of:=LOG10([.G5])" office:value-type="float" office:value="0" calcext:value-type="float">
            <text:p>0</text:p>
          </table:table-cell>
          <table:table-cell table:formula="of:=LOG10([.H5])" office:value-type="float" office:value="0" calcext:value-type="float">
            <text:p>0</text:p>
          </table:table-cell>
          <table:table-cell table:formula="of:=LOG10([.I5])" office:value-type="float" office:value="-0.078001568691729" calcext:value-type="float">
            <text:p>-0.078001568691729</text:p>
          </table:table-cell>
          <table:table-cell table:formula="of:=LOG10([.J5])" office:value-type="float" office:value="0.469380135849925" calcext:value-type="float">
            <text:p>0.469380135849925</text:p>
          </table:table-cell>
          <table:table-cell table:formula="of:=LOG10([.K5])" office:value-type="float" office:value="-0.0471591433242984" calcext:value-type="float">
            <text:p>-0.047159143324299</text:p>
          </table:table-cell>
          <table:table-cell table:formula="of:=LOG10([.L5])" office:value-type="float" office:value="0.0884904701823962" calcext:value-type="float">
            <text:p>0.088490470182396</text:p>
          </table:table-cell>
          <table:table-cell table:formula="of:=LOG10([.M5])" office:value-type="float" office:value="0.0958664534785426" calcext:value-type="float">
            <text:p>0.095866453478543</text:p>
          </table:table-cell>
          <table:table-cell table:formula="of:=LOG10([.N5])" office:value-type="float" office:value="0.0398105541483504" calcext:value-type="float">
            <text:p>0.03981055414835</text:p>
          </table:table-cell>
          <table:table-cell table:formula="of:=LOG10([.O5])" office:value-type="float" office:value="0" calcext:value-type="float">
            <text:p>0</text:p>
          </table:table-cell>
          <table:table-cell table:formula="of:=LOG10([.P5])" office:value-type="float" office:value="0.0689276116820718" calcext:value-type="float">
            <text:p>0.068927611682072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22" calcext:value-type="float">
            <text:p>1.122</text:p>
          </table:table-cell>
          <table:table-cell office:value-type="float" office:value="18.65" calcext:value-type="float">
            <text:p>18.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3.1" calcext:value-type="float">
            <text:p>383.1</text:p>
          </table:table-cell>
          <table:table-cell office:value-type="float" office:value="1.034" calcext:value-type="float">
            <text:p>1.034</text:p>
          </table:table-cell>
          <table:table-cell office:value-type="float" office:value="2.691" calcext:value-type="float">
            <text:p>2.691</text:p>
          </table:table-cell>
          <table:table-cell office:value-type="float" office:value="1.016" calcext:value-type="float">
            <text:p>1.016</text:p>
          </table:table-cell>
          <table:table-cell office:value-type="float" office:value="0.8528" calcext:value-type="float">
            <text:p>0.8528</text:p>
          </table:table-cell>
          <table:table-cell office:value-type="float" office:value="1.051" calcext:value-type="float">
            <text:p>1.051</text:p>
          </table:table-cell>
          <table:table-cell office:value-type="float" office:value="0.6169" calcext:value-type="float">
            <text:p>0.6169</text:p>
          </table:table-cell>
          <table:table-cell office:value-type="float" office:value="1" calcext:value-type="float">
            <text:p>1</text:p>
          </table:table-cell>
          <table:table-cell office:value-type="float" office:value="0.9938" calcext:value-type="float">
            <text:p>0.9938</text:p>
          </table:table-cell>
          <table:table-cell/>
          <table:table-cell office:value-type="string" calcext:value-type="string">
            <text:p>ABC</text:p>
          </table:table-cell>
          <table:table-cell table:formula="of:=LOG10([.B8])" office:value-type="float" office:value="0" calcext:value-type="float">
            <text:p>0</text:p>
          </table:table-cell>
          <table:table-cell table:formula="of:=LOG10([.C8])" office:value-type="float" office:value="0" calcext:value-type="float">
            <text:p>0</text:p>
          </table:table-cell>
          <table:table-cell table:formula="of:=LOG10([.D8])" office:value-type="float" office:value="0.0499928569201426" calcext:value-type="float">
            <text:p>0.049992856920143</text:p>
          </table:table-cell>
          <table:table-cell table:formula="of:=LOG10([.E8])" office:value-type="float" office:value="1.27067883614471" calcext:value-type="float">
            <text:p>1.27067883614471</text:p>
          </table:table-cell>
          <table:table-cell table:formula="of:=LOG10([.F8])" office:value-type="float" office:value="0" calcext:value-type="float">
            <text:p>0</text:p>
          </table:table-cell>
          <table:table-cell table:formula="of:=LOG10([.G8])" office:value-type="float" office:value="0" calcext:value-type="float">
            <text:p>0</text:p>
          </table:table-cell>
          <table:table-cell table:formula="of:=LOG10([.H8])" office:value-type="float" office:value="2.58331215198308" calcext:value-type="float">
            <text:p>2.58331215198308</text:p>
          </table:table-cell>
          <table:table-cell table:formula="of:=LOG10([.I8])" office:value-type="float" office:value="0.0145205387579237" calcext:value-type="float">
            <text:p>0.014520538757924</text:p>
          </table:table-cell>
          <table:table-cell table:formula="of:=LOG10([.J8])" office:value-type="float" office:value="0.429913697763755" calcext:value-type="float">
            <text:p>0.429913697763755</text:p>
          </table:table-cell>
          <table:table-cell table:formula="of:=LOG10([.K8])" office:value-type="float" office:value="0.00689370794790046" calcext:value-type="float">
            <text:p>0.0068937079479</text:p>
          </table:table-cell>
          <table:table-cell table:formula="of:=LOG10([.L8])" office:value-type="float" office:value="-0.0691528083175029" calcext:value-type="float">
            <text:p>-0.069152808317503</text:p>
          </table:table-cell>
          <table:table-cell table:formula="of:=LOG10([.M8])" office:value-type="float" office:value="0.0216027160282422" calcext:value-type="float">
            <text:p>0.021602716028242</text:p>
          </table:table-cell>
          <table:table-cell table:formula="of:=LOG10([.N8])" office:value-type="float" office:value="-0.209785229756021" calcext:value-type="float">
            <text:p>-0.209785229756021</text:p>
          </table:table-cell>
          <table:table-cell table:formula="of:=LOG10([.O8])" office:value-type="float" office:value="0" calcext:value-type="float">
            <text:p>0</text:p>
          </table:table-cell>
          <table:table-cell table:formula="of:=LOG10([.P8])" office:value-type="float" office:value="-0.002701007590486" calcext:value-type="float">
            <text:p>-0.002701007590486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597" calcext:value-type="float">
            <text:p>1.597</text:p>
          </table:table-cell>
          <table:table-cell office:value-type="float" office:value="1.039" calcext:value-type="float">
            <text:p>1.039</text:p>
          </table:table-cell>
          <table:table-cell office:value-type="float" office:value="2.757" calcext:value-type="float">
            <text:p>2.757</text:p>
          </table:table-cell>
          <table:table-cell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0.2233" calcext:value-type="float">
            <text:p>0.2233</text:p>
          </table:table-cell>
          <table:table-cell office:value-type="float" office:value="1.674" calcext:value-type="float">
            <text:p>1.674</text:p>
          </table:table-cell>
          <table:table-cell office:value-type="float" office:value="2.004" calcext:value-type="float">
            <text:p>2.004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9337" calcext:value-type="float">
            <text:p>0.9337</text:p>
          </table:table-cell>
          <table:table-cell office:value-type="float" office:value="1.103" calcext:value-type="float">
            <text:p>1.103</text:p>
          </table:table-cell>
          <table:table-cell office:value-type="float" office:value="0.9584" calcext:value-type="float">
            <text:p>0.9584</text:p>
          </table:table-cell>
          <table:table-cell office:value-type="float" office:value="1.597" calcext:value-type="float">
            <text:p>1.597</text:p>
          </table:table-cell>
          <table:table-cell office:value-type="float" office:value="0.997" calcext:value-type="float">
            <text:p>0.997</text:p>
          </table:table-cell>
          <table:table-cell/>
          <table:table-cell office:value-type="string" calcext:value-type="string">
            <text:p>DE</text:p>
          </table:table-cell>
          <table:table-cell table:formula="of:=LOG10([.B9])" office:value-type="float" office:value="0" calcext:value-type="float">
            <text:p>0</text:p>
          </table:table-cell>
          <table:table-cell table:formula="of:=LOG10([.C9])" office:value-type="float" office:value="0.203304916138483" calcext:value-type="float">
            <text:p>0.203304916138483</text:p>
          </table:table-cell>
          <table:table-cell table:formula="of:=LOG10([.D9])" office:value-type="float" office:value="0.0166155475571774" calcext:value-type="float">
            <text:p>0.016615547557177</text:p>
          </table:table-cell>
          <table:table-cell table:formula="of:=LOG10([.E9])" office:value-type="float" office:value="0.440436766105774" calcext:value-type="float">
            <text:p>0.440436766105774</text:p>
          </table:table-cell>
          <table:table-cell table:formula="of:=LOG10([.F9])" office:value-type="float" office:value="1.19451434188247" calcext:value-type="float">
            <text:p>1.19451434188247</text:p>
          </table:table-cell>
          <table:table-cell table:formula="of:=LOG10([.G9])" office:value-type="float" office:value="0" calcext:value-type="float">
            <text:p>0</text:p>
          </table:table-cell>
          <table:table-cell table:formula="of:=LOG10([.H9])" office:value-type="float" office:value="-0.651111276928562" calcext:value-type="float">
            <text:p>-0.651111276928562</text:p>
          </table:table-cell>
          <table:table-cell table:formula="of:=LOG10([.I9])" office:value-type="float" office:value="0.223755453657241" calcext:value-type="float">
            <text:p>0.223755453657241</text:p>
          </table:table-cell>
          <table:table-cell table:formula="of:=LOG10([.J9])" office:value-type="float" office:value="0.301897717195208" calcext:value-type="float">
            <text:p>0.301897717195208</text:p>
          </table:table-cell>
          <table:table-cell table:formula="of:=LOG10([.K9])" office:value-type="float" office:value="-0.016960383953898" calcext:value-type="float">
            <text:p>-0.016960383953898</text:p>
          </table:table-cell>
          <table:table-cell table:formula="of:=LOG10([.L9])" office:value-type="float" office:value="-0.0297926411931453" calcext:value-type="float">
            <text:p>-0.029792641193145</text:p>
          </table:table-cell>
          <table:table-cell table:formula="of:=LOG10([.M9])" office:value-type="float" office:value="0.0425755124401906" calcext:value-type="float">
            <text:p>0.042575512440191</text:p>
          </table:table-cell>
          <table:table-cell table:formula="of:=LOG10([.N9])" office:value-type="float" office:value="-0.0184531949547638" calcext:value-type="float">
            <text:p>-0.018453194954764</text:p>
          </table:table-cell>
          <table:table-cell table:formula="of:=LOG10([.O9])" office:value-type="float" office:value="0.203304916138483" calcext:value-type="float">
            <text:p>0.203304916138483</text:p>
          </table:table-cell>
          <table:table-cell table:formula="of:=LOG10([.P9])" office:value-type="float" office:value="-0.00130484168834428" calcext:value-type="float">
            <text:p>-0.001304841688344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3.098" calcext:value-type="float">
            <text:p>3.098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8538" calcext:value-type="float">
            <text:p>0.85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145" calcext:value-type="float">
            <text:p>0.7145</text:p>
          </table:table-cell>
          <table:table-cell office:value-type="float" office:value="2.586" calcext:value-type="float">
            <text:p>2.586</text:p>
          </table:table-cell>
          <table:table-cell office:value-type="float" office:value="0.9617" calcext:value-type="float">
            <text:p>0.9617</text:p>
          </table:table-cell>
          <table:table-cell office:value-type="float" office:value="1.274" calcext:value-type="float">
            <text:p>1.274</text:p>
          </table:table-cell>
          <table:table-cell office:value-type="float" office:value="1.067" calcext:value-type="float">
            <text:p>1.067</text:p>
          </table:table-cell>
          <table:table-cell office:value-type="float" office:value="1.055" calcext:value-type="float">
            <text:p>1.055</text:p>
          </table:table-cell>
          <table:table-cell office:value-type="float" office:value="1" calcext:value-type="float">
            <text:p>1</text:p>
          </table:table-cell>
          <table:table-cell office:value-type="float" office:value="1.069" calcext:value-type="float">
            <text:p>1.069</text:p>
          </table:table-cell>
          <table:table-cell/>
          <table:table-cell office:value-type="string" calcext:value-type="string">
            <text:p>PSO</text:p>
          </table:table-cell>
          <table:table-cell table:formula="of:=LOG10([.B10])" office:value-type="float" office:value="0" calcext:value-type="float">
            <text:p>0</text:p>
          </table:table-cell>
          <table:table-cell table:formula="of:=LOG10([.C10])" office:value-type="float" office:value="0.491081413423187" calcext:value-type="float">
            <text:p>0.491081413423187</text:p>
          </table:table-cell>
          <table:table-cell table:formula="of:=LOG10([.D10])" office:value-type="float" office:value="-0.0037072814586785" calcext:value-type="float">
            <text:p>-0.003707281458679</text:p>
          </table:table-cell>
          <table:table-cell table:formula="of:=LOG10([.E10])" office:value-type="float" office:value="-0.068643849532072" calcext:value-type="float">
            <text:p>-0.068643849532072</text:p>
          </table:table-cell>
          <table:table-cell table:formula="of:=LOG10([.F10])" office:value-type="float" office:value="0" calcext:value-type="float">
            <text:p>0</text:p>
          </table:table-cell>
          <table:table-cell table:formula="of:=LOG10([.G10])" office:value-type="float" office:value="0" calcext:value-type="float">
            <text:p>0</text:p>
          </table:table-cell>
          <table:table-cell table:formula="of:=LOG10([.H10])" office:value-type="float" office:value="0" calcext:value-type="float">
            <text:p>0</text:p>
          </table:table-cell>
          <table:table-cell table:formula="of:=LOG10([.I10])" office:value-type="float" office:value="-0.145997766873011" calcext:value-type="float">
            <text:p>-0.145997766873011</text:p>
          </table:table-cell>
          <table:table-cell table:formula="of:=LOG10([.J10])" office:value-type="float" office:value="0.412628520544375" calcext:value-type="float">
            <text:p>0.412628520544375</text:p>
          </table:table-cell>
          <table:table-cell table:formula="of:=LOG10([.K10])" office:value-type="float" office:value="-0.016960383953898" calcext:value-type="float">
            <text:p>-0.016960383953898</text:p>
          </table:table-cell>
          <table:table-cell table:formula="of:=LOG10([.L10])" office:value-type="float" office:value="0.105169427999332" calcext:value-type="float">
            <text:p>0.105169427999332</text:p>
          </table:table-cell>
          <table:table-cell table:formula="of:=LOG10([.M10])" office:value-type="float" office:value="0.0281644194244699" calcext:value-type="float">
            <text:p>0.02816441942447</text:p>
          </table:table-cell>
          <table:table-cell table:formula="of:=LOG10([.N10])" office:value-type="float" office:value="0.0232524596337114" calcext:value-type="float">
            <text:p>0.023252459633712</text:p>
          </table:table-cell>
          <table:table-cell table:formula="of:=LOG10([.O10])" office:value-type="float" office:value="0" calcext:value-type="float">
            <text:p>0</text:p>
          </table:table-cell>
          <table:table-cell table:formula="of:=LOG10([.P10])" office:value-type="float" office:value="0.028977705208778" calcext:value-type="float">
            <text:p>0.028977705208778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20.64" calcext:value-type="float">
            <text:p>20.64</text:p>
          </table:table-cell>
          <table:table-cell office:value-type="float" office:value="3.632" calcext:value-type="float">
            <text:p>3.632</text:p>
          </table:table-cell>
          <table:table-cell office:value-type="float" office:value="1.536" calcext:value-type="float">
            <text:p>1.536</text:p>
          </table:table-cell>
          <table:table-cell office:value-type="float" office:value="0.8774" calcext:value-type="float">
            <text:p>0.8774</text:p>
          </table:table-cell>
          <table:table-cell office:value-type="float" office:value="1.788" calcext:value-type="float">
            <text:p>1.788</text:p>
          </table:table-cell>
          <table:table-cell office:value-type="float" office:value="1.096" calcext:value-type="float">
            <text:p>1.096</text:p>
          </table:table-cell>
          <table:table-cell office:value-type="float" office:value="5.726" calcext:value-type="float">
            <text:p>5.726</text:p>
          </table:table-cell>
          <table:table-cell office:value-type="float" office:value="1.173" calcext:value-type="float">
            <text:p>1.173</text:p>
          </table:table-cell>
          <table:table-cell office:value-type="float" office:value="2.348" calcext:value-type="float">
            <text:p>2.348</text:p>
          </table:table-cell>
          <table:table-cell office:value-type="float" office:value="0.9209" calcext:value-type="float">
            <text:p>0.9209</text:p>
          </table:table-cell>
          <table:table-cell office:value-type="float" office:value="1.163" calcext:value-type="float">
            <text:p>1.163</text:p>
          </table:table-cell>
          <table:table-cell office:value-type="float" office:value="1.28" calcext:value-type="float">
            <text:p>1.28</text:p>
          </table:table-cell>
          <table:table-cell office:value-type="float" office:value="1.151" calcext:value-type="float">
            <text:p>1.151</text:p>
          </table:table-cell>
          <table:table-cell office:value-type="float" office:value="3.632" calcext:value-type="float">
            <text:p>3.632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ABC</text:p>
          </table:table-cell>
          <table:table-cell table:formula="of:=LOG10([.B13])" office:value-type="float" office:value="1.31470969295517" calcext:value-type="float">
            <text:p>1.31470969295517</text:p>
          </table:table-cell>
          <table:table-cell table:formula="of:=LOG10([.C13])" office:value-type="float" office:value="0.560145839849048" calcext:value-type="float">
            <text:p>0.560145839849048</text:p>
          </table:table-cell>
          <table:table-cell table:formula="of:=LOG10([.D13])" office:value-type="float" office:value="0.186391215695493" calcext:value-type="float">
            <text:p>0.186391215695493</text:p>
          </table:table-cell>
          <table:table-cell table:formula="of:=LOG10([.E13])" office:value-type="float" office:value="-0.0568023699310736" calcext:value-type="float">
            <text:p>-0.056802369931074</text:p>
          </table:table-cell>
          <table:table-cell table:formula="of:=LOG10([.F13])" office:value-type="float" office:value="0.252367514459899" calcext:value-type="float">
            <text:p>0.252367514459899</text:p>
          </table:table-cell>
          <table:table-cell table:formula="of:=LOG10([.G13])" office:value-type="float" office:value="0.0398105541483504" calcext:value-type="float">
            <text:p>0.03981055414835</text:p>
          </table:table-cell>
          <table:table-cell table:formula="of:=LOG10([.H13])" office:value-type="float" office:value="0.75785134368558" calcext:value-type="float">
            <text:p>0.75785134368558</text:p>
          </table:table-cell>
          <table:table-cell table:formula="of:=LOG10([.I13])" office:value-type="float" office:value="0.0692980121155293" calcext:value-type="float">
            <text:p>0.069298012115529</text:p>
          </table:table-cell>
          <table:table-cell table:formula="of:=LOG10([.J13])" office:value-type="float" office:value="0.370698092575577" calcext:value-type="float">
            <text:p>0.370698092575577</text:p>
          </table:table-cell>
          <table:table-cell table:formula="of:=LOG10([.K13])" office:value-type="float" office:value="-0.0357875270301807" calcext:value-type="float">
            <text:p>-0.035787527030181</text:p>
          </table:table-cell>
          <table:table-cell table:formula="of:=LOG10([.L13])" office:value-type="float" office:value="0.0655797147284484" calcext:value-type="float">
            <text:p>0.065579714728449</text:p>
          </table:table-cell>
          <table:table-cell table:formula="of:=LOG10([.M13])" office:value-type="float" office:value="0.107209969647868" calcext:value-type="float">
            <text:p>0.107209969647868</text:p>
          </table:table-cell>
          <table:table-cell table:formula="of:=LOG10([.N13])" office:value-type="float" office:value="0.0610753236297918" calcext:value-type="float">
            <text:p>0.061075323629792</text:p>
          </table:table-cell>
          <table:table-cell table:formula="of:=LOG10([.O13])" office:value-type="float" office:value="0.560145839849048" calcext:value-type="float">
            <text:p>0.560145839849048</text:p>
          </table:table-cell>
          <table:table-cell table:formula="of:=LOG10([.P13])" office:value-type="float" office:value="-0.0315170514460649" calcext:value-type="float">
            <text:p>-0.03151705144606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1.17" calcext:value-type="float">
            <text:p>11.17</text:p>
          </table:table-cell>
          <table:table-cell office:value-type="float" office:value="5.624" calcext:value-type="float">
            <text:p>5.624</text:p>
          </table:table-cell>
          <table:table-cell office:value-type="float" office:value="1.277" calcext:value-type="float">
            <text:p>1.277</text:p>
          </table:table-cell>
          <table:table-cell office:value-type="float" office:value="1.696" calcext:value-type="float">
            <text:p>1.696</text:p>
          </table:table-cell>
          <table:table-cell office:value-type="float" office:value="2.468" calcext:value-type="float">
            <text:p>2.468</text:p>
          </table:table-cell>
          <table:table-cell office:value-type="float" office:value="0.8307" calcext:value-type="float">
            <text:p>0.830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9953" calcext:value-type="float">
            <text:p>0.9953</text:p>
          </table:table-cell>
          <table:table-cell office:value-type="float" office:value="2.249" calcext:value-type="float">
            <text:p>2.249</text:p>
          </table:table-cell>
          <table:table-cell office:value-type="float" office:value="1.038" calcext:value-type="float">
            <text:p>1.038</text:p>
          </table:table-cell>
          <table:table-cell office:value-type="float" office:value="1.067" calcext:value-type="float">
            <text:p>1.067</text:p>
          </table:table-cell>
          <table:table-cell office:value-type="float" office:value="1.305" calcext:value-type="float">
            <text:p>1.305</text:p>
          </table:table-cell>
          <table:table-cell office:value-type="float" office:value="0.9416" calcext:value-type="float">
            <text:p>0.9416</text:p>
          </table:table-cell>
          <table:table-cell office:value-type="float" office:value="5.624" calcext:value-type="float">
            <text:p>5.624</text:p>
          </table:table-cell>
          <table:table-cell office:value-type="float" office:value="0.9302" calcext:value-type="float">
            <text:p>0.9302</text:p>
          </table:table-cell>
          <table:table-cell/>
          <table:table-cell office:value-type="string" calcext:value-type="string">
            <text:p>DE</text:p>
          </table:table-cell>
          <table:table-cell table:formula="of:=LOG10([.B14])" office:value-type="float" office:value="1.04805317311561" calcext:value-type="float">
            <text:p>1.04805317311561</text:p>
          </table:table-cell>
          <table:table-cell table:formula="of:=LOG10([.C14])" office:value-type="float" office:value="0.750045312011767" calcext:value-type="float">
            <text:p>0.750045312011767</text:p>
          </table:table-cell>
          <table:table-cell table:formula="of:=LOG10([.D14])" office:value-type="float" office:value="0.106190897263415" calcext:value-type="float">
            <text:p>0.106190897263415</text:p>
          </table:table-cell>
          <table:table-cell table:formula="of:=LOG10([.E14])" office:value-type="float" office:value="0.229425847920695" calcext:value-type="float">
            <text:p>0.229425847920695</text:p>
          </table:table-cell>
          <table:table-cell table:formula="of:=LOG10([.F14])" office:value-type="float" office:value="0.392345155361204" calcext:value-type="float">
            <text:p>0.392345155361204</text:p>
          </table:table-cell>
          <table:table-cell table:formula="of:=LOG10([.G14])" office:value-type="float" office:value="-0.0805557895347631" calcext:value-type="float">
            <text:p>-0.080555789534763</text:p>
          </table:table-cell>
          <table:table-cell table:formula="of:=LOG10([.H14])" office:value-type="float" office:value="-0.47716468633947" calcext:value-type="float">
            <text:p>-0.47716468633947</text:p>
          </table:table-cell>
          <table:table-cell table:formula="of:=LOG10([.I14])" office:value-type="float" office:value="-0.00204599593059699" calcext:value-type="float">
            <text:p>-0.002045995930597</text:p>
          </table:table-cell>
          <table:table-cell table:formula="of:=LOG10([.J14])" office:value-type="float" office:value="0.351989455435632" calcext:value-type="float">
            <text:p>0.351989455435632</text:p>
          </table:table-cell>
          <table:table-cell table:formula="of:=LOG10([.K14])" office:value-type="float" office:value="0.0161973535124391" calcext:value-type="float">
            <text:p>0.016197353512439</text:p>
          </table:table-cell>
          <table:table-cell table:formula="of:=LOG10([.L14])" office:value-type="float" office:value="0.0281644194244699" calcext:value-type="float">
            <text:p>0.02816441942447</text:p>
          </table:table-cell>
          <table:table-cell table:formula="of:=LOG10([.M14])" office:value-type="float" office:value="0.1156105116743" calcext:value-type="float">
            <text:p>0.1156105116743</text:p>
          </table:table-cell>
          <table:table-cell table:formula="of:=LOG10([.N14])" office:value-type="float" office:value="-0.0261335501646217" calcext:value-type="float">
            <text:p>-0.026133550164622</text:p>
          </table:table-cell>
          <table:table-cell table:formula="of:=LOG10([.O14])" office:value-type="float" office:value="0.750045312011767" calcext:value-type="float">
            <text:p>0.750045312011767</text:p>
          </table:table-cell>
          <table:table-cell table:formula="of:=LOG10([.P14])" office:value-type="float" office:value="-0.0314236648245023" calcext:value-type="float">
            <text:p>-0.031423664824502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7494" calcext:value-type="float">
            <text:p>7494</text:p>
          </table:table-cell>
          <table:table-cell office:value-type="float" office:value="6.977" calcext:value-type="float">
            <text:p>6.977</text:p>
          </table:table-cell>
          <table:table-cell office:value-type="float" office:value="1.225" calcext:value-type="float">
            <text:p>1.225</text:p>
          </table:table-cell>
          <table:table-cell office:value-type="float" office:value="1.091" calcext:value-type="float">
            <text:p>1.091</text:p>
          </table:table-cell>
          <table:table-cell office:value-type="float" office:value="3.335" calcext:value-type="float">
            <text:p>3.335</text:p>
          </table:table-cell>
          <table:table-cell office:value-type="float" office:value="1.461" calcext:value-type="float">
            <text:p>1.461</text:p>
          </table:table-cell>
          <table:table-cell office:value-type="float" office:value="1.154" calcext:value-type="float">
            <text:p>1.154</text:p>
          </table:table-cell>
          <table:table-cell office:value-type="float" office:value="1.118" calcext:value-type="float">
            <text:p>1.118</text:p>
          </table:table-cell>
          <table:table-cell office:value-type="float" office:value="1.3" calcext:value-type="float">
            <text:p>1.3</text:p>
          </table:table-cell>
          <table:table-cell office:value-type="float" office:value="0.8794" calcext:value-type="float">
            <text:p>0.8794</text:p>
          </table:table-cell>
          <table:table-cell office:value-type="float" office:value="1.212" calcext:value-type="float">
            <text:p>1.212</text:p>
          </table:table-cell>
          <table:table-cell office:value-type="float" office:value="1.559" calcext:value-type="float">
            <text:p>1.559</text:p>
          </table:table-cell>
          <table:table-cell office:value-type="float" office:value="1.041" calcext:value-type="float">
            <text:p>1.041</text:p>
          </table:table-cell>
          <table:table-cell office:value-type="float" office:value="3.632" calcext:value-type="float">
            <text:p>3.632</text:p>
          </table:table-cell>
          <table:table-cell office:value-type="float" office:value="0.9242" calcext:value-type="float">
            <text:p>0.9242</text:p>
          </table:table-cell>
          <table:table-cell/>
          <table:table-cell office:value-type="string" calcext:value-type="string">
            <text:p>PSO</text:p>
          </table:table-cell>
          <table:table-cell table:formula="of:=LOG10([.B15])" office:value-type="float" office:value="3.87471368875778" calcext:value-type="float">
            <text:p>3.87471368875778</text:p>
          </table:table-cell>
          <table:table-cell table:formula="of:=LOG10([.C15])" office:value-type="float" office:value="0.843668722979144" calcext:value-type="float">
            <text:p>0.843668722979144</text:p>
          </table:table-cell>
          <table:table-cell table:formula="of:=LOG10([.D15])" office:value-type="float" office:value="0.0881360887005513" calcext:value-type="float">
            <text:p>0.088136088700551</text:p>
          </table:table-cell>
          <table:table-cell table:formula="of:=LOG10([.E15])" office:value-type="float" office:value="0.0378247505883419" calcext:value-type="float">
            <text:p>0.037824750588342</text:p>
          </table:table-cell>
          <table:table-cell table:formula="of:=LOG10([.F15])" office:value-type="float" office:value="0.523095838252568" calcext:value-type="float">
            <text:p>0.523095838252568</text:p>
          </table:table-cell>
          <table:table-cell table:formula="of:=LOG10([.G15])" office:value-type="float" office:value="0.164650215934297" calcext:value-type="float">
            <text:p>0.164650215934297</text:p>
          </table:table-cell>
          <table:table-cell table:formula="of:=LOG10([.H15])" office:value-type="float" office:value="0.0622058088197126" calcext:value-type="float">
            <text:p>0.062205808819713</text:p>
          </table:table-cell>
          <table:table-cell table:formula="of:=LOG10([.I15])" office:value-type="float" office:value="0.0484418035504045" calcext:value-type="float">
            <text:p>0.048441803550405</text:p>
          </table:table-cell>
          <table:table-cell table:formula="of:=LOG10([.J15])" office:value-type="float" office:value="0.113943352306837" calcext:value-type="float">
            <text:p>0.113943352306837</text:p>
          </table:table-cell>
          <table:table-cell table:formula="of:=LOG10([.K15])" office:value-type="float" office:value="-0.0558135387163125" calcext:value-type="float">
            <text:p>-0.055813538716313</text:p>
          </table:table-cell>
          <table:table-cell table:formula="of:=LOG10([.L15])" office:value-type="float" office:value="0.0835026198302674" calcext:value-type="float">
            <text:p>0.083502619830267</text:p>
          </table:table-cell>
          <table:table-cell table:formula="of:=LOG10([.M15])" office:value-type="float" office:value="0.192846115188842" calcext:value-type="float">
            <text:p>0.192846115188842</text:p>
          </table:table-cell>
          <table:table-cell table:formula="of:=LOG10([.N15])" office:value-type="float" office:value="0.0174507295105361" calcext:value-type="float">
            <text:p>0.017450729510536</text:p>
          </table:table-cell>
          <table:table-cell table:formula="of:=LOG10([.O15])" office:value-type="float" office:value="0.560145839849048" calcext:value-type="float">
            <text:p>0.560145839849048</text:p>
          </table:table-cell>
          <table:table-cell table:formula="of:=LOG10([.P15])" office:value-type="float" office:value="-0.0342340358173138" calcext:value-type="float">
            <text:p>-0.034234035817314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20.48" calcext:value-type="float">
            <text:p>20.48</text:p>
          </table:table-cell>
          <table:table-cell office:value-type="float" office:value="2.672" calcext:value-type="float">
            <text:p>2.672</text:p>
          </table:table-cell>
          <table:table-cell office:value-type="float" office:value="1.487" calcext:value-type="float">
            <text:p>1.487</text:p>
          </table:table-cell>
          <table:table-cell office:value-type="float" office:value="0.9516" calcext:value-type="float">
            <text:p>0.9516</text:p>
          </table:table-cell>
          <table:table-cell office:value-type="float" office:value="1.709" calcext:value-type="float">
            <text:p>1.709</text:p>
          </table:table-cell>
          <table:table-cell office:value-type="float" office:value="1.021" calcext:value-type="float">
            <text:p>1.021</text:p>
          </table:table-cell>
          <table:table-cell office:value-type="float" office:value="6.217" calcext:value-type="float">
            <text:p>6.217</text:p>
          </table:table-cell>
          <table:table-cell office:value-type="float" office:value="1.093" calcext:value-type="float">
            <text:p>1.093</text:p>
          </table:table-cell>
          <table:table-cell office:value-type="float" office:value="2.589" calcext:value-type="float">
            <text:p>2.589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8686" calcext:value-type="float">
            <text:p>0.8686</text:p>
          </table:table-cell>
          <table:table-cell office:value-type="float" office:value="1.126" calcext:value-type="float">
            <text:p>1.126</text:p>
          </table:table-cell>
          <table:table-cell office:value-type="float" office:value="0.9308" calcext:value-type="float">
            <text:p>0.9308</text:p>
          </table:table-cell>
          <table:table-cell office:value-type="float" office:value="2.672" calcext:value-type="float">
            <text:p>2.672</text:p>
          </table:table-cell>
          <table:table-cell office:value-type="float" office:value="0.9816" calcext:value-type="float">
            <text:p>0.9816</text:p>
          </table:table-cell>
          <table:table-cell/>
          <table:table-cell office:value-type="string" calcext:value-type="string">
            <text:p>ABC</text:p>
          </table:table-cell>
          <table:table-cell table:formula="of:=LOG10([.B18])" office:value-type="float" office:value="1.31132995230379" calcext:value-type="float">
            <text:p>1.31132995230379</text:p>
          </table:table-cell>
          <table:table-cell table:formula="of:=LOG10([.C18])" office:value-type="float" office:value="0.426836453803508" calcext:value-type="float">
            <text:p>0.426836453803508</text:p>
          </table:table-cell>
          <table:table-cell table:formula="of:=LOG10([.D18])" office:value-type="float" office:value="0.172310968521954" calcext:value-type="float">
            <text:p>0.172310968521954</text:p>
          </table:table-cell>
          <table:table-cell table:formula="of:=LOG10([.E18])" office:value-type="float" office:value="-0.0215455666347714" calcext:value-type="float">
            <text:p>-0.021545566634771</text:p>
          </table:table-cell>
          <table:table-cell table:formula="of:=LOG10([.F18])" office:value-type="float" office:value="0.232742062720737" calcext:value-type="float">
            <text:p>0.232742062720737</text:p>
          </table:table-cell>
          <table:table-cell table:formula="of:=LOG10([.G18])" office:value-type="float" office:value="0.00902574208691021" calcext:value-type="float">
            <text:p>0.00902574208691</text:p>
          </table:table-cell>
          <table:table-cell table:formula="of:=LOG10([.H18])" office:value-type="float" office:value="0.793580867368156" calcext:value-type="float">
            <text:p>0.793580867368156</text:p>
          </table:table-cell>
          <table:table-cell table:formula="of:=LOG10([.I18])" office:value-type="float" office:value="0.0386201619497028" calcext:value-type="float">
            <text:p>0.038620161949703</text:p>
          </table:table-cell>
          <table:table-cell table:formula="of:=LOG10([.J18])" office:value-type="float" office:value="0.413132050434872" calcext:value-type="float">
            <text:p>0.413132050434872</text:p>
          </table:table-cell>
          <table:table-cell table:formula="of:=LOG10([.K18])" office:value-type="float" office:value="-0.0293742233117054" calcext:value-type="float">
            <text:p>-0.029374223311706</text:p>
          </table:table-cell>
          <table:table-cell table:formula="of:=LOG10([.L18])" office:value-type="float" office:value="-0.0611801749737897" calcext:value-type="float">
            <text:p>-0.06118017497379</text:p>
          </table:table-cell>
          <table:table-cell table:formula="of:=LOG10([.M18])" office:value-type="float" office:value="0.0515383905153274" calcext:value-type="float">
            <text:p>0.051538390515327</text:p>
          </table:table-cell>
          <table:table-cell table:formula="of:=LOG10([.N18])" office:value-type="float" office:value="-0.0311436253853076" calcext:value-type="float">
            <text:p>-0.031143625385308</text:p>
          </table:table-cell>
          <table:table-cell table:formula="of:=LOG10([.O18])" office:value-type="float" office:value="0.426836453803508" calcext:value-type="float">
            <text:p>0.426836453803508</text:p>
          </table:table-cell>
          <table:table-cell table:formula="of:=LOG10([.P18])" office:value-type="float" office:value="-0.00806545028105216" calcext:value-type="float">
            <text:p>-0.008065450281052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2.13" calcext:value-type="float">
            <text:p>12.13</text:p>
          </table:table-cell>
          <table:table-cell office:value-type="float" office:value="3.687" calcext:value-type="float">
            <text:p>3.687</text:p>
          </table:table-cell>
          <table:table-cell office:value-type="float" office:value="1.244" calcext:value-type="float">
            <text:p>1.244</text:p>
          </table:table-cell>
          <table:table-cell office:value-type="float" office:value="1.997" calcext:value-type="float">
            <text:p>1.997</text:p>
          </table:table-cell>
          <table:table-cell office:value-type="float" office:value="2.324" calcext:value-type="float">
            <text:p>2.324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3572" calcext:value-type="float">
            <text:p>0.3572</text:p>
          </table:table-cell>
          <table:table-cell office:value-type="float" office:value="0.9731" calcext:value-type="float">
            <text:p>0.9731</text:p>
          </table:table-cell>
          <table:table-cell office:value-type="float" office:value="2.288" calcext:value-type="float">
            <text:p>2.288</text:p>
          </table:table-cell>
          <table:table-cell office:value-type="float" office:value="1.009" calcext:value-type="float">
            <text:p>1.009</text:p>
          </table:table-cell>
          <table:table-cell office:value-type="float" office:value="0.9496" calcext:value-type="float">
            <text:p>0.9496</text:p>
          </table:table-cell>
          <table:table-cell office:value-type="float" office:value="1.616" calcext:value-type="float">
            <text:p>1.616</text:p>
          </table:table-cell>
          <table:table-cell office:value-type="float" office:value="0.9641" calcext:value-type="float">
            <text:p>0.9641</text:p>
          </table:table-cell>
          <table:table-cell office:value-type="float" office:value="3.687" calcext:value-type="float">
            <text:p>3.687</text:p>
          </table:table-cell>
          <table:table-cell office:value-type="float" office:value="0.9668" calcext:value-type="float">
            <text:p>0.9668</text:p>
          </table:table-cell>
          <table:table-cell/>
          <table:table-cell office:value-type="string" calcext:value-type="string">
            <text:p>DE</text:p>
          </table:table-cell>
          <table:table-cell table:formula="of:=LOG10([.B19])" office:value-type="float" office:value="1.08386080086657" calcext:value-type="float">
            <text:p>1.08386080086657</text:p>
          </table:table-cell>
          <table:table-cell table:formula="of:=LOG10([.C19])" office:value-type="float" office:value="0.566673137606117" calcext:value-type="float">
            <text:p>0.566673137606117</text:p>
          </table:table-cell>
          <table:table-cell table:formula="of:=LOG10([.D19])" office:value-type="float" office:value="0.0948203803547999" calcext:value-type="float">
            <text:p>0.0948203803548</text:p>
          </table:table-cell>
          <table:table-cell table:formula="of:=LOG10([.E19])" office:value-type="float" office:value="0.300378064870702" calcext:value-type="float">
            <text:p>0.300378064870702</text:p>
          </table:table-cell>
          <table:table-cell table:formula="of:=LOG10([.F19])" office:value-type="float" office:value="0.366236123718293" calcext:value-type="float">
            <text:p>0.366236123718293</text:p>
          </table:table-cell>
          <table:table-cell table:formula="of:=LOG10([.G19])" office:value-type="float" office:value="-0.078209514341813" calcext:value-type="float">
            <text:p>-0.078209514341813</text:p>
          </table:table-cell>
          <table:table-cell table:formula="of:=LOG10([.H19])" office:value-type="float" office:value="-0.447088549783491" calcext:value-type="float">
            <text:p>-0.447088549783491</text:p>
          </table:table-cell>
          <table:table-cell table:formula="of:=LOG10([.I19])" office:value-type="float" office:value="-0.0118425274432471" calcext:value-type="float">
            <text:p>-0.011842527443247</text:p>
          </table:table-cell>
          <table:table-cell table:formula="of:=LOG10([.J19])" office:value-type="float" office:value="0.359456020120987" calcext:value-type="float">
            <text:p>0.359456020120987</text:p>
          </table:table-cell>
          <table:table-cell table:formula="of:=LOG10([.K19])" office:value-type="float" office:value="0.00389116623691048" calcext:value-type="float">
            <text:p>0.00389116623691</text:p>
          </table:table-cell>
          <table:table-cell table:formula="of:=LOG10([.L19])" office:value-type="float" office:value="-0.0224592940534652" calcext:value-type="float">
            <text:p>-0.022459294053465</text:p>
          </table:table-cell>
          <table:table-cell table:formula="of:=LOG10([.M19])" office:value-type="float" office:value="0.208441356438567" calcext:value-type="float">
            <text:p>0.208441356438567</text:p>
          </table:table-cell>
          <table:table-cell table:formula="of:=LOG10([.N19])" office:value-type="float" office:value="-0.0158779171388898" calcext:value-type="float">
            <text:p>-0.01587791713889</text:p>
          </table:table-cell>
          <table:table-cell table:formula="of:=LOG10([.O19])" office:value-type="float" office:value="0.566673137606117" calcext:value-type="float">
            <text:p>0.566673137606117</text:p>
          </table:table-cell>
          <table:table-cell table:formula="of:=LOG10([.P19])" office:value-type="float" office:value="-0.0146633582643872" calcext:value-type="float">
            <text:p>-0.014663358264387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8382" calcext:value-type="float">
            <text:p>8382</text:p>
          </table:table-cell>
          <table:table-cell office:value-type="float" office:value="8.286" calcext:value-type="float">
            <text:p>8.286</text:p>
          </table:table-cell>
          <table:table-cell office:value-type="float" office:value="1.204" calcext:value-type="float">
            <text:p>1.204</text:p>
          </table:table-cell>
          <table:table-cell office:value-type="float" office:value="1.071" calcext:value-type="float">
            <text:p>1.071</text:p>
          </table:table-cell>
          <table:table-cell office:value-type="float" office:value="3.111" calcext:value-type="float">
            <text:p>3.111</text:p>
          </table:table-cell>
          <table:table-cell office:value-type="float" office:value="1.362" calcext:value-type="float">
            <text:p>1.362</text:p>
          </table:table-cell>
          <table:table-cell office:value-type="float" office:value="1.219" calcext:value-type="float">
            <text:p>1.219</text:p>
          </table:table-cell>
          <table:table-cell office:value-type="float" office:value="0.9817" calcext:value-type="float">
            <text:p>0.9817</text:p>
          </table:table-cell>
          <table:table-cell office:value-type="float" office:value="1.411" calcext:value-type="float">
            <text:p>1.411</text:p>
          </table:table-cell>
          <table:table-cell office:value-type="float" office:value="0.8939" calcext:value-type="float">
            <text:p>0.8939</text:p>
          </table:table-cell>
          <table:table-cell office:value-type="float" office:value="1.059" calcext:value-type="float">
            <text:p>1.059</text:p>
          </table:table-cell>
          <table:table-cell office:value-type="float" office:value="1.698" calcext:value-type="float">
            <text:p>1.698</text:p>
          </table:table-cell>
          <table:table-cell office:value-type="float" office:value="1.018" calcext:value-type="float">
            <text:p>1.018</text:p>
          </table:table-cell>
          <table:table-cell office:value-type="float" office:value="2.672" calcext:value-type="float">
            <text:p>2.672</text:p>
          </table:table-cell>
          <table:table-cell office:value-type="float" office:value="0.984" calcext:value-type="float">
            <text:p>0.984</text:p>
          </table:table-cell>
          <table:table-cell/>
          <table:table-cell office:value-type="string" calcext:value-type="string">
            <text:p>PSO</text:p>
          </table:table-cell>
          <table:table-cell table:formula="of:=LOG10([.B20])" office:value-type="float" office:value="3.92334765649783" calcext:value-type="float">
            <text:p>3.92334765649783</text:p>
          </table:table-cell>
          <table:table-cell table:formula="of:=LOG10([.C20])" office:value-type="float" office:value="0.918344928962275" calcext:value-type="float">
            <text:p>0.918344928962275</text:p>
          </table:table-cell>
          <table:table-cell table:formula="of:=LOG10([.D20])" office:value-type="float" office:value="0.0806264869218057" calcext:value-type="float">
            <text:p>0.080626486921806</text:p>
          </table:table-cell>
          <table:table-cell table:formula="of:=LOG10([.E20])" office:value-type="float" office:value="0.0297894708318556" calcext:value-type="float">
            <text:p>0.029789470831856</text:p>
          </table:table-cell>
          <table:table-cell table:formula="of:=LOG10([.F20])" office:value-type="float" office:value="0.492900011108703" calcext:value-type="float">
            <text:p>0.492900011108703</text:p>
          </table:table-cell>
          <table:table-cell table:formula="of:=LOG10([.G20])" office:value-type="float" office:value="0.134177107576766" calcext:value-type="float">
            <text:p>0.134177107576766</text:p>
          </table:table-cell>
          <table:table-cell table:formula="of:=LOG10([.H20])" office:value-type="float" office:value="0.086003705618382" calcext:value-type="float">
            <text:p>0.086003705618382</text:p>
          </table:table-cell>
          <table:table-cell table:formula="of:=LOG10([.I20])" office:value-type="float" office:value="-0.00802120900541637" calcext:value-type="float">
            <text:p>-0.008021209005416</text:p>
          </table:table-cell>
          <table:table-cell table:formula="of:=LOG10([.J20])" office:value-type="float" office:value="0.149527013754348" calcext:value-type="float">
            <text:p>0.149527013754348</text:p>
          </table:table-cell>
          <table:table-cell table:formula="of:=LOG10([.K20])" office:value-type="float" office:value="-0.0487110627223279" calcext:value-type="float">
            <text:p>-0.048711062722328</text:p>
          </table:table-cell>
          <table:table-cell table:formula="of:=LOG10([.L20])" office:value-type="float" office:value="0.024895960107485" calcext:value-type="float">
            <text:p>0.024895960107485</text:p>
          </table:table-cell>
          <table:table-cell table:formula="of:=LOG10([.M20])" office:value-type="float" office:value="0.229937685907934" calcext:value-type="float">
            <text:p>0.229937685907934</text:p>
          </table:table-cell>
          <table:table-cell table:formula="of:=LOG10([.N20])" office:value-type="float" office:value="0.00774777800073995" calcext:value-type="float">
            <text:p>0.00774777800074</text:p>
          </table:table-cell>
          <table:table-cell table:formula="of:=LOG10([.O20])" office:value-type="float" office:value="0.426836453803508" calcext:value-type="float">
            <text:p>0.426836453803508</text:p>
          </table:table-cell>
          <table:table-cell table:formula="of:=LOG10([.P20])" office:value-type="float" office:value="-0.00700490156865849" calcext:value-type="float">
            <text:p>-0.007004901568658</text:p>
          </table:table-cell>
        </table:table-row>
      </table:table>
      <table:table table:name="5 Phases Hybrid" table:style-name="ta1">
        <table:shapes>
          <draw:frame draw:z-index="0" draw:style-name="gr1" draw:text-style-name="P1" svg:width="159.99mm" svg:height="89.99mm" svg:x="377.93mm" svg:y="94.49mm">
            <loext:p draw:notify-on-update-of-ranges="'5 Phases Hybrid'.S2:'5 Phases Hybrid'.AG2 '5 Phases Hybrid'.R3:'5 Phases Hybrid'.R3 '5 Phases Hybrid'.S3:'5 Phases Hybrid'.AG3 '5 Phases Hybrid'.R4:'5 Phases Hybrid'.R4 '5 Phases Hybrid'.S4:'5 Phases Hybrid'.AG4 '5 Phases Hybrid'.R5:'5 Phases Hybrid'.R5 '5 Phases Hybrid'.S5:'5 Phases Hybrid'.AG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551.4mm" svg:y="92.37mm">
            <loext:p draw:notify-on-update-of-ranges="'5 Phases Hybrid'.S7:'5 Phases Hybrid'.AG7 '5 Phases Hybrid'.R8:'5 Phases Hybrid'.R8 '5 Phases Hybrid'.S8:'5 Phases Hybrid'.AG8 '5 Phases Hybrid'.R9:'5 Phases Hybrid'.R9 '5 Phases Hybrid'.S9:'5 Phases Hybrid'.AG9 '5 Phases Hybrid'.R10:'5 Phases Hybrid'.R10 '5 Phases Hybrid'.S10:'5 Phases Hybrid'.AG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377.66mm" svg:y="193.04mm">
            <loext:p draw:notify-on-update-of-ranges="'5 Phases Hybrid'.S12:'5 Phases Hybrid'.AG12 '5 Phases Hybrid'.R13:'5 Phases Hybrid'.R13 '5 Phases Hybrid'.S13:'5 Phases Hybrid'.AG13 '5 Phases Hybrid'.R14:'5 Phases Hybrid'.R14 '5 Phases Hybrid'.S14:'5 Phases Hybrid'.AG14 '5 Phases Hybrid'.R15:'5 Phases Hybrid'.R15 '5 Phases Hybrid'.S15:'5 Phases Hybrid'.AG1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159.99mm" svg:height="89.99mm" svg:x="548.64mm" svg:y="191.99mm">
            <loext:p draw:notify-on-update-of-ranges="'5 Phases Hybrid'.S17:'5 Phases Hybrid'.AG17 '5 Phases Hybrid'.R18:'5 Phases Hybrid'.R18 '5 Phases Hybrid'.S18:'5 Phases Hybrid'.AG18 '5 Phases Hybrid'.R19:'5 Phases Hybrid'.R19 '5 Phases Hybrid'.S19:'5 Phases Hybrid'.AG19 '5 Phases Hybrid'.R20:'5 Phases Hybrid'.R20 '5 Phases Hybrid'.S20:'5 Phases Hybrid'.AG2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16"/>
          <table:table-cell office:value-type="string" calcext:value-type="string">
            <text:p>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1.074" calcext:value-type="float">
            <text:p>1.074</text:p>
          </table:table-cell>
          <table:table-cell office:value-type="float" office:value="2.371" calcext:value-type="float">
            <text:p>2.3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50000" calcext:value-type="float">
            <text:p>2050000</text:p>
          </table:table-cell>
          <table:table-cell office:value-type="float" office:value="0.3277" calcext:value-type="float">
            <text:p>0.3277</text:p>
          </table:table-cell>
          <table:table-cell office:value-type="float" office:value="1.23" calcext:value-type="float">
            <text:p>1.23</text:p>
          </table:table-cell>
          <table:table-cell office:value-type="float" office:value="0.6779" calcext:value-type="float">
            <text:p>0.6779</text:p>
          </table:table-cell>
          <table:table-cell office:value-type="float" office:value="1.146" calcext:value-type="float">
            <text:p>1.146</text:p>
          </table:table-cell>
          <table:table-cell office:value-type="float" office:value="1.321" calcext:value-type="float">
            <text:p>1.321</text:p>
          </table:table-cell>
          <table:table-cell office:value-type="float" office:value="1.69" calcext:value-type="float">
            <text:p>1.69</text:p>
          </table:table-cell>
          <table:table-cell office:value-type="float" office:value="1.074" calcext:value-type="float">
            <text:p>1.074</text:p>
          </table:table-cell>
          <table:table-cell office:value-type="float" office:value="0.4837" calcext:value-type="float">
            <text:p>0.4837</text:p>
          </table:table-cell>
          <table:table-cell/>
          <table:table-cell office:value-type="string" calcext:value-type="string">
            <text:p>ABC</text:p>
          </table:table-cell>
          <table:table-cell table:formula="of:=LOG10([.B3])" office:value-type="float" office:value="0" calcext:value-type="float">
            <text:p>0</text:p>
          </table:table-cell>
          <table:table-cell table:formula="of:=LOG10([.C3])" office:value-type="float" office:value="0.0310042813635368" calcext:value-type="float">
            <text:p>0.031004281363537</text:p>
          </table:table-cell>
          <table:table-cell table:formula="of:=LOG10([.D3])" office:value-type="float" office:value="0.374931553978188" calcext:value-type="float">
            <text:p>0.374931553978188</text:p>
          </table:table-cell>
          <table:table-cell table:formula="of:=LOG10([.E3])" office:value-type="float" office:value="0" calcext:value-type="float">
            <text:p>0</text:p>
          </table:table-cell>
          <table:table-cell table:formula="of:=LOG10([.F3])" office:value-type="float" office:value="0" calcext:value-type="float">
            <text:p>0</text:p>
          </table:table-cell>
          <table:table-cell table:formula="of:=LOG10([.G3])" office:value-type="float" office:value="0" calcext:value-type="float">
            <text:p>0</text:p>
          </table:table-cell>
          <table:table-cell table:formula="of:=LOG10([.H3])" office:value-type="float" office:value="6.31175386105575" calcext:value-type="float">
            <text:p>6.31175386105575</text:p>
          </table:table-cell>
          <table:table-cell table:formula="of:=LOG10([.I3])" office:value-type="float" office:value="-0.484523558617624" calcext:value-type="float">
            <text:p>-0.484523558617624</text:p>
          </table:table-cell>
          <table:table-cell table:formula="of:=LOG10([.J3])" office:value-type="float" office:value="0.0899051114393979" calcext:value-type="float">
            <text:p>0.089905111439398</text:p>
          </table:table-cell>
          <table:table-cell table:formula="of:=LOG10([.K3])" office:value-type="float" office:value="-0.168834366090557" calcext:value-type="float">
            <text:p>-0.168834366090557</text:p>
          </table:table-cell>
          <table:table-cell table:formula="of:=LOG10([.L3])" office:value-type="float" office:value="0.0591846176313711" calcext:value-type="float">
            <text:p>0.059184617631371</text:p>
          </table:table-cell>
          <table:table-cell table:formula="of:=LOG10([.M3])" office:value-type="float" office:value="0.120902817614527" calcext:value-type="float">
            <text:p>0.120902817614527</text:p>
          </table:table-cell>
          <table:table-cell table:formula="of:=LOG10([.N3])" office:value-type="float" office:value="0.227886704613674" calcext:value-type="float">
            <text:p>0.227886704613674</text:p>
          </table:table-cell>
          <table:table-cell table:formula="of:=LOG10([.O3])" office:value-type="float" office:value="0.0310042813635368" calcext:value-type="float">
            <text:p>0.031004281363537</text:p>
          </table:table-cell>
          <table:table-cell table:formula="of:=LOG10([.P3])" office:value-type="float" office:value="-0.315423912611545" calcext:value-type="float">
            <text:p>-0.31542391261154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176" calcext:value-type="float">
            <text:p>1.176</text:p>
          </table:table-cell>
          <table:table-cell office:value-type="float" office:value="0.4459" calcext:value-type="float">
            <text:p>0.44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7" calcext:value-type="float">
            <text:p>99.87</text:p>
          </table:table-cell>
          <table:table-cell office:value-type="float" office:value="17.9" calcext:value-type="float">
            <text:p>17.9</text:p>
          </table:table-cell>
          <table:table-cell office:value-type="float" office:value="1.853" calcext:value-type="float">
            <text:p>1.853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6428" calcext:value-type="float">
            <text:p>0.6428</text:p>
          </table:table-cell>
          <table:table-cell office:value-type="float" office:value="1.553" calcext:value-type="float">
            <text:p>1.553</text:p>
          </table:table-cell>
          <table:table-cell office:value-type="float" office:value="1.266" calcext:value-type="float">
            <text:p>1.266</text:p>
          </table:table-cell>
          <table:table-cell office:value-type="float" office:value="1.176" calcext:value-type="float">
            <text:p>1.176</text:p>
          </table:table-cell>
          <table:table-cell office:value-type="float" office:value="1.095" calcext:value-type="float">
            <text:p>1.095</text:p>
          </table:table-cell>
          <table:table-cell/>
          <table:table-cell office:value-type="string" calcext:value-type="string">
            <text:p>DE</text:p>
          </table:table-cell>
          <table:table-cell table:formula="of:=LOG10([.B4])" office:value-type="float" office:value="0" calcext:value-type="float">
            <text:p>0</text:p>
          </table:table-cell>
          <table:table-cell table:formula="of:=LOG10([.C4])" office:value-type="float" office:value="0.0704073217401197" calcext:value-type="float">
            <text:p>0.07040732174012</text:p>
          </table:table-cell>
          <table:table-cell table:formula="of:=LOG10([.D4])" office:value-type="float" office:value="-0.350762527650393" calcext:value-type="float">
            <text:p>-0.350762527650393</text:p>
          </table:table-cell>
          <table:table-cell table:formula="of:=LOG10([.E4])" office:value-type="float" office:value="0" calcext:value-type="float">
            <text:p>0</text:p>
          </table:table-cell>
          <table:table-cell table:formula="of:=LOG10([.F4])" office:value-type="float" office:value="0" calcext:value-type="float">
            <text:p>0</text:p>
          </table:table-cell>
          <table:table-cell table:formula="of:=LOG10([.G4])" office:value-type="float" office:value="0" calcext:value-type="float">
            <text:p>0</text:p>
          </table:table-cell>
          <table:table-cell table:formula="of:=LOG10([.H4])" office:value-type="float" office:value="1.99943504987633" calcext:value-type="float">
            <text:p>1.99943504987633</text:p>
          </table:table-cell>
          <table:table-cell table:formula="of:=LOG10([.I4])" office:value-type="float" office:value="1.25285303097989" calcext:value-type="float">
            <text:p>1.25285303097989</text:p>
          </table:table-cell>
          <table:table-cell table:formula="of:=LOG10([.J4])" office:value-type="float" office:value="0.267875419318898" calcext:value-type="float">
            <text:p>0.267875419318898</text:p>
          </table:table-cell>
          <table:table-cell table:formula="of:=LOG10([.K4])" office:value-type="float" office:value="-0.0899628764469492" calcext:value-type="float">
            <text:p>-0.089962876446949</text:p>
          </table:table-cell>
          <table:table-cell table:formula="of:=LOG10([.L4])" office:value-type="float" office:value="-0.191924131908693" calcext:value-type="float">
            <text:p>-0.191924131908693</text:p>
          </table:table-cell>
          <table:table-cell table:formula="of:=LOG10([.M4])" office:value-type="float" office:value="0.191171455728558" calcext:value-type="float">
            <text:p>0.191171455728558</text:p>
          </table:table-cell>
          <table:table-cell table:formula="of:=LOG10([.N4])" office:value-type="float" office:value="0.102433705681336" calcext:value-type="float">
            <text:p>0.102433705681336</text:p>
          </table:table-cell>
          <table:table-cell table:formula="of:=LOG10([.O4])" office:value-type="float" office:value="0.0704073217401197" calcext:value-type="float">
            <text:p>0.07040732174012</text:p>
          </table:table-cell>
          <table:table-cell table:formula="of:=LOG10([.P4])" office:value-type="float" office:value="0.0394141191761371" calcext:value-type="float">
            <text:p>0.039414119176137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7.591" calcext:value-type="float">
            <text:p>7.591</text:p>
          </table:table-cell>
          <table:table-cell office:value-type="float" office:value="7.112" calcext:value-type="float">
            <text:p>7.1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1.7" calcext:value-type="float">
            <text:p>311.7</text:p>
          </table:table-cell>
          <table:table-cell office:value-type="float" office:value="2.904" calcext:value-type="float">
            <text:p>2.904</text:p>
          </table:table-cell>
          <table:table-cell office:value-type="float" office:value="1.159" calcext:value-type="float">
            <text:p>1.159</text:p>
          </table:table-cell>
          <table:table-cell office:value-type="float" office:value="1.506" calcext:value-type="float">
            <text:p>1.506</text:p>
          </table:table-cell>
          <table:table-cell office:value-type="float" office:value="0.8442" calcext:value-type="float">
            <text:p>0.8442</text:p>
          </table:table-cell>
          <table:table-cell office:value-type="float" office:value="1.396" calcext:value-type="float">
            <text:p>1.396</text:p>
          </table:table-cell>
          <table:table-cell office:value-type="float" office:value="6.302" calcext:value-type="float">
            <text:p>6.302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7435" calcext:value-type="float">
            <text:p>0.7435</text:p>
          </table:table-cell>
          <table:table-cell/>
          <table:table-cell office:value-type="string" calcext:value-type="string">
            <text:p>PSO</text:p>
          </table:table-cell>
          <table:table-cell table:formula="of:=LOG10([.B5])" office:value-type="float" office:value="0" calcext:value-type="float">
            <text:p>0</text:p>
          </table:table-cell>
          <table:table-cell table:formula="of:=LOG10([.C5])" office:value-type="float" office:value="0.880298991425753" calcext:value-type="float">
            <text:p>0.880298991425753</text:p>
          </table:table-cell>
          <table:table-cell table:formula="of:=LOG10([.D5])" office:value-type="float" office:value="0.851991747962157" calcext:value-type="float">
            <text:p>0.851991747962157</text:p>
          </table:table-cell>
          <table:table-cell table:formula="of:=LOG10([.E5])" office:value-type="float" office:value="0" calcext:value-type="float">
            <text:p>0</text:p>
          </table:table-cell>
          <table:table-cell table:formula="of:=LOG10([.F5])" office:value-type="float" office:value="0" calcext:value-type="float">
            <text:p>0</text:p>
          </table:table-cell>
          <table:table-cell table:formula="of:=LOG10([.G5])" office:value-type="float" office:value="0" calcext:value-type="float">
            <text:p>0</text:p>
          </table:table-cell>
          <table:table-cell table:formula="of:=LOG10([.H5])" office:value-type="float" office:value="2.49373680227684" calcext:value-type="float">
            <text:p>2.49373680227684</text:p>
          </table:table-cell>
          <table:table-cell table:formula="of:=LOG10([.I5])" office:value-type="float" office:value="0.462996612028056" calcext:value-type="float">
            <text:p>0.462996612028056</text:p>
          </table:table-cell>
          <table:table-cell table:formula="of:=LOG10([.J5])" office:value-type="float" office:value="0.064083435963596" calcext:value-type="float">
            <text:p>0.064083435963596</text:p>
          </table:table-cell>
          <table:table-cell table:formula="of:=LOG10([.K5])" office:value-type="float" office:value="0.177824971864682" calcext:value-type="float">
            <text:p>0.177824971864682</text:p>
          </table:table-cell>
          <table:table-cell table:formula="of:=LOG10([.L5])" office:value-type="float" office:value="-0.0735546521816106" calcext:value-type="float">
            <text:p>-0.073554652181611</text:p>
          </table:table-cell>
          <table:table-cell table:formula="of:=LOG10([.M5])" office:value-type="float" office:value="0.144885418287142" calcext:value-type="float">
            <text:p>0.144885418287142</text:p>
          </table:table-cell>
          <table:table-cell table:formula="of:=LOG10([.N5])" office:value-type="float" office:value="0.799478398837981" calcext:value-type="float">
            <text:p>0.799478398837981</text:p>
          </table:table-cell>
          <table:table-cell table:formula="of:=LOG10([.O5])" office:value-type="float" office:value="-0.0890555942500211" calcext:value-type="float">
            <text:p>-0.089055594250021</text:p>
          </table:table-cell>
          <table:table-cell table:formula="of:=LOG10([.P5])" office:value-type="float" office:value="-0.128719027142027" calcext:value-type="float">
            <text:p>-0.128719027142027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1.103" calcext:value-type="float">
            <text:p>1.103</text:p>
          </table:table-cell>
          <table:table-cell office:value-type="float" office:value="3.145" calcext:value-type="float">
            <text:p>3.145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1846000" calcext:value-type="float">
            <text:p>1846000</text:p>
          </table:table-cell>
          <table:table-cell office:value-type="float" office:value="0.322" calcext:value-type="float">
            <text:p>0.322</text:p>
          </table:table-cell>
          <table:table-cell office:value-type="float" office:value="1.243" calcext:value-type="float">
            <text:p>1.243</text:p>
          </table:table-cell>
          <table:table-cell office:value-type="float" office:value="0.7106" calcext:value-type="float">
            <text:p>0.7106</text:p>
          </table:table-cell>
          <table:table-cell office:value-type="float" office:value="0.4082" calcext:value-type="float">
            <text:p>0.4082</text:p>
          </table:table-cell>
          <table:table-cell office:value-type="float" office:value="1.08" calcext:value-type="float">
            <text:p>1.08</text:p>
          </table:table-cell>
          <table:table-cell office:value-type="float" office:value="1.613" calcext:value-type="float">
            <text:p>1.613</text:p>
          </table:table-cell>
          <table:table-cell office:value-type="float" office:value="1.103" calcext:value-type="float">
            <text:p>1.103</text:p>
          </table:table-cell>
          <table:table-cell office:value-type="float" office:value="0.7483" calcext:value-type="float">
            <text:p>0.7483</text:p>
          </table:table-cell>
          <table:table-cell/>
          <table:table-cell office:value-type="string" calcext:value-type="string">
            <text:p>ABC</text:p>
          </table:table-cell>
          <table:table-cell table:formula="of:=LOG10([.B8])" office:value-type="float" office:value="0" calcext:value-type="float">
            <text:p>0</text:p>
          </table:table-cell>
          <table:table-cell table:formula="of:=LOG10([.C8])" office:value-type="float" office:value="0.0425755124401906" calcext:value-type="float">
            <text:p>0.042575512440191</text:p>
          </table:table-cell>
          <table:table-cell table:formula="of:=LOG10([.D8])" office:value-type="float" office:value="0.497620649781288" calcext:value-type="float">
            <text:p>0.497620649781288</text:p>
          </table:table-cell>
          <table:table-cell table:formula="of:=LOG10([.E8])" office:value-type="float" office:value="0" calcext:value-type="float">
            <text:p>0</text:p>
          </table:table-cell>
          <table:table-cell table:formula="of:=LOG10([.F8])" office:value-type="float" office:value="1.19451434188247" calcext:value-type="float">
            <text:p>1.19451434188247</text:p>
          </table:table-cell>
          <table:table-cell table:formula="of:=LOG10([.G8])" office:value-type="float" office:value="0" calcext:value-type="float">
            <text:p>0</text:p>
          </table:table-cell>
          <table:table-cell table:formula="of:=LOG10([.H8])" office:value-type="float" office:value="6.26623169668989" calcext:value-type="float">
            <text:p>6.26623169668989</text:p>
          </table:table-cell>
          <table:table-cell table:formula="of:=LOG10([.I8])" office:value-type="float" office:value="-0.492144128304169" calcext:value-type="float">
            <text:p>-0.492144128304169</text:p>
          </table:table-cell>
          <table:table-cell table:formula="of:=LOG10([.J8])" office:value-type="float" office:value="0.0944711286416447" calcext:value-type="float">
            <text:p>0.094471128641645</text:p>
          </table:table-cell>
          <table:table-cell table:formula="of:=LOG10([.K8])" office:value-type="float" office:value="-0.148374796846691" calcext:value-type="float">
            <text:p>-0.148374796846691</text:p>
          </table:table-cell>
          <table:table-cell table:formula="of:=LOG10([.L8])" office:value-type="float" office:value="-0.389126999619948" calcext:value-type="float">
            <text:p>-0.389126999619948</text:p>
          </table:table-cell>
          <table:table-cell table:formula="of:=LOG10([.M8])" office:value-type="float" office:value="0.0334237554869497" calcext:value-type="float">
            <text:p>0.03342375548695</text:p>
          </table:table-cell>
          <table:table-cell table:formula="of:=LOG10([.N8])" office:value-type="float" office:value="0.207634367388961" calcext:value-type="float">
            <text:p>0.207634367388961</text:p>
          </table:table-cell>
          <table:table-cell table:formula="of:=LOG10([.O8])" office:value-type="float" office:value="0.0425755124401906" calcext:value-type="float">
            <text:p>0.042575512440191</text:p>
          </table:table-cell>
          <table:table-cell table:formula="of:=LOG10([.P8])" office:value-type="float" office:value="-0.125924254776965" calcext:value-type="float">
            <text:p>-0.12592425477696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1.087" calcext:value-type="float">
            <text:p>1.087</text:p>
          </table:table-cell>
          <table:table-cell office:value-type="float" office:value="0.424" calcext:value-type="float">
            <text:p>0.424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office:value-type="float" office:value="1" calcext:value-type="float">
            <text:p>1</text:p>
          </table:table-cell>
          <table:table-cell office:value-type="float" office:value="97.56" calcext:value-type="float">
            <text:p>97.56</text:p>
          </table:table-cell>
          <table:table-cell office:value-type="float" office:value="21.58" calcext:value-type="float">
            <text:p>21.58</text:p>
          </table:table-cell>
          <table:table-cell office:value-type="float" office:value="1.629" calcext:value-type="float">
            <text:p>1.629</text:p>
          </table:table-cell>
          <table:table-cell office:value-type="float" office:value="0.8213" calcext:value-type="float">
            <text:p>0.8213</text:p>
          </table:table-cell>
          <table:table-cell office:value-type="float" office:value="1.079" calcext:value-type="float">
            <text:p>1.079</text:p>
          </table:table-cell>
          <table:table-cell office:value-type="float" office:value="1.04" calcext:value-type="float">
            <text:p>1.04</text:p>
          </table:table-cell>
          <table:table-cell office:value-type="float" office:value="1.202" calcext:value-type="float">
            <text:p>1.202</text:p>
          </table:table-cell>
          <table:table-cell office:value-type="float" office:value="1.087" calcext:value-type="float">
            <text:p>1.087</text:p>
          </table:table-cell>
          <table:table-cell office:value-type="float" office:value="1.454" calcext:value-type="float">
            <text:p>1.454</text:p>
          </table:table-cell>
          <table:table-cell/>
          <table:table-cell office:value-type="string" calcext:value-type="string">
            <text:p>DE</text:p>
          </table:table-cell>
          <table:table-cell table:formula="of:=LOG10([.B9])" office:value-type="float" office:value="0" calcext:value-type="float">
            <text:p>0</text:p>
          </table:table-cell>
          <table:table-cell table:formula="of:=LOG10([.C9])" office:value-type="float" office:value="0.0362295440862945" calcext:value-type="float">
            <text:p>0.036229544086295</text:p>
          </table:table-cell>
          <table:table-cell table:formula="of:=LOG10([.D9])" office:value-type="float" office:value="-0.372634143407267" calcext:value-type="float">
            <text:p>-0.372634143407267</text:p>
          </table:table-cell>
          <table:table-cell table:formula="of:=LOG10([.E9])" office:value-type="float" office:value="0" calcext:value-type="float">
            <text:p>0</text:p>
          </table:table-cell>
          <table:table-cell table:formula="of:=LOG10([.F9])" office:value-type="float" office:value="1.19451434188247" calcext:value-type="float">
            <text:p>1.19451434188247</text:p>
          </table:table-cell>
          <table:table-cell table:formula="of:=LOG10([.G9])" office:value-type="float" office:value="0" calcext:value-type="float">
            <text:p>0</text:p>
          </table:table-cell>
          <table:table-cell table:formula="of:=LOG10([.H9])" office:value-type="float" office:value="1.98927179164169" calcext:value-type="float">
            <text:p>1.98927179164169</text:p>
          </table:table-cell>
          <table:table-cell table:formula="of:=LOG10([.I9])" office:value-type="float" office:value="1.33405144034689" calcext:value-type="float">
            <text:p>1.33405144034689</text:p>
          </table:table-cell>
          <table:table-cell table:formula="of:=LOG10([.J9])" office:value-type="float" office:value="0.211921084308509" calcext:value-type="float">
            <text:p>0.211921084308509</text:p>
          </table:table-cell>
          <table:table-cell table:formula="of:=LOG10([.K9])" office:value-type="float" office:value="-0.0854981771726859" calcext:value-type="float">
            <text:p>-0.085498177172686</text:p>
          </table:table-cell>
          <table:table-cell table:formula="of:=LOG10([.L9])" office:value-type="float" office:value="0.0330214446829107" calcext:value-type="float">
            <text:p>0.033021444682911</text:p>
          </table:table-cell>
          <table:table-cell table:formula="of:=LOG10([.M9])" office:value-type="float" office:value="0.0170333392987804" calcext:value-type="float">
            <text:p>0.01703333929878</text:p>
          </table:table-cell>
          <table:table-cell table:formula="of:=LOG10([.N9])" office:value-type="float" office:value="0.0799044676667207" calcext:value-type="float">
            <text:p>0.079904467666721</text:p>
          </table:table-cell>
          <table:table-cell table:formula="of:=LOG10([.O9])" office:value-type="float" office:value="0.0362295440862945" calcext:value-type="float">
            <text:p>0.036229544086295</text:p>
          </table:table-cell>
          <table:table-cell table:formula="of:=LOG10([.P9])" office:value-type="float" office:value="0.162564406523019" calcext:value-type="float">
            <text:p>0.162564406523019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5.426" calcext:value-type="float">
            <text:p>5.426</text:p>
          </table:table-cell>
          <table:table-cell office:value-type="float" office:value="9.234" calcext:value-type="float">
            <text:p>9.2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1.634" calcext:value-type="float">
            <text:p>1.634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4071" calcext:value-type="float">
            <text:p>0.4071</text:p>
          </table:table-cell>
          <table:table-cell office:value-type="float" office:value="1.131" calcext:value-type="float">
            <text:p>1.131</text:p>
          </table:table-cell>
          <table:table-cell office:value-type="float" office:value="2.563" calcext:value-type="float">
            <text:p>2.563</text:p>
          </table:table-cell>
          <table:table-cell office:value-type="float" office:value="0.7444" calcext:value-type="float">
            <text:p>0.7444</text:p>
          </table:table-cell>
          <table:table-cell office:value-type="float" office:value="1.288" calcext:value-type="float">
            <text:p>1.288</text:p>
          </table:table-cell>
          <table:table-cell/>
          <table:table-cell office:value-type="string" calcext:value-type="string">
            <text:p>PSO</text:p>
          </table:table-cell>
          <table:table-cell table:formula="of:=LOG10([.B10])" office:value-type="float" office:value="0" calcext:value-type="float">
            <text:p>0</text:p>
          </table:table-cell>
          <table:table-cell table:formula="of:=LOG10([.C10])" office:value-type="float" office:value="0.734479789425577" calcext:value-type="float">
            <text:p>0.734479789425577</text:p>
          </table:table-cell>
          <table:table-cell table:formula="of:=LOG10([.D10])" office:value-type="float" office:value="0.965389870215122" calcext:value-type="float">
            <text:p>0.965389870215122</text:p>
          </table:table-cell>
          <table:table-cell table:formula="of:=LOG10([.E10])" office:value-type="float" office:value="0" calcext:value-type="float">
            <text:p>0</text:p>
          </table:table-cell>
          <table:table-cell table:formula="of:=LOG10([.F10])" office:value-type="float" office:value="0" calcext:value-type="float">
            <text:p>0</text:p>
          </table:table-cell>
          <table:table-cell table:formula="of:=LOG10([.G10])" office:value-type="float" office:value="0" calcext:value-type="float">
            <text:p>0</text:p>
          </table:table-cell>
          <table:table-cell table:formula="of:=LOG10([.H10])" office:value-type="float" office:value="2.48713837547719" calcext:value-type="float">
            <text:p>2.48713837547719</text:p>
          </table:table-cell>
          <table:table-cell table:formula="of:=LOG10([.I10])" office:value-type="float" office:value="0.213252052196397" calcext:value-type="float">
            <text:p>0.213252052196397</text:p>
          </table:table-cell>
          <table:table-cell table:formula="of:=LOG10([.J10])" office:value-type="float" office:value="-0.0354575339208631" calcext:value-type="float">
            <text:p>-0.035457533920863</text:p>
          </table:table-cell>
          <table:table-cell table:formula="of:=LOG10([.K10])" office:value-type="float" office:value="-0.555018887912055" calcext:value-type="float">
            <text:p>-0.555018887912055</text:p>
          </table:table-cell>
          <table:table-cell table:formula="of:=LOG10([.L10])" office:value-type="float" office:value="-0.3902988976206" calcext:value-type="float">
            <text:p>-0.3902988976206</text:p>
          </table:table-cell>
          <table:table-cell table:formula="of:=LOG10([.M10])" office:value-type="float" office:value="0.0534626049254553" calcext:value-type="float">
            <text:p>0.053462604925455</text:p>
          </table:table-cell>
          <table:table-cell table:formula="of:=LOG10([.N10])" office:value-type="float" office:value="0.408748606184244" calcext:value-type="float">
            <text:p>0.408748606184244</text:p>
          </table:table-cell>
          <table:table-cell table:formula="of:=LOG10([.O10])" office:value-type="float" office:value="-0.128193635541271" calcext:value-type="float">
            <text:p>-0.128193635541271</text:p>
          </table:table-cell>
          <table:table-cell table:formula="of:=LOG10([.P10])" office:value-type="float" office:value="0.109915863023793" calcext:value-type="float">
            <text:p>0.109915863023793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3.35" calcext:value-type="float">
            <text:p>13.35</text:p>
          </table:table-cell>
          <table:table-cell office:value-type="float" office:value="1.113" calcext:value-type="float">
            <text:p>1.113</text:p>
          </table:table-cell>
          <table:table-cell office:value-type="float" office:value="4.824" calcext:value-type="float">
            <text:p>4.824</text:p>
          </table:table-cell>
          <table:table-cell office:value-type="float" office:value="0.5543" calcext:value-type="float">
            <text:p>0.5543</text:p>
          </table:table-cell>
          <table:table-cell office:value-type="float" office:value="347.9" calcext:value-type="float">
            <text:p>347.9</text:p>
          </table:table-cell>
          <table:table-cell office:value-type="float" office:value="439.5" calcext:value-type="float">
            <text:p>439.5</text:p>
          </table:table-cell>
          <table:table-cell office:value-type="float" office:value="0.07059" calcext:value-type="float">
            <text:p>0.07059</text:p>
          </table:table-cell>
          <table:table-cell office:value-type="float" office:value="0.4477" calcext:value-type="float">
            <text:p>0.4477</text:p>
          </table:table-cell>
          <table:table-cell office:value-type="float" office:value="1.215" calcext:value-type="float">
            <text:p>1.215</text:p>
          </table:table-cell>
          <table:table-cell office:value-type="float" office:value="0.9073" calcext:value-type="float">
            <text:p>0.9073</text:p>
          </table:table-cell>
          <table:table-cell office:value-type="float" office:value="2.214" calcext:value-type="float">
            <text:p>2.214</text:p>
          </table:table-cell>
          <table:table-cell office:value-type="float" office:value="0.9169" calcext:value-type="float">
            <text:p>0.9169</text:p>
          </table:table-cell>
          <table:table-cell office:value-type="float" office:value="1.564" calcext:value-type="float">
            <text:p>1.564</text:p>
          </table:table-cell>
          <table:table-cell office:value-type="float" office:value="1.113" calcext:value-type="float">
            <text:p>1.113</text:p>
          </table:table-cell>
          <table:table-cell office:value-type="float" office:value="0.4064" calcext:value-type="float">
            <text:p>0.4064</text:p>
          </table:table-cell>
          <table:table-cell/>
          <table:table-cell office:value-type="string" calcext:value-type="string">
            <text:p>ABC</text:p>
          </table:table-cell>
          <table:table-cell table:formula="of:=LOG10([.B13])" office:value-type="float" office:value="1.12548126570059" calcext:value-type="float">
            <text:p>1.12548126570059</text:p>
          </table:table-cell>
          <table:table-cell table:formula="of:=LOG10([.C13])" office:value-type="float" office:value="0.0464951643347083" calcext:value-type="float">
            <text:p>0.046495164334708</text:p>
          </table:table-cell>
          <table:table-cell table:formula="of:=LOG10([.D13])" office:value-type="float" office:value="0.683407299132095" calcext:value-type="float">
            <text:p>0.683407299132095</text:p>
          </table:table-cell>
          <table:table-cell table:formula="of:=LOG10([.E13])" office:value-type="float" office:value="-0.256255121407539" calcext:value-type="float">
            <text:p>-0.256255121407539</text:p>
          </table:table-cell>
          <table:table-cell table:formula="of:=LOG10([.F13])" office:value-type="float" office:value="2.54145442874759" calcext:value-type="float">
            <text:p>2.54145442874759</text:p>
          </table:table-cell>
          <table:table-cell table:formula="of:=LOG10([.G13])" office:value-type="float" office:value="2.64295887940979" calcext:value-type="float">
            <text:p>2.64295887940979</text:p>
          </table:table-cell>
          <table:table-cell table:formula="of:=LOG10([.H13])" office:value-type="float" office:value="-1.15125681810432" calcext:value-type="float">
            <text:p>-1.15125681810432</text:p>
          </table:table-cell>
          <table:table-cell table:formula="of:=LOG10([.I13])" office:value-type="float" office:value="-0.349012905616555" calcext:value-type="float">
            <text:p>-0.349012905616555</text:p>
          </table:table-cell>
          <table:table-cell table:formula="of:=LOG10([.J13])" office:value-type="float" office:value="0.084576277934331" calcext:value-type="float">
            <text:p>0.084576277934331</text:p>
          </table:table-cell>
          <table:table-cell table:formula="of:=LOG10([.K13])" office:value-type="float" office:value="-0.0422490891227208" calcext:value-type="float">
            <text:p>-0.042249089122721</text:p>
          </table:table-cell>
          <table:table-cell table:formula="of:=LOG10([.L13])" office:value-type="float" office:value="0.345177616542704" calcext:value-type="float">
            <text:p>0.345177616542704</text:p>
          </table:table-cell>
          <table:table-cell table:formula="of:=LOG10([.M13])" office:value-type="float" office:value="-0.0376780272704155" calcext:value-type="float">
            <text:p>-0.037678027270416</text:p>
          </table:table-cell>
          <table:table-cell table:formula="of:=LOG10([.N13])" office:value-type="float" office:value="0.194236748723829" calcext:value-type="float">
            <text:p>0.194236748723829</text:p>
          </table:table-cell>
          <table:table-cell table:formula="of:=LOG10([.O13])" office:value-type="float" office:value="0.0464951643347083" calcext:value-type="float">
            <text:p>0.046495164334708</text:p>
          </table:table-cell>
          <table:table-cell table:formula="of:=LOG10([.P13])" office:value-type="float" office:value="-0.391046300724137" calcext:value-type="float">
            <text:p>-0.391046300724137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6.2" calcext:value-type="float">
            <text:p>36.2</text:p>
          </table:table-cell>
          <table:table-cell office:value-type="float" office:value="1.299" calcext:value-type="float">
            <text:p>1.299</text:p>
          </table:table-cell>
          <table:table-cell office:value-type="float" office:value="1.115" calcext:value-type="float">
            <text:p>1.115</text:p>
          </table:table-cell>
          <table:table-cell office:value-type="float" office:value="1.128" calcext:value-type="float">
            <text:p>1.128</text:p>
          </table:table-cell>
          <table:table-cell office:value-type="float" office:value="0.1204" calcext:value-type="float">
            <text:p>0.1204</text:p>
          </table:table-cell>
          <table:table-cell office:value-type="float" office:value="538500000" calcext:value-type="float">
            <text:p>538500000</text:p>
          </table:table-cell>
          <table:table-cell office:value-type="float" office:value="32.02" calcext:value-type="float">
            <text:p>32.02</text:p>
          </table:table-cell>
          <table:table-cell office:value-type="float" office:value="1.338" calcext:value-type="float">
            <text:p>1.338</text:p>
          </table:table-cell>
          <table:table-cell office:value-type="float" office:value="1.835" calcext:value-type="float">
            <text:p>1.835</text:p>
          </table:table-cell>
          <table:table-cell office:value-type="float" office:value="1.154" calcext:value-type="float">
            <text:p>1.154</text:p>
          </table:table-cell>
          <table:table-cell office:value-type="float" office:value="1.268" calcext:value-type="float">
            <text:p>1.268</text:p>
          </table:table-cell>
          <table:table-cell office:value-type="float" office:value="1.626" calcext:value-type="float">
            <text:p>1.626</text:p>
          </table:table-cell>
          <table:table-cell office:value-type="float" office:value="1.246" calcext:value-type="float">
            <text:p>1.246</text:p>
          </table:table-cell>
          <table:table-cell office:value-type="float" office:value="1.299" calcext:value-type="float">
            <text:p>1.299</text:p>
          </table:table-cell>
          <table:table-cell office:value-type="float" office:value="0.7247" calcext:value-type="float">
            <text:p>0.7247</text:p>
          </table:table-cell>
          <table:table-cell/>
          <table:table-cell office:value-type="string" calcext:value-type="string">
            <text:p>DE</text:p>
          </table:table-cell>
          <table:table-cell table:formula="of:=LOG10([.B14])" office:value-type="float" office:value="1.55870857053317" calcext:value-type="float">
            <text:p>1.55870857053317</text:p>
          </table:table-cell>
          <table:table-cell table:formula="of:=LOG10([.C14])" office:value-type="float" office:value="0.113609151073028" calcext:value-type="float">
            <text:p>0.113609151073028</text:p>
          </table:table-cell>
          <table:table-cell table:formula="of:=LOG10([.D14])" office:value-type="float" office:value="0.0472748673841795" calcext:value-type="float">
            <text:p>0.04727486738418</text:p>
          </table:table-cell>
          <table:table-cell table:formula="of:=LOG10([.E14])" office:value-type="float" office:value="0.0523090996473235" calcext:value-type="float">
            <text:p>0.052309099647324</text:p>
          </table:table-cell>
          <table:table-cell table:formula="of:=LOG10([.F14])" office:value-type="float" office:value="-0.919373513078194" calcext:value-type="float">
            <text:p>-0.919373513078194</text:p>
          </table:table-cell>
          <table:table-cell table:formula="of:=LOG10([.G14])" office:value-type="float" office:value="8.731185707634" calcext:value-type="float">
            <text:p>8.731185707634</text:p>
          </table:table-cell>
          <table:table-cell table:formula="of:=LOG10([.H14])" office:value-type="float" office:value="1.50542132758328" calcext:value-type="float">
            <text:p>1.50542132758328</text:p>
          </table:table-cell>
          <table:table-cell table:formula="of:=LOG10([.I14])" office:value-type="float" office:value="0.126456113431804" calcext:value-type="float">
            <text:p>0.126456113431804</text:p>
          </table:table-cell>
          <table:table-cell table:formula="of:=LOG10([.J14])" office:value-type="float" office:value="0.263636068588108" calcext:value-type="float">
            <text:p>0.263636068588108</text:p>
          </table:table-cell>
          <table:table-cell table:formula="of:=LOG10([.K14])" office:value-type="float" office:value="0.0622058088197126" calcext:value-type="float">
            <text:p>0.062205808819713</text:p>
          </table:table-cell>
          <table:table-cell table:formula="of:=LOG10([.L14])" office:value-type="float" office:value="0.103119253545714" calcext:value-type="float">
            <text:p>0.103119253545714</text:p>
          </table:table-cell>
          <table:table-cell table:formula="of:=LOG10([.M14])" office:value-type="float" office:value="0.211120541258049" calcext:value-type="float">
            <text:p>0.211120541258049</text:p>
          </table:table-cell>
          <table:table-cell table:formula="of:=LOG10([.N14])" office:value-type="float" office:value="0.0955180423231508" calcext:value-type="float">
            <text:p>0.095518042323151</text:p>
          </table:table-cell>
          <table:table-cell table:formula="of:=LOG10([.O14])" office:value-type="float" office:value="0.113609151073028" calcext:value-type="float">
            <text:p>0.113609151073028</text:p>
          </table:table-cell>
          <table:table-cell table:formula="of:=LOG10([.P14])" office:value-type="float" office:value="-0.139841738681722" calcext:value-type="float">
            <text:p>-0.139841738681722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504.6" calcext:value-type="float">
            <text:p>504.6</text:p>
          </table:table-cell>
          <table:table-cell office:value-type="float" office:value="8.017" calcext:value-type="float">
            <text:p>8.017</text:p>
          </table:table-cell>
          <table:table-cell office:value-type="float" office:value="2.302" calcext:value-type="float">
            <text:p>2.302</text:p>
          </table:table-cell>
          <table:table-cell office:value-type="float" office:value="0.422" calcext:value-type="float">
            <text:p>0.422</text:p>
          </table:table-cell>
          <table:table-cell office:value-type="float" office:value="16.65" calcext:value-type="float">
            <text:p>16.65</text:p>
          </table:table-cell>
          <table:table-cell office:value-type="float" office:value="22.37" calcext:value-type="float">
            <text:p>22.37</text:p>
          </table:table-cell>
          <table:table-cell office:value-type="float" office:value="0.2144" calcext:value-type="float">
            <text:p>0.2144</text:p>
          </table:table-cell>
          <table:table-cell office:value-type="float" office:value="0.6974" calcext:value-type="float">
            <text:p>0.6974</text:p>
          </table:table-cell>
          <table:table-cell office:value-type="float" office:value="1.24" calcext:value-type="float">
            <text:p>1.24</text:p>
          </table:table-cell>
          <table:table-cell office:value-type="float" office:value="0.9647" calcext:value-type="float">
            <text:p>0.9647</text:p>
          </table:table-cell>
          <table:table-cell office:value-type="float" office:value="1.408" calcext:value-type="float">
            <text:p>1.408</text:p>
          </table:table-cell>
          <table:table-cell office:value-type="float" office:value="1.347" calcext:value-type="float">
            <text:p>1.347</text:p>
          </table:table-cell>
          <table:table-cell office:value-type="float" office:value="5.933" calcext:value-type="float">
            <text:p>5.933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8523" calcext:value-type="float">
            <text:p>0.8523</text:p>
          </table:table-cell>
          <table:table-cell/>
          <table:table-cell office:value-type="string" calcext:value-type="string">
            <text:p>PSO</text:p>
          </table:table-cell>
          <table:table-cell table:formula="of:=LOG10([.B15])" office:value-type="float" office:value="2.70294724618156" calcext:value-type="float">
            <text:p>2.70294724618156</text:p>
          </table:table-cell>
          <table:table-cell table:formula="of:=LOG10([.C15])" office:value-type="float" office:value="0.904011883597388" calcext:value-type="float">
            <text:p>0.904011883597388</text:p>
          </table:table-cell>
          <table:table-cell table:formula="of:=LOG10([.D15])" office:value-type="float" office:value="0.362105319293773" calcext:value-type="float">
            <text:p>0.362105319293773</text:p>
          </table:table-cell>
          <table:table-cell table:formula="of:=LOG10([.E15])" office:value-type="float" office:value="-0.374687549038326" calcext:value-type="float">
            <text:p>-0.374687549038326</text:p>
          </table:table-cell>
          <table:table-cell table:formula="of:=LOG10([.F15])" office:value-type="float" office:value="1.22141423784234" calcext:value-type="float">
            <text:p>1.22141423784234</text:p>
          </table:table-cell>
          <table:table-cell table:formula="of:=LOG10([.G15])" office:value-type="float" office:value="1.34966598409663" calcext:value-type="float">
            <text:p>1.34966598409663</text:p>
          </table:table-cell>
          <table:table-cell table:formula="of:=LOG10([.H15])" office:value-type="float" office:value="-0.668775218979268" calcext:value-type="float">
            <text:p>-0.668775218979268</text:p>
          </table:table-cell>
          <table:table-cell table:formula="of:=LOG10([.I15])" office:value-type="float" office:value="-0.156518056960042" calcext:value-type="float">
            <text:p>-0.156518056960042</text:p>
          </table:table-cell>
          <table:table-cell table:formula="of:=LOG10([.J15])" office:value-type="float" office:value="0.0934216851622351" calcext:value-type="float">
            <text:p>0.093421685162235</text:p>
          </table:table-cell>
          <table:table-cell table:formula="of:=LOG10([.K15])" office:value-type="float" office:value="-0.0156077214757344" calcext:value-type="float">
            <text:p>-0.015607721475735</text:p>
          </table:table-cell>
          <table:table-cell table:formula="of:=LOG10([.L15])" office:value-type="float" office:value="0.148602654806093" calcext:value-type="float">
            <text:p>0.148602654806093</text:p>
          </table:table-cell>
          <table:table-cell table:formula="of:=LOG10([.M15])" office:value-type="float" office:value="0.129367595722986" calcext:value-type="float">
            <text:p>0.129367595722986</text:p>
          </table:table-cell>
          <table:table-cell table:formula="of:=LOG10([.N15])" office:value-type="float" office:value="0.773274348337454" calcext:value-type="float">
            <text:p>0.773274348337454</text:p>
          </table:table-cell>
          <table:table-cell table:formula="of:=LOG10([.O15])" office:value-type="float" office:value="-0.145572494212139" calcext:value-type="float">
            <text:p>-0.145572494212139</text:p>
          </table:table-cell>
          <table:table-cell table:formula="of:=LOG10([.P15])" office:value-type="float" office:value="-0.0694075115574017" calcext:value-type="float">
            <text:p>-0.069407511557402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3.82" calcext:value-type="float">
            <text:p>13.82</text:p>
          </table:table-cell>
          <table:table-cell office:value-type="float" office:value="0.2306" calcext:value-type="float">
            <text:p>0.2306</text:p>
          </table:table-cell>
          <table:table-cell office:value-type="float" office:value="5.95" calcext:value-type="float">
            <text:p>5.95</text:p>
          </table:table-cell>
          <table:table-cell office:value-type="float" office:value="0.5551" calcext:value-type="float">
            <text:p>0.5551</text:p>
          </table:table-cell>
          <table:table-cell office:value-type="float" office:value="326.4" calcext:value-type="float">
            <text:p>326.4</text:p>
          </table:table-cell>
          <table:table-cell office:value-type="float" office:value="509.1" calcext:value-type="float">
            <text:p>509.1</text:p>
          </table:table-cell>
          <table:table-cell office:value-type="float" office:value="0.07308" calcext:value-type="float">
            <text:p>0.07308</text:p>
          </table:table-cell>
          <table:table-cell office:value-type="float" office:value="0.4463" calcext:value-type="float">
            <text:p>0.4463</text:p>
          </table:table-cell>
          <table:table-cell office:value-type="float" office:value="1.188" calcext:value-type="float">
            <text:p>1.188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4665" calcext:value-type="float">
            <text:p>0.4665</text:p>
          </table:table-cell>
          <table:table-cell office:value-type="float" office:value="0.7197" calcext:value-type="float">
            <text:p>0.7197</text:p>
          </table:table-cell>
          <table:table-cell office:value-type="float" office:value="1.463" calcext:value-type="float">
            <text:p>1.463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8096" calcext:value-type="float">
            <text:p>0.8096</text:p>
          </table:table-cell>
          <table:table-cell/>
          <table:table-cell office:value-type="string" calcext:value-type="string">
            <text:p>ABC</text:p>
          </table:table-cell>
          <table:table-cell table:formula="of:=LOG10([.B18])" office:value-type="float" office:value="1.14050804303818" calcext:value-type="float">
            <text:p>1.14050804303818</text:p>
          </table:table-cell>
          <table:table-cell table:formula="of:=LOG10([.C18])" office:value-type="float" office:value="-0.63714069704132" calcext:value-type="float">
            <text:p>-0.63714069704132</text:p>
          </table:table-cell>
          <table:table-cell table:formula="of:=LOG10([.D18])" office:value-type="float" office:value="0.77451696572855" calcext:value-type="float">
            <text:p>0.77451696572855</text:p>
          </table:table-cell>
          <table:table-cell table:formula="of:=LOG10([.E18])" office:value-type="float" office:value="-0.255628772668139" calcext:value-type="float">
            <text:p>-0.255628772668139</text:p>
          </table:table-cell>
          <table:table-cell table:formula="of:=LOG10([.F18])" office:value-type="float" office:value="2.51375015008182" calcext:value-type="float">
            <text:p>2.51375015008182</text:p>
          </table:table-cell>
          <table:table-cell table:formula="of:=LOG10([.G18])" office:value-type="float" office:value="2.70680309703734" calcext:value-type="float">
            <text:p>2.70680309703734</text:p>
          </table:table-cell>
          <table:table-cell table:formula="of:=LOG10([.H18])" office:value-type="float" office:value="-1.1362014613195" calcext:value-type="float">
            <text:p>-1.1362014613195</text:p>
          </table:table-cell>
          <table:table-cell table:formula="of:=LOG10([.I18])" office:value-type="float" office:value="-0.350373113159471" calcext:value-type="float">
            <text:p>-0.350373113159471</text:p>
          </table:table-cell>
          <table:table-cell table:formula="of:=LOG10([.J18])" office:value-type="float" office:value="0.0748164406451747" calcext:value-type="float">
            <text:p>0.074816440645175</text:p>
          </table:table-cell>
          <table:table-cell table:formula="of:=LOG10([.K18])" office:value-type="float" office:value="-0.0355517920833391" calcext:value-type="float">
            <text:p>-0.035551792083339</text:p>
          </table:table-cell>
          <table:table-cell table:formula="of:=LOG10([.L18])" office:value-type="float" office:value="-0.331148351917481" calcext:value-type="float">
            <text:p>-0.331148351917481</text:p>
          </table:table-cell>
          <table:table-cell table:formula="of:=LOG10([.M18])" office:value-type="float" office:value="-0.142848497312507" calcext:value-type="float">
            <text:p>-0.142848497312507</text:p>
          </table:table-cell>
          <table:table-cell table:formula="of:=LOG10([.N18])" office:value-type="float" office:value="0.165244326125311" calcext:value-type="float">
            <text:p>0.165244326125311</text:p>
          </table:table-cell>
          <table:table-cell table:formula="of:=LOG10([.O18])" office:value-type="float" office:value="-0.63714069704132" calcext:value-type="float">
            <text:p>-0.63714069704132</text:p>
          </table:table-cell>
          <table:table-cell table:formula="of:=LOG10([.P18])" office:value-type="float" office:value="-0.0917295005042761" calcext:value-type="float">
            <text:p>-0.091729500504276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2.44" calcext:value-type="float">
            <text:p>32.44</text:p>
          </table:table-cell>
          <table:table-cell office:value-type="float" office:value="1.315" calcext:value-type="float">
            <text:p>1.315</text:p>
          </table:table-cell>
          <table:table-cell office:value-type="float" office:value="1.068" calcext:value-type="float">
            <text:p>1.068</text:p>
          </table:table-cell>
          <table:table-cell office:value-type="float" office:value="1.228" calcext:value-type="float">
            <text:p>1.228</text:p>
          </table:table-cell>
          <table:table-cell office:value-type="float" office:value="0.1153" calcext:value-type="float">
            <text:p>0.1153</text:p>
          </table:table-cell>
          <table:table-cell office:value-type="float" office:value="539200000" calcext:value-type="float">
            <text:p>539200000</text:p>
          </table:table-cell>
          <table:table-cell office:value-type="float" office:value="32.34" calcext:value-type="float">
            <text:p>32.34</text:p>
          </table:table-cell>
          <table:table-cell office:value-type="float" office:value="1.348" calcext:value-type="float">
            <text:p>1.348</text:p>
          </table:table-cell>
          <table:table-cell office:value-type="float" office:value="1.685" calcext:value-type="float">
            <text:p>1.685</text:p>
          </table:table-cell>
          <table:table-cell office:value-type="float" office:value="1.153" calcext:value-type="float">
            <text:p>1.153</text:p>
          </table:table-cell>
          <table:table-cell office:value-type="float" office:value="1.193" calcext:value-type="float">
            <text:p>1.193</text:p>
          </table:table-cell>
          <table:table-cell office:value-type="float" office:value="1.441" calcext:value-type="float">
            <text:p>1.441</text:p>
          </table:table-cell>
          <table:table-cell office:value-type="float" office:value="1.21" calcext:value-type="float">
            <text:p>1.21</text:p>
          </table:table-cell>
          <table:table-cell office:value-type="float" office:value="1.315" calcext:value-type="float">
            <text:p>1.315</text:p>
          </table:table-cell>
          <table:table-cell office:value-type="float" office:value="1.199" calcext:value-type="float">
            <text:p>1.199</text:p>
          </table:table-cell>
          <table:table-cell/>
          <table:table-cell office:value-type="string" calcext:value-type="string">
            <text:p>DE</text:p>
          </table:table-cell>
          <table:table-cell table:formula="of:=LOG10([.B19])" office:value-type="float" office:value="1.51108084553912" calcext:value-type="float">
            <text:p>1.51108084553912</text:p>
          </table:table-cell>
          <table:table-cell table:formula="of:=LOG10([.C19])" office:value-type="float" office:value="0.118925752825777" calcext:value-type="float">
            <text:p>0.118925752825777</text:p>
          </table:table-cell>
          <table:table-cell table:formula="of:=LOG10([.D19])" office:value-type="float" office:value="0.0285712526925376" calcext:value-type="float">
            <text:p>0.028571252692538</text:p>
          </table:table-cell>
          <table:table-cell table:formula="of:=LOG10([.E19])" office:value-type="float" office:value="0.0891983668051489" calcext:value-type="float">
            <text:p>0.089198366805149</text:p>
          </table:table-cell>
          <table:table-cell table:formula="of:=LOG10([.F19])" office:value-type="float" office:value="-0.938170692705301" calcext:value-type="float">
            <text:p>-0.938170692705301</text:p>
          </table:table-cell>
          <table:table-cell table:formula="of:=LOG10([.G19])" office:value-type="float" office:value="8.73174988352726" calcext:value-type="float">
            <text:p>8.73174988352726</text:p>
          </table:table-cell>
          <table:table-cell table:formula="of:=LOG10([.H19])" office:value-type="float" office:value="1.50974001557038" calcext:value-type="float">
            <text:p>1.50974001557038</text:p>
          </table:table-cell>
          <table:table-cell table:formula="of:=LOG10([.I19])" office:value-type="float" office:value="0.129689892199301" calcext:value-type="float">
            <text:p>0.129689892199301</text:p>
          </table:table-cell>
          <table:table-cell table:formula="of:=LOG10([.J19])" office:value-type="float" office:value="0.226599905207357" calcext:value-type="float">
            <text:p>0.226599905207357</text:p>
          </table:table-cell>
          <table:table-cell table:formula="of:=LOG10([.K19])" office:value-type="float" office:value="0.061829307294699" calcext:value-type="float">
            <text:p>0.061829307294699</text:p>
          </table:table-cell>
          <table:table-cell table:formula="of:=LOG10([.L19])" office:value-type="float" office:value="0.0766404436703419" calcext:value-type="float">
            <text:p>0.076640443670342</text:p>
          </table:table-cell>
          <table:table-cell table:formula="of:=LOG10([.M19])" office:value-type="float" office:value="0.158663980813989" calcext:value-type="float">
            <text:p>0.158663980813989</text:p>
          </table:table-cell>
          <table:table-cell table:formula="of:=LOG10([.N19])" office:value-type="float" office:value="0.0827853703164501" calcext:value-type="float">
            <text:p>0.08278537031645</text:p>
          </table:table-cell>
          <table:table-cell table:formula="of:=LOG10([.O19])" office:value-type="float" office:value="0.118925752825777" calcext:value-type="float">
            <text:p>0.118925752825777</text:p>
          </table:table-cell>
          <table:table-cell table:formula="of:=LOG10([.P19])" office:value-type="float" office:value="0.0788191830988487" calcext:value-type="float">
            <text:p>0.078819183098849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492" calcext:value-type="float">
            <text:p>492</text:p>
          </table:table-cell>
          <table:table-cell office:value-type="float" office:value="6.794" calcext:value-type="float">
            <text:p>6.794</text:p>
          </table:table-cell>
          <table:table-cell office:value-type="float" office:value="2.531" calcext:value-type="float">
            <text:p>2.531</text:p>
          </table:table-cell>
          <table:table-cell office:value-type="float" office:value="0.4117" calcext:value-type="float">
            <text:p>0.4117</text:p>
          </table:table-cell>
          <table:table-cell office:value-type="float" office:value="17.21" calcext:value-type="float">
            <text:p>17.21</text:p>
          </table:table-cell>
          <table:table-cell office:value-type="float" office:value="9.994" calcext:value-type="float">
            <text:p>9.994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6486" calcext:value-type="float">
            <text:p>0.6486</text:p>
          </table:table-cell>
          <table:table-cell office:value-type="float" office:value="1.113" calcext:value-type="float">
            <text:p>1.113</text:p>
          </table:table-cell>
          <table:table-cell office:value-type="float" office:value="0.706" calcext:value-type="float">
            <text:p>0.706</text:p>
          </table:table-cell>
          <table:table-cell office:value-type="float" office:value="0.583" calcext:value-type="float">
            <text:p>0.583</text:p>
          </table:table-cell>
          <table:table-cell office:value-type="float" office:value="1.324" calcext:value-type="float">
            <text:p>1.324</text:p>
          </table:table-cell>
          <table:table-cell office:value-type="float" office:value="2.613" calcext:value-type="float">
            <text:p>2.613</text:p>
          </table:table-cell>
          <table:table-cell office:value-type="float" office:value="0.8126" calcext:value-type="float">
            <text:p>0.8126</text:p>
          </table:table-cell>
          <table:table-cell office:value-type="float" office:value="1.094" calcext:value-type="float">
            <text:p>1.094</text:p>
          </table:table-cell>
          <table:table-cell/>
          <table:table-cell office:value-type="string" calcext:value-type="string">
            <text:p>PSO</text:p>
          </table:table-cell>
          <table:table-cell table:formula="of:=LOG10([.B20])" office:value-type="float" office:value="2.69196510276736" calcext:value-type="float">
            <text:p>2.69196510276736</text:p>
          </table:table-cell>
          <table:table-cell table:formula="of:=LOG10([.C20])" office:value-type="float" office:value="0.832125542534009" calcext:value-type="float">
            <text:p>0.832125542534009</text:p>
          </table:table-cell>
          <table:table-cell table:formula="of:=LOG10([.D20])" office:value-type="float" office:value="0.403292145158254" calcext:value-type="float">
            <text:p>0.403292145158254</text:p>
          </table:table-cell>
          <table:table-cell table:formula="of:=LOG10([.E20])" office:value-type="float" office:value="-0.385419133002514" calcext:value-type="float">
            <text:p>-0.385419133002514</text:p>
          </table:table-cell>
          <table:table-cell table:formula="of:=LOG10([.F20])" office:value-type="float" office:value="1.23578087032756" calcext:value-type="float">
            <text:p>1.23578087032756</text:p>
          </table:table-cell>
          <table:table-cell table:formula="of:=LOG10([.G20])" office:value-type="float" office:value="0.999739345106568" calcext:value-type="float">
            <text:p>0.999739345106568</text:p>
          </table:table-cell>
          <table:table-cell table:formula="of:=LOG10([.H20])" office:value-type="float" office:value="-0.668370282370068" calcext:value-type="float">
            <text:p>-0.668370282370068</text:p>
          </table:table-cell>
          <table:table-cell table:formula="of:=LOG10([.I20])" office:value-type="float" office:value="-0.188023055663046" calcext:value-type="float">
            <text:p>-0.188023055663046</text:p>
          </table:table-cell>
          <table:table-cell table:formula="of:=LOG10([.J20])" office:value-type="float" office:value="0.0464951643347083" calcext:value-type="float">
            <text:p>0.046495164334708</text:p>
          </table:table-cell>
          <table:table-cell table:formula="of:=LOG10([.K20])" office:value-type="float" office:value="-0.151195298948196" calcext:value-type="float">
            <text:p>-0.151195298948196</text:p>
          </table:table-cell>
          <table:table-cell table:formula="of:=LOG10([.L20])" office:value-type="float" office:value="-0.234331445240986" calcext:value-type="float">
            <text:p>-0.234331445240986</text:p>
          </table:table-cell>
          <table:table-cell table:formula="of:=LOG10([.M20])" office:value-type="float" office:value="0.121887985103681" calcext:value-type="float">
            <text:p>0.121887985103681</text:p>
          </table:table-cell>
          <table:table-cell table:formula="of:=LOG10([.N20])" office:value-type="float" office:value="0.417139409727326" calcext:value-type="float">
            <text:p>0.417139409727326</text:p>
          </table:table-cell>
          <table:table-cell table:formula="of:=LOG10([.O20])" office:value-type="float" office:value="-0.0901231820096072" calcext:value-type="float">
            <text:p>-0.090123182009607</text:p>
          </table:table-cell>
          <table:table-cell table:formula="of:=LOG10([.P20])" office:value-type="float" office:value="0.039017321997412" calcext:value-type="float">
            <text:p>0.039017321997412</text:p>
          </table:table-cell>
        </table:table-row>
      </table:table>
      <table:table table:name="10 Phases Hybrid" table:style-name="ta1">
        <table:shapes>
          <draw:frame draw:z-index="0" draw:style-name="gr1" draw:text-style-name="P1" svg:width="159.99mm" svg:height="89.99mm" svg:x="383.36mm" svg:y="98.08mm">
            <loext:p draw:notify-on-update-of-ranges="'10 Phases Hybrid'.S2:'10 Phases Hybrid'.AG2 '10 Phases Hybrid'.R3:'10 Phases Hybrid'.R3 '10 Phases Hybrid'.S3:'10 Phases Hybrid'.AG3 '10 Phases Hybrid'.R4:'10 Phases Hybrid'.R4 '10 Phases Hybrid'.S4:'10 Phases Hybrid'.AG4 '10 Phases Hybrid'.R5:'10 Phases Hybrid'.R5 '10 Phases Hybrid'.S5:'10 Phases Hybrid'.AG5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159.99mm" svg:height="89.99mm" svg:x="551.61mm" svg:y="95.83mm">
            <loext:p draw:notify-on-update-of-ranges="'10 Phases Hybrid'.S7:'10 Phases Hybrid'.AG7 '10 Phases Hybrid'.R8:'10 Phases Hybrid'.R8 '10 Phases Hybrid'.S8:'10 Phases Hybrid'.AG8 '10 Phases Hybrid'.R9:'10 Phases Hybrid'.R9 '10 Phases Hybrid'.S9:'10 Phases Hybrid'.AG9 '10 Phases Hybrid'.R10:'10 Phases Hybrid'.R10 '10 Phases Hybrid'.S10:'10 Phases Hybrid'.AG10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159.99mm" svg:height="89.99mm" svg:x="384.82mm" svg:y="197.43mm">
            <loext:p draw:notify-on-update-of-ranges="'10 Phases Hybrid'.S12:'10 Phases Hybrid'.AG12 '10 Phases Hybrid'.R13:'10 Phases Hybrid'.R13 '10 Phases Hybrid'.S13:'10 Phases Hybrid'.AG13 '10 Phases Hybrid'.R14:'10 Phases Hybrid'.R14 '10 Phases Hybrid'.S14:'10 Phases Hybrid'.AG14 '10 Phases Hybrid'.R15:'10 Phases Hybrid'.R15 '10 Phases Hybrid'.S15:'10 Phases Hybrid'.AG15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3" draw:style-name="gr1" draw:text-style-name="P1" svg:width="159.99mm" svg:height="89.99mm" svg:x="554.52mm" svg:y="200.44mm">
            <loext:p draw:notify-on-update-of-ranges="'10 Phases Hybrid'.S17:'10 Phases Hybrid'.AG17 '10 Phases Hybrid'.R18:'10 Phases Hybrid'.R18 '10 Phases Hybrid'.S18:'10 Phases Hybrid'.AG18 '10 Phases Hybrid'.R19:'10 Phases Hybrid'.R19 '10 Phases Hybrid'.S19:'10 Phases Hybrid'.AG19 '10 Phases Hybrid'.R20:'10 Phases Hybrid'.R20 '10 Phases Hybrid'.S20:'10 Phases Hybrid'.AG2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trainingfitness</text:p>
          </table:table-cell>
          <table:table-cell table:number-columns-repeated="16"/>
          <table:table-cell office:value-type="string" calcext:value-type="string">
            <text:p>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6759" calcext:value-type="float">
            <text:p>0.67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508" calcext:value-type="float">
            <text:p>4508</text:p>
          </table:table-cell>
          <table:table-cell office:value-type="float" office:value="0.1771" calcext:value-type="float">
            <text:p>0.1771</text:p>
          </table:table-cell>
          <table:table-cell office:value-type="float" office:value="1.831" calcext:value-type="float">
            <text:p>1.831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6983" calcext:value-type="float">
            <text:p>0.6983</text:p>
          </table:table-cell>
          <table:table-cell office:value-type="float" office:value="1.176" calcext:value-type="float">
            <text:p>1.176</text:p>
          </table:table-cell>
          <table:table-cell office:value-type="float" office:value="5.945" calcext:value-type="float">
            <text:p>5.945</text:p>
          </table:table-cell>
          <table:table-cell office:value-type="float" office:value="0.5674" calcext:value-type="float">
            <text:p>0.5674</text:p>
          </table:table-cell>
          <table:table-cell office:value-type="float" office:value="1.158" calcext:value-type="float">
            <text:p>1.158</text:p>
          </table:table-cell>
          <table:table-cell/>
          <table:table-cell office:value-type="string" calcext:value-type="string">
            <text:p>ABC</text:p>
          </table:table-cell>
          <table:table-cell table:formula="of:=LOG10([.B3])" office:value-type="float" office:value="0" calcext:value-type="float">
            <text:p>0</text:p>
          </table:table-cell>
          <table:table-cell table:formula="of:=LOG10([.C3])" office:value-type="float" office:value="-0.798329820353418" calcext:value-type="float">
            <text:p>-0.798329820353418</text:p>
          </table:table-cell>
          <table:table-cell table:formula="of:=LOG10([.D3])" office:value-type="float" office:value="-0.170117553556507" calcext:value-type="float">
            <text:p>-0.170117553556507</text:p>
          </table:table-cell>
          <table:table-cell table:formula="of:=LOG10([.E3])" office:value-type="float" office:value="0" calcext:value-type="float">
            <text:p>0</text:p>
          </table:table-cell>
          <table:table-cell table:formula="of:=LOG10([.F3])" office:value-type="float" office:value="0" calcext:value-type="float">
            <text:p>0</text:p>
          </table:table-cell>
          <table:table-cell table:formula="of:=LOG10([.G3])" office:value-type="float" office:value="0" calcext:value-type="float">
            <text:p>0</text:p>
          </table:table-cell>
          <table:table-cell table:formula="of:=LOG10([.H3])" office:value-type="float" office:value="3.65398390737407" calcext:value-type="float">
            <text:p>3.65398390737407</text:p>
          </table:table-cell>
          <table:table-cell table:formula="of:=LOG10([.I3])" office:value-type="float" office:value="-0.751781438809925" calcext:value-type="float">
            <text:p>-0.751781438809925</text:p>
          </table:table-cell>
          <table:table-cell table:formula="of:=LOG10([.J3])" office:value-type="float" office:value="0.262688344301696" calcext:value-type="float">
            <text:p>0.262688344301696</text:p>
          </table:table-cell>
          <table:table-cell table:formula="of:=LOG10([.K3])" office:value-type="float" office:value="-0.987584625237567" calcext:value-type="float">
            <text:p>-0.987584625237567</text:p>
          </table:table-cell>
          <table:table-cell table:formula="of:=LOG10([.L3])" office:value-type="float" office:value="-0.155957957958983" calcext:value-type="float">
            <text:p>-0.155957957958983</text:p>
          </table:table-cell>
          <table:table-cell table:formula="of:=LOG10([.M3])" office:value-type="float" office:value="0.0704073217401197" calcext:value-type="float">
            <text:p>0.07040732174012</text:p>
          </table:table-cell>
          <table:table-cell table:formula="of:=LOG10([.N3])" office:value-type="float" office:value="0.77415185895471" calcext:value-type="float">
            <text:p>0.77415185895471</text:p>
          </table:table-cell>
          <table:table-cell table:formula="of:=LOG10([.O3])" office:value-type="float" office:value="-0.246110668540167" calcext:value-type="float">
            <text:p>-0.246110668540167</text:p>
          </table:table-cell>
          <table:table-cell table:formula="of:=LOG10([.P3])" office:value-type="float" office:value="0.0637085593914174" calcext:value-type="float">
            <text:p>0.063708559391417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1254" calcext:value-type="float">
            <text:p>0.12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2197" calcext:value-type="float">
            <text:p>0.2197</text:p>
          </table:table-cell>
          <table:table-cell office:value-type="float" office:value="28.16" calcext:value-type="float">
            <text:p>28.16</text:p>
          </table:table-cell>
          <table:table-cell office:value-type="float" office:value="1.201" calcext:value-type="float">
            <text:p>1.201</text:p>
          </table:table-cell>
          <table:table-cell office:value-type="float" office:value="0.2068" calcext:value-type="float">
            <text:p>0.2068</text:p>
          </table:table-cell>
          <table:table-cell office:value-type="float" office:value="0.948" calcext:value-type="float">
            <text:p>0.948</text:p>
          </table:table-cell>
          <table:table-cell office:value-type="float" office:value="1.377" calcext:value-type="float">
            <text:p>1.377</text:p>
          </table:table-cell>
          <table:table-cell office:value-type="float" office:value="1.989" calcext:value-type="float">
            <text:p>1.989</text:p>
          </table:table-cell>
          <table:table-cell office:value-type="float" office:value="0.7304" calcext:value-type="float">
            <text:p>0.7304</text:p>
          </table:table-cell>
          <table:table-cell office:value-type="float" office:value="1.891" calcext:value-type="float">
            <text:p>1.891</text:p>
          </table:table-cell>
          <table:table-cell/>
          <table:table-cell office:value-type="string" calcext:value-type="string">
            <text:p>DE</text:p>
          </table:table-cell>
          <table:table-cell table:formula="of:=LOG10([.B4])" office:value-type="float" office:value="0" calcext:value-type="float">
            <text:p>0</text:p>
          </table:table-cell>
          <table:table-cell table:formula="of:=LOG10([.C4])" office:value-type="float" office:value="-0.136439235473757" calcext:value-type="float">
            <text:p>-0.136439235473757</text:p>
          </table:table-cell>
          <table:table-cell table:formula="of:=LOG10([.D4])" office:value-type="float" office:value="-0.901702463505302" calcext:value-type="float">
            <text:p>-0.901702463505302</text:p>
          </table:table-cell>
          <table:table-cell table:formula="of:=LOG10([.E4])" office:value-type="float" office:value="0" calcext:value-type="float">
            <text:p>0</text:p>
          </table:table-cell>
          <table:table-cell table:formula="of:=LOG10([.F4])" office:value-type="float" office:value="0" calcext:value-type="float">
            <text:p>0</text:p>
          </table:table-cell>
          <table:table-cell table:formula="of:=LOG10([.G4])" office:value-type="float" office:value="0" calcext:value-type="float">
            <text:p>0</text:p>
          </table:table-cell>
          <table:table-cell table:formula="of:=LOG10([.H4])" office:value-type="float" office:value="-0.65816994307949" calcext:value-type="float">
            <text:p>-0.65816994307949</text:p>
          </table:table-cell>
          <table:table-cell table:formula="of:=LOG10([.I4])" office:value-type="float" office:value="1.44963265047007" calcext:value-type="float">
            <text:p>1.44963265047007</text:p>
          </table:table-cell>
          <table:table-cell table:formula="of:=LOG10([.J4])" office:value-type="float" office:value="0.0795430074029061" calcext:value-type="float">
            <text:p>0.079543007402906</text:p>
          </table:table-cell>
          <table:table-cell table:formula="of:=LOG10([.K4])" office:value-type="float" office:value="-0.684449465578095" calcext:value-type="float">
            <text:p>-0.684449465578095</text:p>
          </table:table-cell>
          <table:table-cell table:formula="of:=LOG10([.L4])" office:value-type="float" office:value="-0.0231916626619337" calcext:value-type="float">
            <text:p>-0.023191662661934</text:p>
          </table:table-cell>
          <table:table-cell table:formula="of:=LOG10([.M4])" office:value-type="float" office:value="0.138933940256924" calcext:value-type="float">
            <text:p>0.138933940256924</text:p>
          </table:table-cell>
          <table:table-cell table:formula="of:=LOG10([.N4])" office:value-type="float" office:value="0.298634783124435" calcext:value-type="float">
            <text:p>0.298634783124435</text:p>
          </table:table-cell>
          <table:table-cell table:formula="of:=LOG10([.O4])" office:value-type="float" office:value="-0.136439235473757" calcext:value-type="float">
            <text:p>-0.136439235473757</text:p>
          </table:table-cell>
          <table:table-cell table:formula="of:=LOG10([.P4])" office:value-type="float" office:value="0.27669152884504" calcext:value-type="float">
            <text:p>0.27669152884504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5.976" calcext:value-type="float">
            <text:p>5.976</text:p>
          </table:table-cell>
          <table:table-cell office:value-type="float" office:value="1.98" calcext:value-type="float">
            <text:p>1.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857" calcext:value-type="float">
            <text:p>0.6857</text:p>
          </table:table-cell>
          <table:table-cell office:value-type="float" office:value="6.335" calcext:value-type="float">
            <text:p>6.335</text:p>
          </table:table-cell>
          <table:table-cell office:value-type="float" office:value="3.739" calcext:value-type="float">
            <text:p>3.739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8852" calcext:value-type="float">
            <text:p>0.8852</text:p>
          </table:table-cell>
          <table:table-cell office:value-type="float" office:value="2.105" calcext:value-type="float">
            <text:p>2.105</text:p>
          </table:table-cell>
          <table:table-cell office:value-type="float" office:value="7.945" calcext:value-type="float">
            <text:p>7.945</text:p>
          </table:table-cell>
          <table:table-cell office:value-type="float" office:value="0.6334" calcext:value-type="float">
            <text:p>0.6334</text:p>
          </table:table-cell>
          <table:table-cell office:value-type="float" office:value="7.526" calcext:value-type="float">
            <text:p>7.526</text:p>
          </table:table-cell>
          <table:table-cell/>
          <table:table-cell office:value-type="string" calcext:value-type="string">
            <text:p>PSO</text:p>
          </table:table-cell>
          <table:table-cell table:formula="of:=LOG10([.B5])" office:value-type="float" office:value="0" calcext:value-type="float">
            <text:p>0</text:p>
          </table:table-cell>
          <table:table-cell table:formula="of:=LOG10([.C5])" office:value-type="float" office:value="0.776410588807342" calcext:value-type="float">
            <text:p>0.776410588807342</text:p>
          </table:table-cell>
          <table:table-cell table:formula="of:=LOG10([.D5])" office:value-type="float" office:value="0.296665190261531" calcext:value-type="float">
            <text:p>0.296665190261531</text:p>
          </table:table-cell>
          <table:table-cell table:formula="of:=LOG10([.E5])" office:value-type="float" office:value="0" calcext:value-type="float">
            <text:p>0</text:p>
          </table:table-cell>
          <table:table-cell table:formula="of:=LOG10([.F5])" office:value-type="float" office:value="0" calcext:value-type="float">
            <text:p>0</text:p>
          </table:table-cell>
          <table:table-cell table:formula="of:=LOG10([.G5])" office:value-type="float" office:value="0" calcext:value-type="float">
            <text:p>0</text:p>
          </table:table-cell>
          <table:table-cell table:formula="of:=LOG10([.H5])" office:value-type="float" office:value="-0.163865850534625" calcext:value-type="float">
            <text:p>-0.163865850534625</text:p>
          </table:table-cell>
          <table:table-cell table:formula="of:=LOG10([.I5])" office:value-type="float" office:value="0.80174661921946" calcext:value-type="float">
            <text:p>0.80174661921946</text:p>
          </table:table-cell>
          <table:table-cell table:formula="of:=LOG10([.J5])" office:value-type="float" office:value="0.57275546515422" calcext:value-type="float">
            <text:p>0.57275546515422</text:p>
          </table:table-cell>
          <table:table-cell table:formula="of:=LOG10([.K5])" office:value-type="float" office:value="-0.739451627363021" calcext:value-type="float">
            <text:p>-0.739451627363021</text:p>
          </table:table-cell>
          <table:table-cell table:formula="of:=LOG10([.L5])" office:value-type="float" office:value="-0.0529585947447796" calcext:value-type="float">
            <text:p>-0.05295859474478</text:p>
          </table:table-cell>
          <table:table-cell table:formula="of:=LOG10([.M5])" office:value-type="float" office:value="0.323252100171687" calcext:value-type="float">
            <text:p>0.323252100171687</text:p>
          </table:table-cell>
          <table:table-cell table:formula="of:=LOG10([.N5])" office:value-type="float" office:value="0.900093901543398" calcext:value-type="float">
            <text:p>0.900093901543398</text:p>
          </table:table-cell>
          <table:table-cell table:formula="of:=LOG10([.O5])" office:value-type="float" office:value="-0.198321940964107" calcext:value-type="float">
            <text:p>-0.198321940964107</text:p>
          </table:table-cell>
          <table:table-cell table:formula="of:=LOG10([.P5])" office:value-type="float" office:value="0.876564213983846" calcext:value-type="float">
            <text:p>0.876564213983846</text:p>
          </table:table-cell>
        </table:table-row>
        <table:table-row table:style-name="ro1">
          <table:table-cell office:value-type="string" calcext:value-type="string">
            <text:p>fullfitness</text:p>
          </table:table-cell>
          <table:table-cell table:number-columns-repeated="16"/>
          <table:table-cell office:value-type="string" calcext:value-type="string">
            <text:p>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1" calcext:value-type="float">
            <text:p>1</text:p>
          </table:table-cell>
          <table:table-cell office:value-type="float" office:value="0.2679" calcext:value-type="float">
            <text:p>0.2679</text:p>
          </table:table-cell>
          <table:table-cell office:value-type="float" office:value="1.087" calcext:value-type="float">
            <text:p>1.0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46" calcext:value-type="float">
            <text:p>3.846</text:p>
          </table:table-cell>
          <table:table-cell office:value-type="float" office:value="4224" calcext:value-type="float">
            <text:p>4224</text:p>
          </table:table-cell>
          <table:table-cell office:value-type="float" office:value="0.1908" calcext:value-type="float">
            <text:p>0.1908</text:p>
          </table:table-cell>
          <table:table-cell office:value-type="float" office:value="1.694" calcext:value-type="float">
            <text:p>1.694</text:p>
          </table:table-cell>
          <table:table-cell office:value-type="float" office:value="0.09627" calcext:value-type="float">
            <text:p>0.09627</text:p>
          </table:table-cell>
          <table:table-cell office:value-type="float" office:value="0.2807" calcext:value-type="float">
            <text:p>0.2807</text:p>
          </table:table-cell>
          <table:table-cell office:value-type="float" office:value="1.178" calcext:value-type="float">
            <text:p>1.178</text:p>
          </table:table-cell>
          <table:table-cell office:value-type="float" office:value="3.699" calcext:value-type="float">
            <text:p>3.699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6709" calcext:value-type="float">
            <text:p>0.6709</text:p>
          </table:table-cell>
          <table:table-cell/>
          <table:table-cell office:value-type="string" calcext:value-type="string">
            <text:p>ABC</text:p>
          </table:table-cell>
          <table:table-cell table:formula="of:=LOG10([.B8])" office:value-type="float" office:value="0" calcext:value-type="float">
            <text:p>0</text:p>
          </table:table-cell>
          <table:table-cell table:formula="of:=LOG10([.C8])" office:value-type="float" office:value="-0.572027286391791" calcext:value-type="float">
            <text:p>-0.572027286391791</text:p>
          </table:table-cell>
          <table:table-cell table:formula="of:=LOG10([.D8])" office:value-type="float" office:value="0.0362295440862945" calcext:value-type="float">
            <text:p>0.036229544086295</text:p>
          </table:table-cell>
          <table:table-cell table:formula="of:=LOG10([.E8])" office:value-type="float" office:value="0" calcext:value-type="float">
            <text:p>0</text:p>
          </table:table-cell>
          <table:table-cell table:formula="of:=LOG10([.F8])" office:value-type="float" office:value="0.301029995663981" calcext:value-type="float">
            <text:p>0.301029995663981</text:p>
          </table:table-cell>
          <table:table-cell table:formula="of:=LOG10([.G8])" office:value-type="float" office:value="0.585009279902461" calcext:value-type="float">
            <text:p>0.585009279902461</text:p>
          </table:table-cell>
          <table:table-cell table:formula="of:=LOG10([.H8])" office:value-type="float" office:value="3.62572390952576" calcext:value-type="float">
            <text:p>3.62572390952576</text:p>
          </table:table-cell>
          <table:table-cell table:formula="of:=LOG10([.I8])" office:value-type="float" office:value="-0.719421629631924" calcext:value-type="float">
            <text:p>-0.719421629631924</text:p>
          </table:table-cell>
          <table:table-cell table:formula="of:=LOG10([.J8])" office:value-type="float" office:value="0.228913405994688" calcext:value-type="float">
            <text:p>0.228913405994688</text:p>
          </table:table-cell>
          <table:table-cell table:formula="of:=LOG10([.K8])" office:value-type="float" office:value="-1.01650902818483" calcext:value-type="float">
            <text:p>-1.01650902818483</text:p>
          </table:table-cell>
          <table:table-cell table:formula="of:=LOG10([.L8])" office:value-type="float" office:value="-0.551757587365561" calcext:value-type="float">
            <text:p>-0.551757587365561</text:p>
          </table:table-cell>
          <table:table-cell table:formula="of:=LOG10([.M8])" office:value-type="float" office:value="0.0711452904510828" calcext:value-type="float">
            <text:p>0.071145290451083</text:p>
          </table:table-cell>
          <table:table-cell table:formula="of:=LOG10([.N8])" office:value-type="float" office:value="0.568084331315394" calcext:value-type="float">
            <text:p>0.568084331315394</text:p>
          </table:table-cell>
          <table:table-cell table:formula="of:=LOG10([.O8])" office:value-type="float" office:value="-0.0832829224011875" calcext:value-type="float">
            <text:p>-0.083282922401188</text:p>
          </table:table-cell>
          <table:table-cell table:formula="of:=LOG10([.P8])" office:value-type="float" office:value="-0.173342208124131" calcext:value-type="float">
            <text:p>-0.173342208124131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float" office:value="0.7126" calcext:value-type="float">
            <text:p>0.7126</text:p>
          </table:table-cell>
          <table:table-cell office:value-type="float" office:value="0.1432" calcext:value-type="float">
            <text:p>0.1432</text:p>
          </table:table-cell>
          <table:table-cell office:value-type="float" office:value="1" calcext:value-type="float">
            <text:p>1</text:p>
          </table:table-cell>
          <table:table-cell office:value-type="float" office:value="15.65" calcext:value-type="float">
            <text:p>15.65</text:p>
          </table:table-cell>
          <table:table-cell office:value-type="float" office:value="3.846" calcext:value-type="float">
            <text:p>3.846</text:p>
          </table:table-cell>
          <table:table-cell office:value-type="float" office:value="0.2232" calcext:value-type="float">
            <text:p>0.2232</text:p>
          </table:table-cell>
          <table:table-cell office:value-type="float" office:value="39.65" calcext:value-type="float">
            <text:p>39.65</text:p>
          </table:table-cell>
          <table:table-cell office:value-type="float" office:value="1.031" calcext:value-type="float">
            <text:p>1.031</text:p>
          </table:table-cell>
          <table:table-cell office:value-type="float" office:value="0.1687" calcext:value-type="float">
            <text:p>0.1687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2827" calcext:value-type="float">
            <text:p>0.2827</text:p>
          </table:table-cell>
          <table:table-cell office:value-type="float" office:value="0.4813" calcext:value-type="float">
            <text:p>0.4813</text:p>
          </table:table-cell>
          <table:table-cell office:value-type="float" office:value="0.7126" calcext:value-type="float">
            <text:p>0.7126</text:p>
          </table:table-cell>
          <table:table-cell office:value-type="float" office:value="1.005" calcext:value-type="float">
            <text:p>1.005</text:p>
          </table:table-cell>
          <table:table-cell/>
          <table:table-cell office:value-type="string" calcext:value-type="string">
            <text:p>DE</text:p>
          </table:table-cell>
          <table:table-cell table:formula="of:=LOG10([.B9])" office:value-type="float" office:value="0" calcext:value-type="float">
            <text:p>0</text:p>
          </table:table-cell>
          <table:table-cell table:formula="of:=LOG10([.C9])" office:value-type="float" office:value="-0.147154181985003" calcext:value-type="float">
            <text:p>-0.147154181985003</text:p>
          </table:table-cell>
          <table:table-cell table:formula="of:=LOG10([.D9])" office:value-type="float" office:value="-0.844056982028163" calcext:value-type="float">
            <text:p>-0.844056982028163</text:p>
          </table:table-cell>
          <table:table-cell table:formula="of:=LOG10([.E9])" office:value-type="float" office:value="0" calcext:value-type="float">
            <text:p>0</text:p>
          </table:table-cell>
          <table:table-cell table:formula="of:=LOG10([.F9])" office:value-type="float" office:value="1.19451434188247" calcext:value-type="float">
            <text:p>1.19451434188247</text:p>
          </table:table-cell>
          <table:table-cell table:formula="of:=LOG10([.G9])" office:value-type="float" office:value="0.585009279902461" calcext:value-type="float">
            <text:p>0.585009279902461</text:p>
          </table:table-cell>
          <table:table-cell table:formula="of:=LOG10([.H9])" office:value-type="float" office:value="-0.651305809734459" calcext:value-type="float">
            <text:p>-0.651305809734459</text:p>
          </table:table-cell>
          <table:table-cell table:formula="of:=LOG10([.I9])" office:value-type="float" office:value="1.59824319165362" calcext:value-type="float">
            <text:p>1.59824319165362</text:p>
          </table:table-cell>
          <table:table-cell table:formula="of:=LOG10([.J9])" office:value-type="float" office:value="0.0132586652835165" calcext:value-type="float">
            <text:p>0.013258665283517</text:p>
          </table:table-cell>
          <table:table-cell table:formula="of:=LOG10([.K9])" office:value-type="float" office:value="-0.772884917410875" calcext:value-type="float">
            <text:p>-0.772884917410875</text:p>
          </table:table-cell>
          <table:table-cell table:formula="of:=LOG10([.L9])" office:value-type="float" office:value="-0.043255454717309" calcext:value-type="float">
            <text:p>-0.043255454717309</text:p>
          </table:table-cell>
          <table:table-cell table:formula="of:=LOG10([.M9])" office:value-type="float" office:value="-0.54867419151048" calcext:value-type="float">
            <text:p>-0.54867419151048</text:p>
          </table:table-cell>
          <table:table-cell table:formula="of:=LOG10([.N9])" office:value-type="float" office:value="-0.317584138322641" calcext:value-type="float">
            <text:p>-0.317584138322641</text:p>
          </table:table-cell>
          <table:table-cell table:formula="of:=LOG10([.O9])" office:value-type="float" office:value="-0.147154181985003" calcext:value-type="float">
            <text:p>-0.147154181985003</text:p>
          </table:table-cell>
          <table:table-cell table:formula="of:=LOG10([.P9])" office:value-type="float" office:value="0.00216606175650763" calcext:value-type="float">
            <text:p>0.002166061756508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1" calcext:value-type="float">
            <text:p>1</text:p>
          </table:table-cell>
          <table:table-cell office:value-type="float" office:value="0.1246" calcext:value-type="float">
            <text:p>0.1246</text:p>
          </table:table-cell>
          <table:table-cell office:value-type="float" office:value="3.083" calcext:value-type="float">
            <text:p>3.0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46" calcext:value-type="float">
            <text:p>3.846</text:p>
          </table:table-cell>
          <table:table-cell office:value-type="float" office:value="0.7019" calcext:value-type="float">
            <text:p>0.7019</text:p>
          </table:table-cell>
          <table:table-cell office:value-type="float" office:value="4.738" calcext:value-type="float">
            <text:p>4.738</text:p>
          </table:table-cell>
          <table:table-cell office:value-type="float" office:value="1.736" calcext:value-type="float">
            <text:p>1.736</text:p>
          </table:table-cell>
          <table:table-cell office:value-type="float" office:value="0.03091" calcext:value-type="float">
            <text:p>0.03091</text:p>
          </table:table-cell>
          <table:table-cell office:value-type="float" office:value="0.2797" calcext:value-type="float">
            <text:p>0.2797</text:p>
          </table:table-cell>
          <table:table-cell office:value-type="float" office:value="1.459" calcext:value-type="float">
            <text:p>1.459</text:p>
          </table:table-cell>
          <table:table-cell office:value-type="float" office:value="3.081" calcext:value-type="float">
            <text:p>3.081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7305" calcext:value-type="float">
            <text:p>0.7305</text:p>
          </table:table-cell>
          <table:table-cell/>
          <table:table-cell office:value-type="string" calcext:value-type="string">
            <text:p>PSO</text:p>
          </table:table-cell>
          <table:table-cell table:formula="of:=LOG10([.B10])" office:value-type="float" office:value="0" calcext:value-type="float">
            <text:p>0</text:p>
          </table:table-cell>
          <table:table-cell table:formula="of:=LOG10([.C10])" office:value-type="float" office:value="-0.904481957676849" calcext:value-type="float">
            <text:p>-0.904481957676849</text:p>
          </table:table-cell>
          <table:table-cell table:formula="of:=LOG10([.D10])" office:value-type="float" office:value="0.488973524726508" calcext:value-type="float">
            <text:p>0.488973524726508</text:p>
          </table:table-cell>
          <table:table-cell table:formula="of:=LOG10([.E10])" office:value-type="float" office:value="0" calcext:value-type="float">
            <text:p>0</text:p>
          </table:table-cell>
          <table:table-cell table:formula="of:=LOG10([.F10])" office:value-type="float" office:value="0" calcext:value-type="float">
            <text:p>0</text:p>
          </table:table-cell>
          <table:table-cell table:formula="of:=LOG10([.G10])" office:value-type="float" office:value="0.585009279902461" calcext:value-type="float">
            <text:p>0.585009279902461</text:p>
          </table:table-cell>
          <table:table-cell table:formula="of:=LOG10([.H10])" office:value-type="float" office:value="-0.153724757587787" calcext:value-type="float">
            <text:p>-0.153724757587787</text:p>
          </table:table-cell>
          <table:table-cell table:formula="of:=LOG10([.I10])" office:value-type="float" office:value="0.675595056386746" calcext:value-type="float">
            <text:p>0.675595056386746</text:p>
          </table:table-cell>
          <table:table-cell table:formula="of:=LOG10([.J10])" office:value-type="float" office:value="0.239549720840473" calcext:value-type="float">
            <text:p>0.239549720840473</text:p>
          </table:table-cell>
          <table:table-cell table:formula="of:=LOG10([.K10])" office:value-type="float" office:value="-1.5099009949367" calcext:value-type="float">
            <text:p>-1.5099009949367</text:p>
          </table:table-cell>
          <table:table-cell table:formula="of:=LOG10([.L10])" office:value-type="float" office:value="-0.553307533628473" calcext:value-type="float">
            <text:p>-0.553307533628473</text:p>
          </table:table-cell>
          <table:table-cell table:formula="of:=LOG10([.M10])" office:value-type="float" office:value="0.164055291893452" calcext:value-type="float">
            <text:p>0.164055291893452</text:p>
          </table:table-cell>
          <table:table-cell table:formula="of:=LOG10([.N10])" office:value-type="float" office:value="0.488691698316941" calcext:value-type="float">
            <text:p>0.488691698316941</text:p>
          </table:table-cell>
          <table:table-cell table:formula="of:=LOG10([.O10])" office:value-type="float" office:value="-0.149782758201611" calcext:value-type="float">
            <text:p>-0.149782758201611</text:p>
          </table:table-cell>
          <table:table-cell table:formula="of:=LOG10([.P10])" office:value-type="float" office:value="-0.136379779729684" calcext:value-type="float">
            <text:p>-0.136379779729684</text:p>
          </table:table-cell>
        </table:table-row>
        <table:table-row table:style-name="ro1">
          <table:table-cell office:value-type="string" calcext:value-type="string">
            <text:p>meantrainingfitness</text:p>
          </table:table-cell>
          <table:table-cell table:number-columns-repeated="16"/>
          <table:table-cell office:value-type="string" calcext:value-type="string">
            <text:p>meantraining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3.53" calcext:value-type="float">
            <text:p>3.53</text:p>
          </table:table-cell>
          <table:table-cell office:value-type="float" office:value="0.4032" calcext:value-type="float">
            <text:p>0.4032</text:p>
          </table:table-cell>
          <table:table-cell office:value-type="float" office:value="0.8301" calcext:value-type="float">
            <text:p>0.8301</text:p>
          </table:table-cell>
          <table:table-cell office:value-type="float" office:value="13.46" calcext:value-type="float">
            <text:p>13.46</text:p>
          </table:table-cell>
          <table:table-cell office:value-type="float" office:value="350300000000" calcext:value-type="float">
            <text:p>350300000000</text:p>
          </table:table-cell>
          <table:table-cell office:value-type="float" office:value="84" calcext:value-type="float">
            <text:p>84</text:p>
          </table:table-cell>
          <table:table-cell office:value-type="float" office:value="1.061" calcext:value-type="float">
            <text:p>1.061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4251" calcext:value-type="float">
            <text:p>0.4251</text:p>
          </table:table-cell>
          <table:table-cell office:value-type="float" office:value="0.1531" calcext:value-type="float">
            <text:p>0.1531</text:p>
          </table:table-cell>
          <table:table-cell office:value-type="float" office:value="0.7788" calcext:value-type="float">
            <text:p>0.7788</text:p>
          </table:table-cell>
          <table:table-cell office:value-type="float" office:value="1.034" calcext:value-type="float">
            <text:p>1.034</text:p>
          </table:table-cell>
          <table:table-cell office:value-type="float" office:value="5.595" calcext:value-type="float">
            <text:p>5.595</text:p>
          </table:table-cell>
          <table:table-cell office:value-type="float" office:value="1.041" calcext:value-type="float">
            <text:p>1.041</text:p>
          </table:table-cell>
          <table:table-cell office:value-type="float" office:value="0.7932" calcext:value-type="float">
            <text:p>0.7932</text:p>
          </table:table-cell>
          <table:table-cell/>
          <table:table-cell office:value-type="string" calcext:value-type="string">
            <text:p>ABC</text:p>
          </table:table-cell>
          <table:table-cell table:formula="of:=LOG10([.B13])" office:value-type="float" office:value="0.547774705387823" calcext:value-type="float">
            <text:p>0.547774705387823</text:p>
          </table:table-cell>
          <table:table-cell table:formula="of:=LOG10([.C13])" office:value-type="float" office:value="-0.394479476562531" calcext:value-type="float">
            <text:p>-0.394479476562531</text:p>
          </table:table-cell>
          <table:table-cell table:formula="of:=LOG10([.D13])" office:value-type="float" office:value="-0.0808695861393855" calcext:value-type="float">
            <text:p>-0.080869586139386</text:p>
          </table:table-cell>
          <table:table-cell table:formula="of:=LOG10([.E13])" office:value-type="float" office:value="1.12904505988796" calcext:value-type="float">
            <text:p>1.12904505988796</text:p>
          </table:table-cell>
          <table:table-cell table:formula="of:=LOG10([.F13])" office:value-type="float" office:value="11.5444401373177" calcext:value-type="float">
            <text:p>11.5444401373177</text:p>
          </table:table-cell>
          <table:table-cell table:formula="of:=LOG10([.G13])" office:value-type="float" office:value="1.92427928606188" calcext:value-type="float">
            <text:p>1.92427928606188</text:p>
          </table:table-cell>
          <table:table-cell table:formula="of:=LOG10([.H13])" office:value-type="float" office:value="0.0257153839013406" calcext:value-type="float">
            <text:p>0.025715383901341</text:p>
          </table:table-cell>
          <table:table-cell table:formula="of:=LOG10([.I13])" office:value-type="float" office:value="-0.675306086138225" calcext:value-type="float">
            <text:p>-0.675306086138225</text:p>
          </table:table-cell>
          <table:table-cell table:formula="of:=LOG10([.J13])" office:value-type="float" office:value="-0.371508895032877" calcext:value-type="float">
            <text:p>-0.371508895032877</text:p>
          </table:table-cell>
          <table:table-cell table:formula="of:=LOG10([.K13])" office:value-type="float" office:value="-0.815024809301739" calcext:value-type="float">
            <text:p>-0.815024809301739</text:p>
          </table:table-cell>
          <table:table-cell table:formula="of:=LOG10([.L13])" office:value-type="float" office:value="-0.108574057152006" calcext:value-type="float">
            <text:p>-0.108574057152006</text:p>
          </table:table-cell>
          <table:table-cell table:formula="of:=LOG10([.M13])" office:value-type="float" office:value="0.0145205387579237" calcext:value-type="float">
            <text:p>0.014520538757924</text:p>
          </table:table-cell>
          <table:table-cell table:formula="of:=LOG10([.N13])" office:value-type="float" office:value="0.747800090864369" calcext:value-type="float">
            <text:p>0.747800090864369</text:p>
          </table:table-cell>
          <table:table-cell table:formula="of:=LOG10([.O13])" office:value-type="float" office:value="0.0174507295105361" calcext:value-type="float">
            <text:p>0.017450729510536</text:p>
          </table:table-cell>
          <table:table-cell table:formula="of:=LOG10([.P13])" office:value-type="float" office:value="-0.100617294466735" calcext:value-type="float">
            <text:p>-0.100617294466735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81300" calcext:value-type="float">
            <text:p>281300</text:p>
          </table:table-cell>
          <table:table-cell office:value-type="float" office:value="2.333" calcext:value-type="float">
            <text:p>2.333</text:p>
          </table:table-cell>
          <table:table-cell office:value-type="float" office:value="0.1492" calcext:value-type="float">
            <text:p>0.1492</text:p>
          </table:table-cell>
          <table:table-cell office:value-type="float" office:value="6.914" calcext:value-type="float">
            <text:p>6.914</text:p>
          </table:table-cell>
          <table:table-cell office:value-type="float" office:value="4242" calcext:value-type="float">
            <text:p>4242</text:p>
          </table:table-cell>
          <table:table-cell office:value-type="float" office:value="30980000" calcext:value-type="float">
            <text:p>30980000</text:p>
          </table:table-cell>
          <table:table-cell office:value-type="float" office:value="13.05" calcext:value-type="float">
            <text:p>13.05</text:p>
          </table:table-cell>
          <table:table-cell office:value-type="float" office:value="4.957" calcext:value-type="float">
            <text:p>4.957</text:p>
          </table:table-cell>
          <table:table-cell office:value-type="float" office:value="1.21" calcext:value-type="float">
            <text:p>1.21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9384" calcext:value-type="float">
            <text:p>0.9384</text:p>
          </table:table-cell>
          <table:table-cell office:value-type="float" office:value="1.339" calcext:value-type="float">
            <text:p>1.339</text:p>
          </table:table-cell>
          <table:table-cell office:value-type="float" office:value="1.614" calcext:value-type="float">
            <text:p>1.614</text:p>
          </table:table-cell>
          <table:table-cell office:value-type="float" office:value="2.333" calcext:value-type="float">
            <text:p>2.333</text:p>
          </table:table-cell>
          <table:table-cell office:value-type="float" office:value="1.742" calcext:value-type="float">
            <text:p>1.742</text:p>
          </table:table-cell>
          <table:table-cell/>
          <table:table-cell office:value-type="string" calcext:value-type="string">
            <text:p>DE</text:p>
          </table:table-cell>
          <table:table-cell table:formula="of:=LOG10([.B14])" office:value-type="float" office:value="5.4491697321652" calcext:value-type="float">
            <text:p>5.4491697321652</text:p>
          </table:table-cell>
          <table:table-cell table:formula="of:=LOG10([.C14])" office:value-type="float" office:value="0.367914738793753" calcext:value-type="float">
            <text:p>0.367914738793753</text:p>
          </table:table-cell>
          <table:table-cell table:formula="of:=LOG10([.D14])" office:value-type="float" office:value="-0.82623117686335" calcext:value-type="float">
            <text:p>-0.82623117686335</text:p>
          </table:table-cell>
          <table:table-cell table:formula="of:=LOG10([.E14])" office:value-type="float" office:value="0.839729375206388" calcext:value-type="float">
            <text:p>0.839729375206388</text:p>
          </table:table-cell>
          <table:table-cell table:formula="of:=LOG10([.F14])" office:value-type="float" office:value="3.62757066418054" calcext:value-type="float">
            <text:p>3.62757066418054</text:p>
          </table:table-cell>
          <table:table-cell table:formula="of:=LOG10([.G14])" office:value-type="float" office:value="7.49108141342319" calcext:value-type="float">
            <text:p>7.49108141342319</text:p>
          </table:table-cell>
          <table:table-cell table:formula="of:=LOG10([.H14])" office:value-type="float" office:value="1.1156105116743" calcext:value-type="float">
            <text:p>1.1156105116743</text:p>
          </table:table-cell>
          <table:table-cell table:formula="of:=LOG10([.I14])" office:value-type="float" office:value="0.695218918905151" calcext:value-type="float">
            <text:p>0.695218918905151</text:p>
          </table:table-cell>
          <table:table-cell table:formula="of:=LOG10([.J14])" office:value-type="float" office:value="0.0827853703164501" calcext:value-type="float">
            <text:p>0.08278537031645</text:p>
          </table:table-cell>
          <table:table-cell table:formula="of:=LOG10([.K14])" office:value-type="float" office:value="-0.593971055036385" calcext:value-type="float">
            <text:p>-0.593971055036385</text:p>
          </table:table-cell>
          <table:table-cell table:formula="of:=LOG10([.L14])" office:value-type="float" office:value="-0.0276120008925272" calcext:value-type="float">
            <text:p>-0.027612000892527</text:p>
          </table:table-cell>
          <table:table-cell table:formula="of:=LOG10([.M14])" office:value-type="float" office:value="0.126780577012009" calcext:value-type="float">
            <text:p>0.126780577012009</text:p>
          </table:table-cell>
          <table:table-cell table:formula="of:=LOG10([.N14])" office:value-type="float" office:value="0.207903530386052" calcext:value-type="float">
            <text:p>0.207903530386052</text:p>
          </table:table-cell>
          <table:table-cell table:formula="of:=LOG10([.O14])" office:value-type="float" office:value="0.367914738793753" calcext:value-type="float">
            <text:p>0.367914738793753</text:p>
          </table:table-cell>
          <table:table-cell table:formula="of:=LOG10([.P14])" office:value-type="float" office:value="0.241048150671644" calcext:value-type="float">
            <text:p>0.241048150671644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834600" calcext:value-type="float">
            <text:p>834600</text:p>
          </table:table-cell>
          <table:table-cell office:value-type="float" office:value="7.871" calcext:value-type="float">
            <text:p>7.871</text:p>
          </table:table-cell>
          <table:table-cell office:value-type="float" office:value="0.7495" calcext:value-type="float">
            <text:p>0.7495</text:p>
          </table:table-cell>
          <table:table-cell office:value-type="float" office:value="0.9256" calcext:value-type="float">
            <text:p>0.9256</text:p>
          </table:table-cell>
          <table:table-cell office:value-type="float" office:value="15730" calcext:value-type="float">
            <text:p>15730</text:p>
          </table:table-cell>
          <table:table-cell office:value-type="float" office:value="1.539" calcext:value-type="float">
            <text:p>1.539</text:p>
          </table:table-cell>
          <table:table-cell office:value-type="float" office:value="3.743" calcext:value-type="float">
            <text:p>3.743</text:p>
          </table:table-cell>
          <table:table-cell office:value-type="float" office:value="4.297" calcext:value-type="float">
            <text:p>4.297</text:p>
          </table:table-cell>
          <table:table-cell office:value-type="float" office:value="3.56" calcext:value-type="float">
            <text:p>3.56</text:p>
          </table:table-cell>
          <table:table-cell office:value-type="float" office:value="0.1781" calcext:value-type="float">
            <text:p>0.1781</text:p>
          </table:table-cell>
          <table:table-cell office:value-type="float" office:value="0.7192" calcext:value-type="float">
            <text:p>0.7192</text:p>
          </table:table-cell>
          <table:table-cell office:value-type="float" office:value="1.838" calcext:value-type="float">
            <text:p>1.838</text:p>
          </table:table-cell>
          <table:table-cell office:value-type="float" office:value="6.612" calcext:value-type="float">
            <text:p>6.612</text:p>
          </table:table-cell>
          <table:table-cell office:value-type="float" office:value="1.991" calcext:value-type="float">
            <text:p>1.991</text:p>
          </table:table-cell>
          <table:table-cell office:value-type="float" office:value="3.372" calcext:value-type="float">
            <text:p>3.372</text:p>
          </table:table-cell>
          <table:table-cell/>
          <table:table-cell office:value-type="string" calcext:value-type="string">
            <text:p>PSO</text:p>
          </table:table-cell>
          <table:table-cell table:formula="of:=LOG10([.B15])" office:value-type="float" office:value="5.92147838037569" calcext:value-type="float">
            <text:p>5.92147838037569</text:p>
          </table:table-cell>
          <table:table-cell table:formula="of:=LOG10([.C15])" office:value-type="float" office:value="0.896029912396227" calcext:value-type="float">
            <text:p>0.896029912396227</text:p>
          </table:table-cell>
          <table:table-cell table:formula="of:=LOG10([.D15])" office:value-type="float" office:value="-0.125228362815702" calcext:value-type="float">
            <text:p>-0.125228362815702</text:p>
          </table:table-cell>
          <table:table-cell table:formula="of:=LOG10([.E15])" office:value-type="float" office:value="-0.0335766540563068" calcext:value-type="float">
            <text:p>-0.033576654056307</text:p>
          </table:table-cell>
          <table:table-cell table:formula="of:=LOG10([.F15])" office:value-type="float" office:value="4.19672872262329" calcext:value-type="float">
            <text:p>4.19672872262329</text:p>
          </table:table-cell>
          <table:table-cell table:formula="of:=LOG10([.G15])" office:value-type="float" office:value="0.187238619831479" calcext:value-type="float">
            <text:p>0.187238619831479</text:p>
          </table:table-cell>
          <table:table-cell table:formula="of:=LOG10([.H15])" office:value-type="float" office:value="0.573219827114422" calcext:value-type="float">
            <text:p>0.573219827114422</text:p>
          </table:table-cell>
          <table:table-cell table:formula="of:=LOG10([.I15])" office:value-type="float" office:value="0.633165353683903" calcext:value-type="float">
            <text:p>0.633165353683903</text:p>
          </table:table-cell>
          <table:table-cell table:formula="of:=LOG10([.J15])" office:value-type="float" office:value="0.551449997972875" calcext:value-type="float">
            <text:p>0.551449997972875</text:p>
          </table:table-cell>
          <table:table-cell table:formula="of:=LOG10([.K15])" office:value-type="float" office:value="-0.749336080536756" calcext:value-type="float">
            <text:p>-0.749336080536756</text:p>
          </table:table-cell>
          <table:table-cell table:formula="of:=LOG10([.L15])" office:value-type="float" office:value="-0.143150321274828" calcext:value-type="float">
            <text:p>-0.143150321274828</text:p>
          </table:table-cell>
          <table:table-cell table:formula="of:=LOG10([.M15])" office:value-type="float" office:value="0.264345507050092" calcext:value-type="float">
            <text:p>0.264345507050092</text:p>
          </table:table-cell>
          <table:table-cell table:formula="of:=LOG10([.N15])" office:value-type="float" office:value="0.82033284489941" calcext:value-type="float">
            <text:p>0.82033284489941</text:p>
          </table:table-cell>
          <table:table-cell table:formula="of:=LOG10([.O15])" office:value-type="float" office:value="0.29907126002741" calcext:value-type="float">
            <text:p>0.29907126002741</text:p>
          </table:table-cell>
          <table:table-cell table:formula="of:=LOG10([.P15])" office:value-type="float" office:value="0.527887565952705" calcext:value-type="float">
            <text:p>0.527887565952705</text:p>
          </table:table-cell>
        </table:table-row>
        <table:table-row table:style-name="ro1">
          <table:table-cell office:value-type="string" calcext:value-type="string">
            <text:p>meanfullfitness</text:p>
          </table:table-cell>
          <table:table-cell table:number-columns-repeated="16"/>
          <table:table-cell office:value-type="string" calcext:value-type="string">
            <text:p>meanfullfitn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lgorith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3.389" calcext:value-type="float">
            <text:p>3.389</text:p>
          </table:table-cell>
          <table:table-cell office:value-type="float" office:value="0.4674" calcext:value-type="float">
            <text:p>0.4674</text:p>
          </table:table-cell>
          <table:table-cell office:value-type="float" office:value="1.263" calcext:value-type="float">
            <text:p>1.263</text:p>
          </table:table-cell>
          <table:table-cell office:value-type="float" office:value="17.79" calcext:value-type="float">
            <text:p>17.79</text:p>
          </table:table-cell>
          <table:table-cell office:value-type="float" office:value="384600000000" calcext:value-type="float">
            <text:p>384600000000</text:p>
          </table:table-cell>
          <table:table-cell office:value-type="float" office:value="225.7" calcext:value-type="float">
            <text:p>225.7</text:p>
          </table:table-cell>
          <table:table-cell office:value-type="float" office:value="1.163" calcext:value-type="float">
            <text:p>1.163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3961" calcext:value-type="float">
            <text:p>0.3961</text:p>
          </table:table-cell>
          <table:table-cell office:value-type="float" office:value="1.02" calcext:value-type="float">
            <text:p>1.02</text:p>
          </table:table-cell>
          <table:table-cell office:value-type="float" office:value="3.568" calcext:value-type="float">
            <text:p>3.568</text:p>
          </table:table-cell>
          <table:table-cell office:value-type="float" office:value="1.17" calcext:value-type="float">
            <text:p>1.17</text:p>
          </table:table-cell>
          <table:table-cell office:value-type="float" office:value="1.027" calcext:value-type="float">
            <text:p>1.027</text:p>
          </table:table-cell>
          <table:table-cell/>
          <table:table-cell office:value-type="string" calcext:value-type="string">
            <text:p>ABC</text:p>
          </table:table-cell>
          <table:table-cell table:formula="of:=LOG10([.B18])" office:value-type="float" office:value="0.530071568837378" calcext:value-type="float">
            <text:p>0.530071568837378</text:p>
          </table:table-cell>
          <table:table-cell table:formula="of:=LOG10([.C18])" office:value-type="float" office:value="-0.330311291943792" calcext:value-type="float">
            <text:p>-0.330311291943792</text:p>
          </table:table-cell>
          <table:table-cell table:formula="of:=LOG10([.D18])" office:value-type="float" office:value="0.101403350555331" calcext:value-type="float">
            <text:p>0.101403350555331</text:p>
          </table:table-cell>
          <table:table-cell table:formula="of:=LOG10([.E18])" office:value-type="float" office:value="1.25017594808393" calcext:value-type="float">
            <text:p>1.25017594808393</text:p>
          </table:table-cell>
          <table:table-cell table:formula="of:=LOG10([.F18])" office:value-type="float" office:value="11.5850092799025" calcext:value-type="float">
            <text:p>11.5850092799025</text:p>
          </table:table-cell>
          <table:table-cell table:formula="of:=LOG10([.G18])" office:value-type="float" office:value="2.35353155907776" calcext:value-type="float">
            <text:p>2.35353155907776</text:p>
          </table:table-cell>
          <table:table-cell table:formula="of:=LOG10([.H18])" office:value-type="float" office:value="0.0655797147284484" calcext:value-type="float">
            <text:p>0.065579714728449</text:p>
          </table:table-cell>
          <table:table-cell table:formula="of:=LOG10([.I18])" office:value-type="float" office:value="-0.66334017654558" calcext:value-type="float">
            <text:p>-0.66334017654558</text:p>
          </table:table-cell>
          <table:table-cell table:formula="of:=LOG10([.J18])" office:value-type="float" office:value="-0.340749531227339" calcext:value-type="float">
            <text:p>-0.340749531227339</text:p>
          </table:table-cell>
          <table:table-cell table:formula="of:=LOG10([.K18])" office:value-type="float" office:value="-0.851397345193906" calcext:value-type="float">
            <text:p>-0.851397345193906</text:p>
          </table:table-cell>
          <table:table-cell table:formula="of:=LOG10([.L18])" office:value-type="float" office:value="-0.402195157595707" calcext:value-type="float">
            <text:p>-0.402195157595707</text:p>
          </table:table-cell>
          <table:table-cell table:formula="of:=LOG10([.M18])" office:value-type="float" office:value="0.00860017176191757" calcext:value-type="float">
            <text:p>0.008600171761918</text:p>
          </table:table-cell>
          <table:table-cell table:formula="of:=LOG10([.N18])" office:value-type="float" office:value="0.552424845704085" calcext:value-type="float">
            <text:p>0.552424845704085</text:p>
          </table:table-cell>
          <table:table-cell table:formula="of:=LOG10([.O18])" office:value-type="float" office:value="0.0681858617461616" calcext:value-type="float">
            <text:p>0.068185861746162</text:p>
          </table:table-cell>
          <table:table-cell table:formula="of:=LOG10([.P18])" office:value-type="float" office:value="0.0115704435972782" calcext:value-type="float">
            <text:p>0.011570443597278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90100" calcext:value-type="float">
            <text:p>290100</text:p>
          </table:table-cell>
          <table:table-cell office:value-type="float" office:value="1.426" calcext:value-type="float">
            <text:p>1.426</text:p>
          </table:table-cell>
          <table:table-cell office:value-type="float" office:value="0.0127" calcext:value-type="float">
            <text:p>0.0127</text:p>
          </table:table-cell>
          <table:table-cell office:value-type="float" office:value="7.677" calcext:value-type="float">
            <text:p>7.677</text:p>
          </table:table-cell>
          <table:table-cell office:value-type="float" office:value="4445" calcext:value-type="float">
            <text:p>4445</text:p>
          </table:table-cell>
          <table:table-cell office:value-type="float" office:value="88740000" calcext:value-type="float">
            <text:p>88740000</text:p>
          </table:table-cell>
          <table:table-cell office:value-type="float" office:value="13.1" calcext:value-type="float">
            <text:p>13.1</text:p>
          </table:table-cell>
          <table:table-cell office:value-type="float" office:value="3.143" calcext:value-type="float">
            <text:p>3.143</text:p>
          </table:table-cell>
          <table:table-cell office:value-type="float" office:value="1.057" calcext:value-type="float">
            <text:p>1.057</text:p>
          </table:table-cell>
          <table:table-cell office:value-type="float" office:value="0.22" calcext:value-type="float">
            <text:p>0.22</text:p>
          </table:table-cell>
          <table:table-cell office:value-type="float" office:value="0.9597" calcext:value-type="float">
            <text:p>0.9597</text:p>
          </table:table-cell>
          <table:table-cell office:value-type="float" office:value="0.5134" calcext:value-type="float">
            <text:p>0.5134</text:p>
          </table:table-cell>
          <table:table-cell office:value-type="float" office:value="0.8172" calcext:value-type="float">
            <text:p>0.8172</text:p>
          </table:table-cell>
          <table:table-cell office:value-type="float" office:value="1.426" calcext:value-type="float">
            <text:p>1.426</text:p>
          </table:table-cell>
          <table:table-cell office:value-type="float" office:value="1.039" calcext:value-type="float">
            <text:p>1.039</text:p>
          </table:table-cell>
          <table:table-cell/>
          <table:table-cell office:value-type="string" calcext:value-type="string">
            <text:p>DE</text:p>
          </table:table-cell>
          <table:table-cell table:formula="of:=LOG10([.B19])" office:value-type="float" office:value="5.46254772880266" calcext:value-type="float">
            <text:p>5.46254772880266</text:p>
          </table:table-cell>
          <table:table-cell table:formula="of:=LOG10([.C19])" office:value-type="float" office:value="0.154119525515847" calcext:value-type="float">
            <text:p>0.154119525515847</text:p>
          </table:table-cell>
          <table:table-cell table:formula="of:=LOG10([.D19])" office:value-type="float" office:value="-1.89619627904404" calcext:value-type="float">
            <text:p>-1.89619627904404</text:p>
          </table:table-cell>
          <table:table-cell table:formula="of:=LOG10([.E19])" office:value-type="float" office:value="0.885191540606848" calcext:value-type="float">
            <text:p>0.885191540606848</text:p>
          </table:table-cell>
          <table:table-cell table:formula="of:=LOG10([.F19])" office:value-type="float" office:value="3.64787176530623" calcext:value-type="float">
            <text:p>3.64787176530623</text:p>
          </table:table-cell>
          <table:table-cell table:formula="of:=LOG10([.G19])" office:value-type="float" office:value="7.94811942438054" calcext:value-type="float">
            <text:p>7.94811942438054</text:p>
          </table:table-cell>
          <table:table-cell table:formula="of:=LOG10([.H19])" office:value-type="float" office:value="1.11727129565576" calcext:value-type="float">
            <text:p>1.11727129565576</text:p>
          </table:table-cell>
          <table:table-cell table:formula="of:=LOG10([.I19])" office:value-type="float" office:value="0.49734438101758" calcext:value-type="float">
            <text:p>0.49734438101758</text:p>
          </table:table-cell>
          <table:table-cell table:formula="of:=LOG10([.J19])" office:value-type="float" office:value="0.0240749873074262" calcext:value-type="float">
            <text:p>0.024074987307426</text:p>
          </table:table-cell>
          <table:table-cell table:formula="of:=LOG10([.K19])" office:value-type="float" office:value="-0.657577319177794" calcext:value-type="float">
            <text:p>-0.657577319177794</text:p>
          </table:table-cell>
          <table:table-cell table:formula="of:=LOG10([.L19])" office:value-type="float" office:value="-0.0178645051962305" calcext:value-type="float">
            <text:p>-0.017864505196231</text:p>
          </table:table-cell>
          <table:table-cell table:formula="of:=LOG10([.M19])" office:value-type="float" office:value="-0.289544135664575" calcext:value-type="float">
            <text:p>-0.289544135664575</text:p>
          </table:table-cell>
          <table:table-cell table:formula="of:=LOG10([.N19])" office:value-type="float" office:value="-0.08767164203959" calcext:value-type="float">
            <text:p>-0.08767164203959</text:p>
          </table:table-cell>
          <table:table-cell table:formula="of:=LOG10([.O19])" office:value-type="float" office:value="0.154119525515847" calcext:value-type="float">
            <text:p>0.154119525515847</text:p>
          </table:table-cell>
          <table:table-cell table:formula="of:=LOG10([.P19])" office:value-type="float" office:value="0.0166155475571774" calcext:value-type="float">
            <text:p>0.016615547557177</text:p>
          </table:table-cell>
        </table:table-row>
        <table:table-row table:style-name="ro1">
          <table:table-cell office:value-type="string" calcext:value-type="string">
            <text:p>PSO</text:p>
          </table:table-cell>
          <table:table-cell office:value-type="float" office:value="848700" calcext:value-type="float">
            <text:p>848700</text:p>
          </table:table-cell>
          <table:table-cell office:value-type="float" office:value="0.272" calcext:value-type="float">
            <text:p>0.272</text:p>
          </table:table-cell>
          <table:table-cell office:value-type="float" office:value="1.113" calcext:value-type="float">
            <text:p>1.113</text:p>
          </table:table-cell>
          <table:table-cell office:value-type="float" office:value="0.8726" calcext:value-type="float">
            <text:p>0.8726</text:p>
          </table:table-cell>
          <table:table-cell office:value-type="float" office:value="16010" calcext:value-type="float">
            <text:p>16010</text:p>
          </table:table-cell>
          <table:table-cell office:value-type="float" office:value="3.942" calcext:value-type="float">
            <text:p>3.942</text:p>
          </table:table-cell>
          <table:table-cell office:value-type="float" office:value="0.4913" calcext:value-type="float">
            <text:p>0.4913</text:p>
          </table:table-cell>
          <table:table-cell office:value-type="float" office:value="4" calcext:value-type="float">
            <text:p>4</text:p>
          </table:table-cell>
          <table:table-cell office:value-type="float" office:value="1.855" calcext:value-type="float">
            <text:p>1.855</text:p>
          </table:table-cell>
          <table:table-cell office:value-type="float" office:value="0.107" calcext:value-type="float">
            <text:p>0.107</text:p>
          </table:table-cell>
          <table:table-cell office:value-type="float" office:value="0.3816" calcext:value-type="float">
            <text:p>0.3816</text:p>
          </table:table-cell>
          <table:table-cell office:value-type="float" office:value="1.327" calcext:value-type="float">
            <text:p>1.327</text:p>
          </table:table-cell>
          <table:table-cell office:value-type="float" office:value="0.1873" calcext:value-type="float">
            <text:p>0.1873</text:p>
          </table:table-cell>
          <table:table-cell office:value-type="float" office:value="1.466" calcext:value-type="float">
            <text:p>1.466</text:p>
          </table:table-cell>
          <table:table-cell office:value-type="float" office:value="0.8262" calcext:value-type="float">
            <text:p>0.8262</text:p>
          </table:table-cell>
          <table:table-cell/>
          <table:table-cell office:value-type="string" calcext:value-type="string">
            <text:p>PSO</text:p>
          </table:table-cell>
          <table:table-cell table:formula="of:=LOG10([.B20])" office:value-type="float" office:value="5.92875420217665" calcext:value-type="float">
            <text:p>5.92875420217665</text:p>
          </table:table-cell>
          <table:table-cell table:formula="of:=LOG10([.C20])" office:value-type="float" office:value="-0.565431095965801" calcext:value-type="float">
            <text:p>-0.565431095965801</text:p>
          </table:table-cell>
          <table:table-cell table:formula="of:=LOG10([.D20])" office:value-type="float" office:value="0.0464951643347083" calcext:value-type="float">
            <text:p>0.046495164334708</text:p>
          </table:table-cell>
          <table:table-cell table:formula="of:=LOG10([.E20])" office:value-type="float" office:value="-0.0591847913491987" calcext:value-type="float">
            <text:p>-0.059184791349199</text:p>
          </table:table-cell>
          <table:table-cell table:formula="of:=LOG10([.F20])" office:value-type="float" office:value="4.2043913319193" calcext:value-type="float">
            <text:p>4.2043913319193</text:p>
          </table:table-cell>
          <table:table-cell table:formula="of:=LOG10([.G20])" office:value-type="float" office:value="0.595716619943424" calcext:value-type="float">
            <text:p>0.595716619943424</text:p>
          </table:table-cell>
          <table:table-cell table:formula="of:=LOG10([.H20])" office:value-type="float" office:value="-0.308653235865178" calcext:value-type="float">
            <text:p>-0.308653235865178</text:p>
          </table:table-cell>
          <table:table-cell table:formula="of:=LOG10([.I20])" office:value-type="float" office:value="0.602059991327962" calcext:value-type="float">
            <text:p>0.602059991327962</text:p>
          </table:table-cell>
          <table:table-cell table:formula="of:=LOG10([.J20])" office:value-type="float" office:value="0.268343913951065" calcext:value-type="float">
            <text:p>0.268343913951065</text:p>
          </table:table-cell>
          <table:table-cell table:formula="of:=LOG10([.K20])" office:value-type="float" office:value="-0.97061622231479" calcext:value-type="float">
            <text:p>-0.97061622231479</text:p>
          </table:table-cell>
          <table:table-cell table:formula="of:=LOG10([.L20])" office:value-type="float" office:value="-0.418391633967943" calcext:value-type="float">
            <text:p>-0.418391633967943</text:p>
          </table:table-cell>
          <table:table-cell table:formula="of:=LOG10([.M20])" office:value-type="float" office:value="0.122870922864436" calcext:value-type="float">
            <text:p>0.122870922864436</text:p>
          </table:table-cell>
          <table:table-cell table:formula="of:=LOG10([.N20])" office:value-type="float" office:value="-0.727462222624763" calcext:value-type="float">
            <text:p>-0.727462222624763</text:p>
          </table:table-cell>
          <table:table-cell table:formula="of:=LOG10([.O20])" office:value-type="float" office:value="0.166133970305109" calcext:value-type="float">
            <text:p>0.166133970305109</text:p>
          </table:table-cell>
          <table:table-cell table:formula="of:=LOG10([.P20])" office:value-type="float" office:value="-0.0829148093594327" calcext:value-type="float">
            <text:p>-0.0829148093594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21:57:20.8560791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1:24:57.714132851</meta:creation-date>
    <dc:date>2017-05-07T22:19:50.083090368</dc:date>
    <meta:editing-duration>PT3H49M22S</meta:editing-duration>
    <meta:editing-cycles>10</meta:editing-cycles>
    <meta:generator>LibreOffice/5.2.6.2$Linux_X86_64 LibreOffice_project/20$Build-2</meta:generator>
    <meta:document-statistic meta:table-count="4" meta:cell-count="1590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cm" svg:y="0.316cm" chart:style-name="ch2">
          <text:p>Mean Fitness for Test Problem</text:p>
        </chart:title>
        <chart:subtitle svg:x="6.62cm" svg:y="1.275cm" chart:style-name="ch3">
          <text:p>- log(10, mean)</text:p>
        </chart:subtitle>
        <chart:legend chart:legend-position="end" svg:x="14.504cm" svg:y="3.703cm" style:legend-expansion="high" chart:style-name="ch4"/>
        <chart:plot-area chart:style-name="ch5" table:cell-range-address="TestProblem.E2:TestProblem.H3" chart:data-source-has-labels="both" svg:x="0.32cm" svg:y="2.138cm" svg:width="13.864cm" svg:height="6.682cm">
          <chartooo:coordinate-region svg:x="0.941cm" svg:y="2.338cm" svg:width="13.243cm" svg:height="5.835cm"/>
          <chart:axis chart:dimension="x" chart:name="primary-x" chart:style-name="ch6" chartooo:axis-type="auto">
            <chartooo:date-scale/>
            <chart:categories table:cell-range-address="TestProblem.E3:TestProblem.E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3:TestProblem.F3" chart:label-cell-address="TestProblem.F2:TestProblem.F2" chart:class="chart:bar">
            <chart:data-point/>
          </chart:series>
          <chart:series chart:style-name="ch10" chart:values-cell-range-address="TestProblem.G3:TestProblem.G3" chart:label-cell-address="TestProblem.G2:TestProblem.G2" chart:class="chart:bar">
            <chart:data-point/>
          </chart:series>
          <chart:series chart:style-name="ch11" chart:values-cell-range-address="TestProblem.H3:TestProblem.H3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TestProblem.E3:TestProblem.E3</svg:desc>
                </draw:g>
              </table:table-cell>
              <table:table-cell office:value-type="float" office:value="6.57449393124018">
                <text:p>6.57449393124018</text:p>
                <draw:g>
                  <svg:desc>TestProblem.F3:TestProblem.F3</svg:desc>
                </draw:g>
              </table:table-cell>
              <table:table-cell office:value-type="float" office:value="8.38516117686165">
                <text:p>8.38516117686165</text:p>
                <draw:g>
                  <svg:desc>TestProblem.G3:TestProblem.G3</svg:desc>
                </draw:g>
              </table:table-cell>
              <table:table-cell office:value-type="float" office:value="9.75174833059207">
                <text:p>9.75174833059207</text:p>
                <draw:g>
                  <svg:desc>TestProblem.H3:TestProblem.H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2 Phases Hybrid'.R12:'2 Phases Hybrid'.AG15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2 Phases Hybrid'.S12:'2 Phases Hybrid'.AG1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2 Phases Hybrid'.S13:'2 Phases Hybrid'.AG13" chart:label-cell-address="'2 Phases Hybrid'.R13:'2 Phases Hybrid'.R13" chart:class="chart:bar">
            <chart:data-point chart:repeated="15"/>
          </chart:series>
          <chart:series chart:style-name="ch10" chart:values-cell-range-address="'2 Phases Hybrid'.S14:'2 Phases Hybrid'.AG14" chart:label-cell-address="'2 Phases Hybrid'.R14:'2 Phases Hybrid'.R14" chart:class="chart:bar">
            <chart:data-point chart:repeated="15"/>
          </chart:series>
          <chart:series chart:style-name="ch11" chart:values-cell-range-address="'2 Phases Hybrid'.S15:'2 Phases Hybrid'.AG15" chart:label-cell-address="'2 Phases Hybrid'.R15:'2 Phases Hybrid'.R1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12:'2 Phases Hybrid'.A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13:'2 Phases Hybrid'.R13</svg:desc>
                </draw:g>
              </table:table-cell>
              <table:table-cell office:value-type="float" office:value="1.31470969295517">
                <text:p>1.31470969295517</text:p>
                <draw:g>
                  <svg:desc>'2 Phases Hybrid'.S13:'2 Phases Hybrid'.AG13</svg:desc>
                </draw:g>
              </table:table-cell>
              <table:table-cell office:value-type="float" office:value="0.560145839849048">
                <text:p>0.560145839849048</text:p>
              </table:table-cell>
              <table:table-cell office:value-type="float" office:value="0.186391215695493">
                <text:p>0.186391215695493</text:p>
              </table:table-cell>
              <table:table-cell office:value-type="float" office:value="-0.0568023699310736">
                <text:p>-0.0568023699310736</text:p>
              </table:table-cell>
              <table:table-cell office:value-type="float" office:value="0.252367514459899">
                <text:p>0.252367514459899</text:p>
              </table:table-cell>
              <table:table-cell office:value-type="float" office:value="0.0398105541483504">
                <text:p>0.0398105541483504</text:p>
              </table:table-cell>
              <table:table-cell office:value-type="float" office:value="0.75785134368558">
                <text:p>0.75785134368558</text:p>
              </table:table-cell>
              <table:table-cell office:value-type="float" office:value="0.0692980121155293">
                <text:p>0.0692980121155293</text:p>
              </table:table-cell>
              <table:table-cell office:value-type="float" office:value="0.370698092575577">
                <text:p>0.370698092575577</text:p>
              </table:table-cell>
              <table:table-cell office:value-type="float" office:value="-0.0357875270301807">
                <text:p>-0.0357875270301807</text:p>
              </table:table-cell>
              <table:table-cell office:value-type="float" office:value="0.0655797147284484">
                <text:p>0.0655797147284484</text:p>
              </table:table-cell>
              <table:table-cell office:value-type="float" office:value="0.107209969647868">
                <text:p>0.107209969647868</text:p>
              </table:table-cell>
              <table:table-cell office:value-type="float" office:value="0.0610753236297918">
                <text:p>0.0610753236297918</text:p>
              </table:table-cell>
              <table:table-cell office:value-type="float" office:value="0.560145839849048">
                <text:p>0.560145839849048</text:p>
              </table:table-cell>
              <table:table-cell office:value-type="float" office:value="-0.0315170514460649">
                <text:p>-0.0315170514460649</text:p>
              </table:table-cell>
            </table:table-row>
            <table:table-row>
              <table:table-cell office:value-type="string">
                <text:p>DE</text:p>
                <draw:g>
                  <svg:desc>'2 Phases Hybrid'.R14:'2 Phases Hybrid'.R14</svg:desc>
                </draw:g>
              </table:table-cell>
              <table:table-cell office:value-type="float" office:value="1.04805317311561">
                <text:p>1.04805317311561</text:p>
                <draw:g>
                  <svg:desc>'2 Phases Hybrid'.S14:'2 Phases Hybrid'.AG14</svg:desc>
                </draw:g>
              </table:table-cell>
              <table:table-cell office:value-type="float" office:value="0.750045312011767">
                <text:p>0.750045312011767</text:p>
              </table:table-cell>
              <table:table-cell office:value-type="float" office:value="0.106190897263415">
                <text:p>0.106190897263415</text:p>
              </table:table-cell>
              <table:table-cell office:value-type="float" office:value="0.229425847920695">
                <text:p>0.229425847920695</text:p>
              </table:table-cell>
              <table:table-cell office:value-type="float" office:value="0.392345155361204">
                <text:p>0.392345155361204</text:p>
              </table:table-cell>
              <table:table-cell office:value-type="float" office:value="-0.0805557895347631">
                <text:p>-0.0805557895347631</text:p>
              </table:table-cell>
              <table:table-cell office:value-type="float" office:value="-0.47716468633947">
                <text:p>-0.47716468633947</text:p>
              </table:table-cell>
              <table:table-cell office:value-type="float" office:value="-0.00204599593059699">
                <text:p>-0.00204599593059699</text:p>
              </table:table-cell>
              <table:table-cell office:value-type="float" office:value="0.351989455435632">
                <text:p>0.351989455435632</text:p>
              </table:table-cell>
              <table:table-cell office:value-type="float" office:value="0.0161973535124391">
                <text:p>0.0161973535124391</text:p>
              </table:table-cell>
              <table:table-cell office:value-type="float" office:value="0.0281644194244699">
                <text:p>0.0281644194244699</text:p>
              </table:table-cell>
              <table:table-cell office:value-type="float" office:value="0.1156105116743">
                <text:p>0.1156105116743</text:p>
              </table:table-cell>
              <table:table-cell office:value-type="float" office:value="-0.0261335501646217">
                <text:p>-0.0261335501646217</text:p>
              </table:table-cell>
              <table:table-cell office:value-type="float" office:value="0.750045312011767">
                <text:p>0.750045312011767</text:p>
              </table:table-cell>
              <table:table-cell office:value-type="float" office:value="-0.0314236648245023">
                <text:p>-0.0314236648245023</text:p>
              </table:table-cell>
            </table:table-row>
            <table:table-row>
              <table:table-cell office:value-type="string">
                <text:p>PSO</text:p>
                <draw:g>
                  <svg:desc>'2 Phases Hybrid'.R15:'2 Phases Hybrid'.R15</svg:desc>
                </draw:g>
              </table:table-cell>
              <table:table-cell office:value-type="float" office:value="3.87471368875778">
                <text:p>3.87471368875778</text:p>
                <draw:g>
                  <svg:desc>'2 Phases Hybrid'.S15:'2 Phases Hybrid'.AG15</svg:desc>
                </draw:g>
              </table:table-cell>
              <table:table-cell office:value-type="float" office:value="0.843668722979144">
                <text:p>0.843668722979144</text:p>
              </table:table-cell>
              <table:table-cell office:value-type="float" office:value="0.0881360887005513">
                <text:p>0.0881360887005513</text:p>
              </table:table-cell>
              <table:table-cell office:value-type="float" office:value="0.0378247505883419">
                <text:p>0.0378247505883419</text:p>
              </table:table-cell>
              <table:table-cell office:value-type="float" office:value="0.523095838252568">
                <text:p>0.523095838252568</text:p>
              </table:table-cell>
              <table:table-cell office:value-type="float" office:value="0.164650215934297">
                <text:p>0.164650215934297</text:p>
              </table:table-cell>
              <table:table-cell office:value-type="float" office:value="0.0622058088197126">
                <text:p>0.0622058088197126</text:p>
              </table:table-cell>
              <table:table-cell office:value-type="float" office:value="0.0484418035504045">
                <text:p>0.0484418035504045</text:p>
              </table:table-cell>
              <table:table-cell office:value-type="float" office:value="0.113943352306837">
                <text:p>0.113943352306837</text:p>
              </table:table-cell>
              <table:table-cell office:value-type="float" office:value="-0.0558135387163125">
                <text:p>-0.0558135387163125</text:p>
              </table:table-cell>
              <table:table-cell office:value-type="float" office:value="0.0835026198302674">
                <text:p>0.0835026198302674</text:p>
              </table:table-cell>
              <table:table-cell office:value-type="float" office:value="0.192846115188842">
                <text:p>0.192846115188842</text:p>
              </table:table-cell>
              <table:table-cell office:value-type="float" office:value="0.0174507295105361">
                <text:p>0.0174507295105361</text:p>
              </table:table-cell>
              <table:table-cell office:value-type="float" office:value="0.560145839849048">
                <text:p>0.560145839849048</text:p>
              </table:table-cell>
              <table:table-cell office:value-type="float" office:value="-0.0342340358173138">
                <text:p>-0.034234035817313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78cm" svg:y="0.316cm" chart:style-name="ch2">
          <text:p>Relative gain in mean of 5 fittest on full data</text:p>
        </chart:title>
        <chart:legend chart:legend-position="end" svg:x="14.504cm" svg:y="3.703cm" style:legend-expansion="high" chart:style-name="ch3"/>
        <chart:plot-area chart:style-name="ch4" table:cell-range-address="'2 Phases Hybrid'.R17:'2 Phases Hybrid'.AG20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2 Phases Hybrid'.S17:'2 Phases Hybrid'.AG17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2 Phases Hybrid'.S18:'2 Phases Hybrid'.AG18" chart:label-cell-address="'2 Phases Hybrid'.R18:'2 Phases Hybrid'.R18" chart:class="chart:bar">
            <chart:data-point chart:repeated="15"/>
          </chart:series>
          <chart:series chart:style-name="ch10" chart:values-cell-range-address="'2 Phases Hybrid'.S19:'2 Phases Hybrid'.AG19" chart:label-cell-address="'2 Phases Hybrid'.R19:'2 Phases Hybrid'.R19" chart:class="chart:bar">
            <chart:data-point chart:repeated="15"/>
          </chart:series>
          <chart:series chart:style-name="ch11" chart:values-cell-range-address="'2 Phases Hybrid'.S20:'2 Phases Hybrid'.AG20" chart:label-cell-address="'2 Phases Hybrid'.R20:'2 Phases Hybrid'.R20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17:'2 Phases Hybrid'.AG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18:'2 Phases Hybrid'.R18</svg:desc>
                </draw:g>
              </table:table-cell>
              <table:table-cell office:value-type="float" office:value="1.31132995230379">
                <text:p>1.31132995230379</text:p>
                <draw:g>
                  <svg:desc>'2 Phases Hybrid'.S18:'2 Phases Hybrid'.AG18</svg:desc>
                </draw:g>
              </table:table-cell>
              <table:table-cell office:value-type="float" office:value="0.426836453803508">
                <text:p>0.426836453803508</text:p>
              </table:table-cell>
              <table:table-cell office:value-type="float" office:value="0.172310968521954">
                <text:p>0.172310968521954</text:p>
              </table:table-cell>
              <table:table-cell office:value-type="float" office:value="-0.0215455666347714">
                <text:p>-0.0215455666347714</text:p>
              </table:table-cell>
              <table:table-cell office:value-type="float" office:value="0.232742062720737">
                <text:p>0.232742062720737</text:p>
              </table:table-cell>
              <table:table-cell office:value-type="float" office:value="0.00902574208691021">
                <text:p>0.00902574208691021</text:p>
              </table:table-cell>
              <table:table-cell office:value-type="float" office:value="0.793580867368156">
                <text:p>0.793580867368156</text:p>
              </table:table-cell>
              <table:table-cell office:value-type="float" office:value="0.0386201619497028">
                <text:p>0.0386201619497028</text:p>
              </table:table-cell>
              <table:table-cell office:value-type="float" office:value="0.413132050434872">
                <text:p>0.413132050434872</text:p>
              </table:table-cell>
              <table:table-cell office:value-type="float" office:value="-0.0293742233117054">
                <text:p>-0.0293742233117054</text:p>
              </table:table-cell>
              <table:table-cell office:value-type="float" office:value="-0.0611801749737897">
                <text:p>-0.0611801749737897</text:p>
              </table:table-cell>
              <table:table-cell office:value-type="float" office:value="0.0515383905153274">
                <text:p>0.0515383905153274</text:p>
              </table:table-cell>
              <table:table-cell office:value-type="float" office:value="-0.0311436253853076">
                <text:p>-0.0311436253853076</text:p>
              </table:table-cell>
              <table:table-cell office:value-type="float" office:value="0.426836453803508">
                <text:p>0.426836453803508</text:p>
              </table:table-cell>
              <table:table-cell office:value-type="float" office:value="-0.00806545028105216">
                <text:p>-0.00806545028105216</text:p>
              </table:table-cell>
            </table:table-row>
            <table:table-row>
              <table:table-cell office:value-type="string">
                <text:p>DE</text:p>
                <draw:g>
                  <svg:desc>'2 Phases Hybrid'.R19:'2 Phases Hybrid'.R19</svg:desc>
                </draw:g>
              </table:table-cell>
              <table:table-cell office:value-type="float" office:value="1.08386080086657">
                <text:p>1.08386080086657</text:p>
                <draw:g>
                  <svg:desc>'2 Phases Hybrid'.S19:'2 Phases Hybrid'.AG19</svg:desc>
                </draw:g>
              </table:table-cell>
              <table:table-cell office:value-type="float" office:value="0.566673137606117">
                <text:p>0.566673137606117</text:p>
              </table:table-cell>
              <table:table-cell office:value-type="float" office:value="0.0948203803547999">
                <text:p>0.0948203803547999</text:p>
              </table:table-cell>
              <table:table-cell office:value-type="float" office:value="0.300378064870702">
                <text:p>0.300378064870702</text:p>
              </table:table-cell>
              <table:table-cell office:value-type="float" office:value="0.366236123718293">
                <text:p>0.366236123718293</text:p>
              </table:table-cell>
              <table:table-cell office:value-type="float" office:value="-0.078209514341813">
                <text:p>-0.078209514341813</text:p>
              </table:table-cell>
              <table:table-cell office:value-type="float" office:value="-0.447088549783491">
                <text:p>-0.447088549783491</text:p>
              </table:table-cell>
              <table:table-cell office:value-type="float" office:value="-0.0118425274432471">
                <text:p>-0.0118425274432471</text:p>
              </table:table-cell>
              <table:table-cell office:value-type="float" office:value="0.359456020120987">
                <text:p>0.359456020120987</text:p>
              </table:table-cell>
              <table:table-cell office:value-type="float" office:value="0.00389116623691048">
                <text:p>0.00389116623691048</text:p>
              </table:table-cell>
              <table:table-cell office:value-type="float" office:value="-0.0224592940534652">
                <text:p>-0.0224592940534652</text:p>
              </table:table-cell>
              <table:table-cell office:value-type="float" office:value="0.208441356438567">
                <text:p>0.208441356438567</text:p>
              </table:table-cell>
              <table:table-cell office:value-type="float" office:value="-0.0158779171388898">
                <text:p>-0.0158779171388898</text:p>
              </table:table-cell>
              <table:table-cell office:value-type="float" office:value="0.566673137606117">
                <text:p>0.566673137606117</text:p>
              </table:table-cell>
              <table:table-cell office:value-type="float" office:value="-0.0146633582643872">
                <text:p>-0.0146633582643872</text:p>
              </table:table-cell>
            </table:table-row>
            <table:table-row>
              <table:table-cell office:value-type="string">
                <text:p>PSO</text:p>
                <draw:g>
                  <svg:desc>'2 Phases Hybrid'.R20:'2 Phases Hybrid'.R20</svg:desc>
                </draw:g>
              </table:table-cell>
              <table:table-cell office:value-type="float" office:value="3.92334765649783">
                <text:p>3.92334765649783</text:p>
                <draw:g>
                  <svg:desc>'2 Phases Hybrid'.S20:'2 Phases Hybrid'.AG20</svg:desc>
                </draw:g>
              </table:table-cell>
              <table:table-cell office:value-type="float" office:value="0.918344928962275">
                <text:p>0.918344928962275</text:p>
              </table:table-cell>
              <table:table-cell office:value-type="float" office:value="0.0806264869218057">
                <text:p>0.0806264869218057</text:p>
              </table:table-cell>
              <table:table-cell office:value-type="float" office:value="0.0297894708318556">
                <text:p>0.0297894708318556</text:p>
              </table:table-cell>
              <table:table-cell office:value-type="float" office:value="0.492900011108703">
                <text:p>0.492900011108703</text:p>
              </table:table-cell>
              <table:table-cell office:value-type="float" office:value="0.134177107576766">
                <text:p>0.134177107576766</text:p>
              </table:table-cell>
              <table:table-cell office:value-type="float" office:value="0.086003705618382">
                <text:p>0.086003705618382</text:p>
              </table:table-cell>
              <table:table-cell office:value-type="float" office:value="-0.00802120900541637">
                <text:p>-0.00802120900541637</text:p>
              </table:table-cell>
              <table:table-cell office:value-type="float" office:value="0.149527013754348">
                <text:p>0.149527013754348</text:p>
              </table:table-cell>
              <table:table-cell office:value-type="float" office:value="-0.0487110627223279">
                <text:p>-0.0487110627223279</text:p>
              </table:table-cell>
              <table:table-cell office:value-type="float" office:value="0.024895960107485">
                <text:p>0.024895960107485</text:p>
              </table:table-cell>
              <table:table-cell office:value-type="float" office:value="0.229937685907934">
                <text:p>0.229937685907934</text:p>
              </table:table-cell>
              <table:table-cell office:value-type="float" office:value="0.00774777800073995">
                <text:p>0.00774777800073995</text:p>
              </table:table-cell>
              <table:table-cell office:value-type="float" office:value="0.426836453803508">
                <text:p>0.426836453803508</text:p>
              </table:table-cell>
              <table:table-cell office:value-type="float" office:value="-0.00700490156865849">
                <text:p>-0.007004901568658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14cm" svg:y="0.316cm" chart:style-name="ch2">
          <text:p>Relative gain in fitness on training data.</text:p>
        </chart:title>
        <chart:legend chart:legend-position="end" svg:x="14.504cm" svg:y="3.703cm" style:legend-expansion="high" chart:style-name="ch3"/>
        <chart:plot-area chart:style-name="ch4" table:cell-range-address="'10 Phases Hybrid'.R2:'10 Phases Hybrid'.AG5" chart:data-source-has-labels="both" svg:x="1.331cm" svg:y="1.275cm" svg:width="12.853cm" svg:height="7.545cm">
          <chartooo:coordinate-region svg:x="1.873cm" svg:y="1.468cm" svg:width="12.311cm" svg:height="7.146cm"/>
          <chart:axis chart:dimension="x" chart:name="primary-x" chart:style-name="ch5" chartooo:axis-type="auto">
            <chartooo:date-scale/>
            <chart:categories table:cell-range-address="'10 Phases Hybrid'.S2:'10 Phases Hybrid'.AG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10 Phases Hybrid'.S3:'10 Phases Hybrid'.AG3" chart:label-cell-address="'10 Phases Hybrid'.R3:'10 Phases Hybrid'.R3" chart:class="chart:bar">
            <chart:data-point chart:repeated="15"/>
          </chart:series>
          <chart:series chart:style-name="ch10" chart:values-cell-range-address="'10 Phases Hybrid'.S4:'10 Phases Hybrid'.AG4" chart:label-cell-address="'10 Phases Hybrid'.R4:'10 Phases Hybrid'.R4" chart:class="chart:bar">
            <chart:data-point chart:repeated="15"/>
          </chart:series>
          <chart:series chart:style-name="ch11" chart:values-cell-range-address="'10 Phases Hybrid'.S5:'10 Phases Hybrid'.AG5" chart:label-cell-address="'10 Phases Hybrid'.R5:'10 Phases Hybrid'.R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2:'10 Phases Hybrid'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3:'10 Phases Hybrid'.R3</svg:desc>
                </draw:g>
              </table:table-cell>
              <table:table-cell office:value-type="float" office:value="0">
                <text:p>0</text:p>
                <draw:g>
                  <svg:desc>'10 Phases Hybrid'.S3:'10 Phases Hybrid'.AG3</svg:desc>
                </draw:g>
              </table:table-cell>
              <table:table-cell office:value-type="float" office:value="-0.798329820353418">
                <text:p>-0.798329820353418</text:p>
              </table:table-cell>
              <table:table-cell office:value-type="float" office:value="-0.170117553556507">
                <text:p>-0.170117553556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5398390737407">
                <text:p>3.65398390737407</text:p>
              </table:table-cell>
              <table:table-cell office:value-type="float" office:value="-0.751781438809925">
                <text:p>-0.751781438809925</text:p>
              </table:table-cell>
              <table:table-cell office:value-type="float" office:value="0.262688344301696">
                <text:p>0.262688344301696</text:p>
              </table:table-cell>
              <table:table-cell office:value-type="float" office:value="-0.987584625237567">
                <text:p>-0.987584625237567</text:p>
              </table:table-cell>
              <table:table-cell office:value-type="float" office:value="-0.155957957958983">
                <text:p>-0.155957957958983</text:p>
              </table:table-cell>
              <table:table-cell office:value-type="float" office:value="0.0704073217401197">
                <text:p>0.0704073217401197</text:p>
              </table:table-cell>
              <table:table-cell office:value-type="float" office:value="0.77415185895471">
                <text:p>0.77415185895471</text:p>
              </table:table-cell>
              <table:table-cell office:value-type="float" office:value="-0.246110668540167">
                <text:p>-0.246110668540167</text:p>
              </table:table-cell>
              <table:table-cell office:value-type="float" office:value="0.0637085593914174">
                <text:p>0.0637085593914174</text:p>
              </table:table-cell>
            </table:table-row>
            <table:table-row>
              <table:table-cell office:value-type="string">
                <text:p>DE</text:p>
                <draw:g>
                  <svg:desc>'10 Phases Hybrid'.R4:'10 Phases Hybrid'.R4</svg:desc>
                </draw:g>
              </table:table-cell>
              <table:table-cell office:value-type="float" office:value="0">
                <text:p>0</text:p>
                <draw:g>
                  <svg:desc>'10 Phases Hybrid'.S4:'10 Phases Hybrid'.AG4</svg:desc>
                </draw:g>
              </table:table-cell>
              <table:table-cell office:value-type="float" office:value="-0.136439235473757">
                <text:p>-0.136439235473757</text:p>
              </table:table-cell>
              <table:table-cell office:value-type="float" office:value="-0.901702463505302">
                <text:p>-0.901702463505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65816994307949">
                <text:p>-0.65816994307949</text:p>
              </table:table-cell>
              <table:table-cell office:value-type="float" office:value="1.44963265047007">
                <text:p>1.44963265047007</text:p>
              </table:table-cell>
              <table:table-cell office:value-type="float" office:value="0.0795430074029061">
                <text:p>0.0795430074029061</text:p>
              </table:table-cell>
              <table:table-cell office:value-type="float" office:value="-0.684449465578095">
                <text:p>-0.684449465578095</text:p>
              </table:table-cell>
              <table:table-cell office:value-type="float" office:value="-0.0231916626619337">
                <text:p>-0.0231916626619337</text:p>
              </table:table-cell>
              <table:table-cell office:value-type="float" office:value="0.138933940256924">
                <text:p>0.138933940256924</text:p>
              </table:table-cell>
              <table:table-cell office:value-type="float" office:value="0.298634783124435">
                <text:p>0.298634783124435</text:p>
              </table:table-cell>
              <table:table-cell office:value-type="float" office:value="-0.136439235473757">
                <text:p>-0.136439235473757</text:p>
              </table:table-cell>
              <table:table-cell office:value-type="float" office:value="0.27669152884504">
                <text:p>0.27669152884504</text:p>
              </table:table-cell>
            </table:table-row>
            <table:table-row>
              <table:table-cell office:value-type="string">
                <text:p>PSO</text:p>
                <draw:g>
                  <svg:desc>'10 Phases Hybrid'.R5:'10 Phases Hybrid'.R5</svg:desc>
                </draw:g>
              </table:table-cell>
              <table:table-cell office:value-type="float" office:value="0">
                <text:p>0</text:p>
                <draw:g>
                  <svg:desc>'10 Phases Hybrid'.S5:'10 Phases Hybrid'.AG5</svg:desc>
                </draw:g>
              </table:table-cell>
              <table:table-cell office:value-type="float" office:value="0.776410588807342">
                <text:p>0.776410588807342</text:p>
              </table:table-cell>
              <table:table-cell office:value-type="float" office:value="0.296665190261531">
                <text:p>0.296665190261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63865850534625">
                <text:p>-0.163865850534625</text:p>
              </table:table-cell>
              <table:table-cell office:value-type="float" office:value="0.80174661921946">
                <text:p>0.80174661921946</text:p>
              </table:table-cell>
              <table:table-cell office:value-type="float" office:value="0.57275546515422">
                <text:p>0.57275546515422</text:p>
              </table:table-cell>
              <table:table-cell office:value-type="float" office:value="-0.739451627363021">
                <text:p>-0.739451627363021</text:p>
              </table:table-cell>
              <table:table-cell office:value-type="float" office:value="-0.0529585947447796">
                <text:p>-0.0529585947447796</text:p>
              </table:table-cell>
              <table:table-cell office:value-type="float" office:value="0.323252100171687">
                <text:p>0.323252100171687</text:p>
              </table:table-cell>
              <table:table-cell office:value-type="float" office:value="0.900093901543398">
                <text:p>0.900093901543398</text:p>
              </table:table-cell>
              <table:table-cell office:value-type="float" office:value="-0.198321940964107">
                <text:p>-0.198321940964107</text:p>
              </table:table-cell>
              <table:table-cell office:value-type="float" office:value="0.876564213983846">
                <text:p>0.87656421398384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51cm" svg:y="0.316cm" chart:style-name="ch2">
          <text:p>Relative gain in fitness on full data.</text:p>
        </chart:title>
        <chart:legend chart:legend-position="end" svg:x="14.504cm" svg:y="3.703cm" style:legend-expansion="high" chart:style-name="ch3"/>
        <chart:plot-area chart:style-name="ch4" table:cell-range-address="'10 Phases Hybrid'.R7:'10 Phases Hybrid'.AG10" chart:data-source-has-labels="both" svg:x="0.32cm" svg:y="1.275cm" svg:width="13.864cm" svg:height="7.545cm">
          <chartooo:coordinate-region svg:x="0.862cm" svg:y="1.468cm" svg:width="13.322cm" svg:height="7.146cm"/>
          <chart:axis chart:dimension="x" chart:name="primary-x" chart:style-name="ch5" chartooo:axis-type="auto">
            <chartooo:date-scale/>
            <chart:categories table:cell-range-address="'10 Phases Hybrid'.S7:'10 Phases Hybrid'.A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 Phases Hybrid'.S8:'10 Phases Hybrid'.AG8" chart:label-cell-address="'10 Phases Hybrid'.R8:'10 Phases Hybrid'.R8" chart:class="chart:bar">
            <chart:data-point chart:repeated="15"/>
          </chart:series>
          <chart:series chart:style-name="ch9" chart:values-cell-range-address="'10 Phases Hybrid'.S9:'10 Phases Hybrid'.AG9" chart:label-cell-address="'10 Phases Hybrid'.R9:'10 Phases Hybrid'.R9" chart:class="chart:bar">
            <chart:data-point chart:repeated="15"/>
          </chart:series>
          <chart:series chart:style-name="ch10" chart:values-cell-range-address="'10 Phases Hybrid'.S10:'10 Phases Hybrid'.AG10" chart:label-cell-address="'10 Phases Hybrid'.R10:'10 Phases Hybrid'.R10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7:'10 Phases Hybrid'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8:'10 Phases Hybrid'.R8</svg:desc>
                </draw:g>
              </table:table-cell>
              <table:table-cell office:value-type="float" office:value="0">
                <text:p>0</text:p>
                <draw:g>
                  <svg:desc>'10 Phases Hybrid'.S8:'10 Phases Hybrid'.AG8</svg:desc>
                </draw:g>
              </table:table-cell>
              <table:table-cell office:value-type="float" office:value="-0.572027286391791">
                <text:p>-0.572027286391791</text:p>
              </table:table-cell>
              <table:table-cell office:value-type="float" office:value="0.0362295440862945">
                <text:p>0.0362295440862945</text:p>
              </table:table-cell>
              <table:table-cell office:value-type="float" office:value="0">
                <text:p>0</text:p>
              </table:table-cell>
              <table:table-cell office:value-type="float" office:value="0.301029995663981">
                <text:p>0.301029995663981</text:p>
              </table:table-cell>
              <table:table-cell office:value-type="float" office:value="0.585009279902461">
                <text:p>0.585009279902461</text:p>
              </table:table-cell>
              <table:table-cell office:value-type="float" office:value="3.62572390952576">
                <text:p>3.62572390952576</text:p>
              </table:table-cell>
              <table:table-cell office:value-type="float" office:value="-0.719421629631924">
                <text:p>-0.719421629631924</text:p>
              </table:table-cell>
              <table:table-cell office:value-type="float" office:value="0.228913405994688">
                <text:p>0.228913405994688</text:p>
              </table:table-cell>
              <table:table-cell office:value-type="float" office:value="-1.01650902818483">
                <text:p>-1.01650902818483</text:p>
              </table:table-cell>
              <table:table-cell office:value-type="float" office:value="-0.551757587365561">
                <text:p>-0.551757587365561</text:p>
              </table:table-cell>
              <table:table-cell office:value-type="float" office:value="0.0711452904510828">
                <text:p>0.0711452904510828</text:p>
              </table:table-cell>
              <table:table-cell office:value-type="float" office:value="0.568084331315394">
                <text:p>0.568084331315394</text:p>
              </table:table-cell>
              <table:table-cell office:value-type="float" office:value="-0.0832829224011875">
                <text:p>-0.0832829224011875</text:p>
              </table:table-cell>
              <table:table-cell office:value-type="float" office:value="-0.173342208124131">
                <text:p>-0.173342208124131</text:p>
              </table:table-cell>
            </table:table-row>
            <table:table-row>
              <table:table-cell office:value-type="string">
                <text:p>DE</text:p>
                <draw:g>
                  <svg:desc>'10 Phases Hybrid'.R9:'10 Phases Hybrid'.R9</svg:desc>
                </draw:g>
              </table:table-cell>
              <table:table-cell office:value-type="float" office:value="0">
                <text:p>0</text:p>
                <draw:g>
                  <svg:desc>'10 Phases Hybrid'.S9:'10 Phases Hybrid'.AG9</svg:desc>
                </draw:g>
              </table:table-cell>
              <table:table-cell office:value-type="float" office:value="-0.147154181985003">
                <text:p>-0.147154181985003</text:p>
              </table:table-cell>
              <table:table-cell office:value-type="float" office:value="-0.844056982028163">
                <text:p>-0.844056982028163</text:p>
              </table:table-cell>
              <table:table-cell office:value-type="float" office:value="0">
                <text:p>0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.585009279902461">
                <text:p>0.585009279902461</text:p>
              </table:table-cell>
              <table:table-cell office:value-type="float" office:value="-0.651305809734459">
                <text:p>-0.651305809734459</text:p>
              </table:table-cell>
              <table:table-cell office:value-type="float" office:value="1.59824319165362">
                <text:p>1.59824319165362</text:p>
              </table:table-cell>
              <table:table-cell office:value-type="float" office:value="0.0132586652835165">
                <text:p>0.0132586652835165</text:p>
              </table:table-cell>
              <table:table-cell office:value-type="float" office:value="-0.772884917410875">
                <text:p>-0.772884917410875</text:p>
              </table:table-cell>
              <table:table-cell office:value-type="float" office:value="-0.043255454717309">
                <text:p>-0.043255454717309</text:p>
              </table:table-cell>
              <table:table-cell office:value-type="float" office:value="-0.54867419151048">
                <text:p>-0.54867419151048</text:p>
              </table:table-cell>
              <table:table-cell office:value-type="float" office:value="-0.317584138322641">
                <text:p>-0.317584138322641</text:p>
              </table:table-cell>
              <table:table-cell office:value-type="float" office:value="-0.147154181985003">
                <text:p>-0.147154181985003</text:p>
              </table:table-cell>
              <table:table-cell office:value-type="float" office:value="0.00216606175650763">
                <text:p>0.00216606175650763</text:p>
              </table:table-cell>
            </table:table-row>
            <table:table-row>
              <table:table-cell office:value-type="string">
                <text:p>PSO</text:p>
                <draw:g>
                  <svg:desc>'10 Phases Hybrid'.R10:'10 Phases Hybrid'.R10</svg:desc>
                </draw:g>
              </table:table-cell>
              <table:table-cell office:value-type="float" office:value="0">
                <text:p>0</text:p>
                <draw:g>
                  <svg:desc>'10 Phases Hybrid'.S10:'10 Phases Hybrid'.AG10</svg:desc>
                </draw:g>
              </table:table-cell>
              <table:table-cell office:value-type="float" office:value="-0.904481957676849">
                <text:p>-0.904481957676849</text:p>
              </table:table-cell>
              <table:table-cell office:value-type="float" office:value="0.488973524726508">
                <text:p>0.488973524726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5009279902461">
                <text:p>0.585009279902461</text:p>
              </table:table-cell>
              <table:table-cell office:value-type="float" office:value="-0.153724757587787">
                <text:p>-0.153724757587787</text:p>
              </table:table-cell>
              <table:table-cell office:value-type="float" office:value="0.675595056386746">
                <text:p>0.675595056386746</text:p>
              </table:table-cell>
              <table:table-cell office:value-type="float" office:value="0.239549720840473">
                <text:p>0.239549720840473</text:p>
              </table:table-cell>
              <table:table-cell office:value-type="float" office:value="-1.5099009949367">
                <text:p>-1.5099009949367</text:p>
              </table:table-cell>
              <table:table-cell office:value-type="float" office:value="-0.553307533628473">
                <text:p>-0.553307533628473</text:p>
              </table:table-cell>
              <table:table-cell office:value-type="float" office:value="0.164055291893452">
                <text:p>0.164055291893452</text:p>
              </table:table-cell>
              <table:table-cell office:value-type="float" office:value="0.488691698316941">
                <text:p>0.488691698316941</text:p>
              </table:table-cell>
              <table:table-cell office:value-type="float" office:value="-0.149782758201611">
                <text:p>-0.149782758201611</text:p>
              </table:table-cell>
              <table:table-cell office:value-type="float" office:value="-0.136379779729684">
                <text:p>-0.13637977972968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10 Phases Hybrid'.R12:'10 Phases Hybrid'.AG15" chart:data-source-has-labels="both" svg:x="0.32cm" svg:y="1.275cm" svg:width="13.864cm" svg:height="7.545cm">
          <chartooo:coordinate-region svg:x="0.941cm" svg:y="1.474cm" svg:width="13.243cm" svg:height="7.147cm"/>
          <chart:axis chart:dimension="x" chart:name="primary-x" chart:style-name="ch5" chartooo:axis-type="auto">
            <chartooo:date-scale/>
            <chart:categories table:cell-range-address="'10 Phases Hybrid'.S12:'10 Phases Hybrid'.AG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 Phases Hybrid'.S13:'10 Phases Hybrid'.AG13" chart:label-cell-address="'10 Phases Hybrid'.R13:'10 Phases Hybrid'.R13" chart:class="chart:bar">
            <chart:data-point chart:repeated="15"/>
          </chart:series>
          <chart:series chart:style-name="ch9" chart:values-cell-range-address="'10 Phases Hybrid'.S14:'10 Phases Hybrid'.AG14" chart:label-cell-address="'10 Phases Hybrid'.R14:'10 Phases Hybrid'.R14" chart:class="chart:bar">
            <chart:data-point chart:repeated="15"/>
          </chart:series>
          <chart:series chart:style-name="ch10" chart:values-cell-range-address="'10 Phases Hybrid'.S15:'10 Phases Hybrid'.AG15" chart:label-cell-address="'10 Phases Hybrid'.R15:'10 Phases Hybrid'.R15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12:'10 Phases Hybrid'.A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13:'10 Phases Hybrid'.R13</svg:desc>
                </draw:g>
              </table:table-cell>
              <table:table-cell office:value-type="float" office:value="0.547774705387823">
                <text:p>0.547774705387823</text:p>
                <draw:g>
                  <svg:desc>'10 Phases Hybrid'.S13:'10 Phases Hybrid'.AG13</svg:desc>
                </draw:g>
              </table:table-cell>
              <table:table-cell office:value-type="float" office:value="-0.394479476562531">
                <text:p>-0.394479476562531</text:p>
              </table:table-cell>
              <table:table-cell office:value-type="float" office:value="-0.0808695861393855">
                <text:p>-0.0808695861393855</text:p>
              </table:table-cell>
              <table:table-cell office:value-type="float" office:value="1.12904505988796">
                <text:p>1.12904505988796</text:p>
              </table:table-cell>
              <table:table-cell office:value-type="float" office:value="11.5444401373177">
                <text:p>11.5444401373177</text:p>
              </table:table-cell>
              <table:table-cell office:value-type="float" office:value="1.92427928606188">
                <text:p>1.92427928606188</text:p>
              </table:table-cell>
              <table:table-cell office:value-type="float" office:value="0.0257153839013406">
                <text:p>0.0257153839013406</text:p>
              </table:table-cell>
              <table:table-cell office:value-type="float" office:value="-0.675306086138225">
                <text:p>-0.675306086138225</text:p>
              </table:table-cell>
              <table:table-cell office:value-type="float" office:value="-0.371508895032877">
                <text:p>-0.371508895032877</text:p>
              </table:table-cell>
              <table:table-cell office:value-type="float" office:value="-0.815024809301739">
                <text:p>-0.815024809301739</text:p>
              </table:table-cell>
              <table:table-cell office:value-type="float" office:value="-0.108574057152006">
                <text:p>-0.108574057152006</text:p>
              </table:table-cell>
              <table:table-cell office:value-type="float" office:value="0.0145205387579237">
                <text:p>0.0145205387579237</text:p>
              </table:table-cell>
              <table:table-cell office:value-type="float" office:value="0.747800090864369">
                <text:p>0.747800090864369</text:p>
              </table:table-cell>
              <table:table-cell office:value-type="float" office:value="0.0174507295105361">
                <text:p>0.0174507295105361</text:p>
              </table:table-cell>
              <table:table-cell office:value-type="float" office:value="-0.100617294466735">
                <text:p>-0.100617294466735</text:p>
              </table:table-cell>
            </table:table-row>
            <table:table-row>
              <table:table-cell office:value-type="string">
                <text:p>DE</text:p>
                <draw:g>
                  <svg:desc>'10 Phases Hybrid'.R14:'10 Phases Hybrid'.R14</svg:desc>
                </draw:g>
              </table:table-cell>
              <table:table-cell office:value-type="float" office:value="5.4491697321652">
                <text:p>5.4491697321652</text:p>
                <draw:g>
                  <svg:desc>'10 Phases Hybrid'.S14:'10 Phases Hybrid'.AG14</svg:desc>
                </draw:g>
              </table:table-cell>
              <table:table-cell office:value-type="float" office:value="0.367914738793753">
                <text:p>0.367914738793753</text:p>
              </table:table-cell>
              <table:table-cell office:value-type="float" office:value="-0.82623117686335">
                <text:p>-0.82623117686335</text:p>
              </table:table-cell>
              <table:table-cell office:value-type="float" office:value="0.839729375206388">
                <text:p>0.839729375206388</text:p>
              </table:table-cell>
              <table:table-cell office:value-type="float" office:value="3.62757066418054">
                <text:p>3.62757066418054</text:p>
              </table:table-cell>
              <table:table-cell office:value-type="float" office:value="7.49108141342319">
                <text:p>7.49108141342319</text:p>
              </table:table-cell>
              <table:table-cell office:value-type="float" office:value="1.1156105116743">
                <text:p>1.1156105116743</text:p>
              </table:table-cell>
              <table:table-cell office:value-type="float" office:value="0.695218918905151">
                <text:p>0.695218918905151</text:p>
              </table:table-cell>
              <table:table-cell office:value-type="float" office:value="0.0827853703164501">
                <text:p>0.0827853703164501</text:p>
              </table:table-cell>
              <table:table-cell office:value-type="float" office:value="-0.593971055036385">
                <text:p>-0.593971055036385</text:p>
              </table:table-cell>
              <table:table-cell office:value-type="float" office:value="-0.0276120008925272">
                <text:p>-0.0276120008925272</text:p>
              </table:table-cell>
              <table:table-cell office:value-type="float" office:value="0.126780577012009">
                <text:p>0.126780577012009</text:p>
              </table:table-cell>
              <table:table-cell office:value-type="float" office:value="0.207903530386052">
                <text:p>0.207903530386052</text:p>
              </table:table-cell>
              <table:table-cell office:value-type="float" office:value="0.367914738793753">
                <text:p>0.367914738793753</text:p>
              </table:table-cell>
              <table:table-cell office:value-type="float" office:value="0.241048150671644">
                <text:p>0.241048150671644</text:p>
              </table:table-cell>
            </table:table-row>
            <table:table-row>
              <table:table-cell office:value-type="string">
                <text:p>PSO</text:p>
                <draw:g>
                  <svg:desc>'10 Phases Hybrid'.R15:'10 Phases Hybrid'.R15</svg:desc>
                </draw:g>
              </table:table-cell>
              <table:table-cell office:value-type="float" office:value="5.92147838037569">
                <text:p>5.92147838037569</text:p>
                <draw:g>
                  <svg:desc>'10 Phases Hybrid'.S15:'10 Phases Hybrid'.AG15</svg:desc>
                </draw:g>
              </table:table-cell>
              <table:table-cell office:value-type="float" office:value="0.896029912396227">
                <text:p>0.896029912396227</text:p>
              </table:table-cell>
              <table:table-cell office:value-type="float" office:value="-0.125228362815702">
                <text:p>-0.125228362815702</text:p>
              </table:table-cell>
              <table:table-cell office:value-type="float" office:value="-0.0335766540563068">
                <text:p>-0.0335766540563068</text:p>
              </table:table-cell>
              <table:table-cell office:value-type="float" office:value="4.19672872262329">
                <text:p>4.19672872262329</text:p>
              </table:table-cell>
              <table:table-cell office:value-type="float" office:value="0.187238619831479">
                <text:p>0.187238619831479</text:p>
              </table:table-cell>
              <table:table-cell office:value-type="float" office:value="0.573219827114422">
                <text:p>0.573219827114422</text:p>
              </table:table-cell>
              <table:table-cell office:value-type="float" office:value="0.633165353683903">
                <text:p>0.633165353683903</text:p>
              </table:table-cell>
              <table:table-cell office:value-type="float" office:value="0.551449997972875">
                <text:p>0.551449997972875</text:p>
              </table:table-cell>
              <table:table-cell office:value-type="float" office:value="-0.749336080536756">
                <text:p>-0.749336080536756</text:p>
              </table:table-cell>
              <table:table-cell office:value-type="float" office:value="-0.143150321274828">
                <text:p>-0.143150321274828</text:p>
              </table:table-cell>
              <table:table-cell office:value-type="float" office:value="0.264345507050092">
                <text:p>0.264345507050092</text:p>
              </table:table-cell>
              <table:table-cell office:value-type="float" office:value="0.82033284489941">
                <text:p>0.82033284489941</text:p>
              </table:table-cell>
              <table:table-cell office:value-type="float" office:value="0.29907126002741">
                <text:p>0.29907126002741</text:p>
              </table:table-cell>
              <table:table-cell office:value-type="float" office:value="0.527887565952705">
                <text:p>0.52788756595270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78cm" svg:y="0.316cm" chart:style-name="ch2">
          <text:p>Relative gain in mean of 5 fittest on full data</text:p>
        </chart:title>
        <chart:legend chart:legend-position="end" svg:x="14.504cm" svg:y="3.703cm" style:legend-expansion="high" chart:style-name="ch3"/>
        <chart:plot-area chart:style-name="ch4" table:cell-range-address="'10 Phases Hybrid'.R17:'10 Phases Hybrid'.AG20" chart:data-source-has-labels="both" svg:x="0.32cm" svg:y="1.275cm" svg:width="13.864cm" svg:height="7.545cm">
          <chartooo:coordinate-region svg:x="0.941cm" svg:y="1.474cm" svg:width="13.243cm" svg:height="7.147cm"/>
          <chart:axis chart:dimension="x" chart:name="primary-x" chart:style-name="ch5" chartooo:axis-type="auto">
            <chartooo:date-scale/>
            <chart:categories table:cell-range-address="'10 Phases Hybrid'.S17:'10 Phases Hybrid'.AG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10 Phases Hybrid'.S18:'10 Phases Hybrid'.AG18" chart:label-cell-address="'10 Phases Hybrid'.R18:'10 Phases Hybrid'.R18" chart:class="chart:bar">
            <chart:data-point chart:repeated="15"/>
          </chart:series>
          <chart:series chart:style-name="ch9" chart:values-cell-range-address="'10 Phases Hybrid'.S19:'10 Phases Hybrid'.AG19" chart:label-cell-address="'10 Phases Hybrid'.R19:'10 Phases Hybrid'.R19" chart:class="chart:bar">
            <chart:data-point chart:repeated="15"/>
          </chart:series>
          <chart:series chart:style-name="ch10" chart:values-cell-range-address="'10 Phases Hybrid'.S20:'10 Phases Hybrid'.AG20" chart:label-cell-address="'10 Phases Hybrid'.R20:'10 Phases Hybrid'.R20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10 Phases Hybrid'.S17:'10 Phases Hybrid'.AG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10 Phases Hybrid'.R18:'10 Phases Hybrid'.R18</svg:desc>
                </draw:g>
              </table:table-cell>
              <table:table-cell office:value-type="float" office:value="0.530071568837378">
                <text:p>0.530071568837378</text:p>
                <draw:g>
                  <svg:desc>'10 Phases Hybrid'.S18:'10 Phases Hybrid'.AG18</svg:desc>
                </draw:g>
              </table:table-cell>
              <table:table-cell office:value-type="float" office:value="-0.330311291943792">
                <text:p>-0.330311291943792</text:p>
              </table:table-cell>
              <table:table-cell office:value-type="float" office:value="0.101403350555331">
                <text:p>0.101403350555331</text:p>
              </table:table-cell>
              <table:table-cell office:value-type="float" office:value="1.25017594808393">
                <text:p>1.25017594808393</text:p>
              </table:table-cell>
              <table:table-cell office:value-type="float" office:value="11.5850092799025">
                <text:p>11.5850092799025</text:p>
              </table:table-cell>
              <table:table-cell office:value-type="float" office:value="2.35353155907776">
                <text:p>2.35353155907776</text:p>
              </table:table-cell>
              <table:table-cell office:value-type="float" office:value="0.0655797147284484">
                <text:p>0.0655797147284484</text:p>
              </table:table-cell>
              <table:table-cell office:value-type="float" office:value="-0.66334017654558">
                <text:p>-0.66334017654558</text:p>
              </table:table-cell>
              <table:table-cell office:value-type="float" office:value="-0.340749531227339">
                <text:p>-0.340749531227339</text:p>
              </table:table-cell>
              <table:table-cell office:value-type="float" office:value="-0.851397345193906">
                <text:p>-0.851397345193906</text:p>
              </table:table-cell>
              <table:table-cell office:value-type="float" office:value="-0.402195157595707">
                <text:p>-0.402195157595707</text:p>
              </table:table-cell>
              <table:table-cell office:value-type="float" office:value="0.00860017176191757">
                <text:p>0.00860017176191757</text:p>
              </table:table-cell>
              <table:table-cell office:value-type="float" office:value="0.552424845704085">
                <text:p>0.552424845704085</text:p>
              </table:table-cell>
              <table:table-cell office:value-type="float" office:value="0.0681858617461616">
                <text:p>0.0681858617461616</text:p>
              </table:table-cell>
              <table:table-cell office:value-type="float" office:value="0.0115704435972782">
                <text:p>0.0115704435972782</text:p>
              </table:table-cell>
            </table:table-row>
            <table:table-row>
              <table:table-cell office:value-type="string">
                <text:p>DE</text:p>
                <draw:g>
                  <svg:desc>'10 Phases Hybrid'.R19:'10 Phases Hybrid'.R19</svg:desc>
                </draw:g>
              </table:table-cell>
              <table:table-cell office:value-type="float" office:value="5.46254772880266">
                <text:p>5.46254772880266</text:p>
                <draw:g>
                  <svg:desc>'10 Phases Hybrid'.S19:'10 Phases Hybrid'.AG19</svg:desc>
                </draw:g>
              </table:table-cell>
              <table:table-cell office:value-type="float" office:value="0.154119525515847">
                <text:p>0.154119525515847</text:p>
              </table:table-cell>
              <table:table-cell office:value-type="float" office:value="-1.89619627904404">
                <text:p>-1.89619627904404</text:p>
              </table:table-cell>
              <table:table-cell office:value-type="float" office:value="0.885191540606848">
                <text:p>0.885191540606848</text:p>
              </table:table-cell>
              <table:table-cell office:value-type="float" office:value="3.64787176530623">
                <text:p>3.64787176530623</text:p>
              </table:table-cell>
              <table:table-cell office:value-type="float" office:value="7.94811942438054">
                <text:p>7.94811942438054</text:p>
              </table:table-cell>
              <table:table-cell office:value-type="float" office:value="1.11727129565576">
                <text:p>1.11727129565576</text:p>
              </table:table-cell>
              <table:table-cell office:value-type="float" office:value="0.49734438101758">
                <text:p>0.49734438101758</text:p>
              </table:table-cell>
              <table:table-cell office:value-type="float" office:value="0.0240749873074262">
                <text:p>0.0240749873074262</text:p>
              </table:table-cell>
              <table:table-cell office:value-type="float" office:value="-0.657577319177794">
                <text:p>-0.657577319177794</text:p>
              </table:table-cell>
              <table:table-cell office:value-type="float" office:value="-0.0178645051962305">
                <text:p>-0.0178645051962305</text:p>
              </table:table-cell>
              <table:table-cell office:value-type="float" office:value="-0.289544135664575">
                <text:p>-0.289544135664575</text:p>
              </table:table-cell>
              <table:table-cell office:value-type="float" office:value="-0.08767164203959">
                <text:p>-0.08767164203959</text:p>
              </table:table-cell>
              <table:table-cell office:value-type="float" office:value="0.154119525515847">
                <text:p>0.154119525515847</text:p>
              </table:table-cell>
              <table:table-cell office:value-type="float" office:value="0.0166155475571774">
                <text:p>0.0166155475571774</text:p>
              </table:table-cell>
            </table:table-row>
            <table:table-row>
              <table:table-cell office:value-type="string">
                <text:p>PSO</text:p>
                <draw:g>
                  <svg:desc>'10 Phases Hybrid'.R20:'10 Phases Hybrid'.R20</svg:desc>
                </draw:g>
              </table:table-cell>
              <table:table-cell office:value-type="float" office:value="5.92875420217665">
                <text:p>5.92875420217665</text:p>
                <draw:g>
                  <svg:desc>'10 Phases Hybrid'.S20:'10 Phases Hybrid'.AG20</svg:desc>
                </draw:g>
              </table:table-cell>
              <table:table-cell office:value-type="float" office:value="-0.565431095965801">
                <text:p>-0.565431095965801</text:p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-0.0591847913491987">
                <text:p>-0.0591847913491987</text:p>
              </table:table-cell>
              <table:table-cell office:value-type="float" office:value="4.2043913319193">
                <text:p>4.2043913319193</text:p>
              </table:table-cell>
              <table:table-cell office:value-type="float" office:value="0.595716619943424">
                <text:p>0.595716619943424</text:p>
              </table:table-cell>
              <table:table-cell office:value-type="float" office:value="-0.308653235865178">
                <text:p>-0.308653235865178</text:p>
              </table:table-cell>
              <table:table-cell office:value-type="float" office:value="0.602059991327962">
                <text:p>0.602059991327962</text:p>
              </table:table-cell>
              <table:table-cell office:value-type="float" office:value="0.268343913951065">
                <text:p>0.268343913951065</text:p>
              </table:table-cell>
              <table:table-cell office:value-type="float" office:value="-0.97061622231479">
                <text:p>-0.97061622231479</text:p>
              </table:table-cell>
              <table:table-cell office:value-type="float" office:value="-0.418391633967943">
                <text:p>-0.418391633967943</text:p>
              </table:table-cell>
              <table:table-cell office:value-type="float" office:value="0.122870922864436">
                <text:p>0.122870922864436</text:p>
              </table:table-cell>
              <table:table-cell office:value-type="float" office:value="-0.727462222624763">
                <text:p>-0.727462222624763</text:p>
              </table:table-cell>
              <table:table-cell office:value-type="float" office:value="0.166133970305109">
                <text:p>0.166133970305109</text:p>
              </table:table-cell>
              <table:table-cell office:value-type="float" office:value="-0.0829148093594327">
                <text:p>-0.082914809359432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58cm" svg:y="0.316cm" chart:style-name="ch2">
          <text:p>Standard Deviation for Test Problem</text:p>
        </chart:title>
        <chart:subtitle svg:x="6.951cm" svg:y="1.275cm" chart:style-name="ch3">
          <text:p>-log(10, sd)</text:p>
        </chart:subtitle>
        <chart:legend chart:legend-position="end" svg:x="14.504cm" svg:y="3.703cm" style:legend-expansion="high" chart:style-name="ch4"/>
        <chart:plot-area chart:style-name="ch5" table:cell-range-address="TestProblem.E4:TestProblem.H4 TestProblem.F2:TestProblem.H2" chart:data-source-has-labels="both" svg:x="0.32cm" svg:y="2.138cm" svg:width="13.864cm" svg:height="6.682cm">
          <chartooo:coordinate-region svg:x="0.941cm" svg:y="2.337cm" svg:width="13.243cm" svg:height="5.836cm"/>
          <chart:axis chart:dimension="x" chart:name="primary-x" chart:style-name="ch6" chartooo:axis-type="auto">
            <chartooo:date-scale/>
            <chart:categories table:cell-range-address="TestProblem.E4:TestProblem.E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4:TestProblem.F4" chart:label-cell-address="TestProblem.F2:TestProblem.F2" chart:class="chart:bar">
            <chart:data-point/>
          </chart:series>
          <chart:series chart:style-name="ch10" chart:values-cell-range-address="TestProblem.G4:TestProblem.G4" chart:label-cell-address="TestProblem.G2:TestProblem.G2" chart:class="chart:bar">
            <chart:data-point/>
          </chart:series>
          <chart:series chart:style-name="ch11" chart:values-cell-range-address="TestProblem.H4:TestProblem.H4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D</text:p>
                <draw:g>
                  <svg:desc>TestProblem.E4:TestProblem.E4</svg:desc>
                </draw:g>
              </table:table-cell>
              <table:table-cell office:value-type="float" office:value="6.32365359002916">
                <text:p>6.32365359002916</text:p>
                <draw:g>
                  <svg:desc>TestProblem.F4:TestProblem.F4</svg:desc>
                </draw:g>
              </table:table-cell>
              <table:table-cell office:value-type="float" office:value="8.05633765107621">
                <text:p>8.05633765107621</text:p>
                <draw:g>
                  <svg:desc>TestProblem.G4:TestProblem.G4</svg:desc>
                </draw:g>
              </table:table-cell>
              <table:table-cell office:value-type="float" office:value="9.41365897991458">
                <text:p>9.41365897991458</text:p>
                <draw:g>
                  <svg:desc>TestProblem.H4:TestProblem.H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12cm" svg:y="0.316cm" chart:style-name="ch2">
          <text:p>Best fitness for test problem</text:p>
        </chart:title>
        <chart:subtitle svg:x="6.845cm" svg:y="1.275cm" chart:style-name="ch3">
          <text:p>-log(10, min)</text:p>
        </chart:subtitle>
        <chart:legend chart:legend-position="end" svg:x="14.504cm" svg:y="3.703cm" style:legend-expansion="high" chart:style-name="ch4"/>
        <chart:plot-area chart:style-name="ch5" table:cell-range-address="TestProblem.E5:TestProblem.H5 TestProblem.F2:TestProblem.H2" chart:data-source-has-labels="both" svg:x="0.32cm" svg:y="2.138cm" svg:width="13.864cm" svg:height="6.682cm">
          <chartooo:coordinate-region svg:x="0.941cm" svg:y="2.337cm" svg:width="13.243cm" svg:height="5.836cm"/>
          <chart:axis chart:dimension="x" chart:name="primary-x" chart:style-name="ch6" chartooo:axis-type="auto">
            <chartooo:date-scale/>
            <chart:categories table:cell-range-address="TestProblem.E5:TestProblem.E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estProblem.F5:TestProblem.F5" chart:label-cell-address="TestProblem.F2:TestProblem.F2" chart:class="chart:bar">
            <chart:data-point/>
          </chart:series>
          <chart:series chart:style-name="ch10" chart:values-cell-range-address="TestProblem.G5:TestProblem.G5" chart:label-cell-address="TestProblem.G2:TestProblem.G2" chart:class="chart:bar">
            <chart:data-point/>
          </chart:series>
          <chart:series chart:style-name="ch11" chart:values-cell-range-address="TestProblem.H5:TestProblem.H5" chart:label-cell-address="TestProblem.H2:TestProblem.H2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C</text:p>
                <draw:g>
                  <svg:desc>TestProblem.F2:TestProblem.F2</svg:desc>
                </draw:g>
              </table:table-cell>
              <table:table-cell office:value-type="string">
                <text:p>PSO</text:p>
                <draw:g>
                  <svg:desc>TestProblem.G2:TestProblem.G2</svg:desc>
                </draw:g>
              </table:table-cell>
              <table:table-cell office:value-type="string">
                <text:p>DE</text:p>
                <draw:g>
                  <svg:desc>TestProblem.H2:TestProblem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n</text:p>
                <draw:g>
                  <svg:desc>TestProblem.E5:TestProblem.E5</svg:desc>
                </draw:g>
              </table:table-cell>
              <table:table-cell office:value-type="float" office:value="10.9614534607417">
                <text:p>10.9614534607417</text:p>
                <draw:g>
                  <svg:desc>TestProblem.F5:TestProblem.F5</svg:desc>
                </draw:g>
              </table:table-cell>
              <table:table-cell office:value-type="float" office:value="12.8274849718262">
                <text:p>12.8274849718262</text:p>
                <draw:g>
                  <svg:desc>TestProblem.G5:TestProblem.G5</svg:desc>
                </draw:g>
              </table:table-cell>
              <table:table-cell office:value-type="float" office:value="15.653559774527">
                <text:p>15.653559774527</text:p>
                <draw:g>
                  <svg:desc>TestProblem.H5:TestProblem.H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14cm" svg:y="0.316cm" chart:style-name="ch2">
          <text:p>Relative gain in fitness on training data.</text:p>
        </chart:title>
        <chart:legend chart:legend-position="end" svg:x="14.504cm" svg:y="3.703cm" style:legend-expansion="high" chart:style-name="ch3"/>
        <chart:plot-area chart:style-name="ch4" table:cell-range-address="'2 Phases Hybrid'.R2:'2 Phases Hybrid'.AG5" chart:data-source-has-labels="both" svg:x="0.32cm" svg:y="1.275cm" svg:width="13.864cm" svg:height="7.545cm">
          <chartooo:coordinate-region svg:x="1.153cm" svg:y="1.474cm" svg:width="13.031cm" svg:height="7.147cm"/>
          <chart:axis chart:dimension="x" chart:name="primary-x" chart:style-name="ch5" chartooo:axis-type="auto">
            <chartooo:date-scale/>
            <chart:categories table:cell-range-address="'2 Phases Hybrid'.S2:'2 Phases Hybrid'.AG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 Phases Hybrid'.S3:'2 Phases Hybrid'.AG3" chart:label-cell-address="'2 Phases Hybrid'.R3:'2 Phases Hybrid'.R3" chart:class="chart:bar">
            <chart:data-point chart:repeated="15"/>
          </chart:series>
          <chart:series chart:style-name="ch9" chart:values-cell-range-address="'2 Phases Hybrid'.S4:'2 Phases Hybrid'.AG4" chart:label-cell-address="'2 Phases Hybrid'.R4:'2 Phases Hybrid'.R4" chart:class="chart:bar">
            <chart:data-point chart:repeated="15"/>
          </chart:series>
          <chart:series chart:style-name="ch10" chart:values-cell-range-address="'2 Phases Hybrid'.S5:'2 Phases Hybrid'.AG5" chart:label-cell-address="'2 Phases Hybrid'.R5:'2 Phases Hybrid'.R5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2:'2 Phases Hybrid'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3:'2 Phases Hybrid'.R3</svg:desc>
                </draw:g>
              </table:table-cell>
              <table:table-cell office:value-type="float" office:value="0">
                <text:p>0</text:p>
                <draw:g>
                  <svg:desc>'2 Phases Hybrid'.S3:'2 Phases Hybrid'.AG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112269768417271">
                <text:p>0.112269768417271</text:p>
              </table:table-cell>
              <table:table-cell office:value-type="float" office:value="1.26670196688409">
                <text:p>1.26670196688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2869538271402">
                <text:p>2.62869538271402</text:p>
              </table:table-cell>
              <table:table-cell office:value-type="float" office:value="0.0128372247051722">
                <text:p>0.0128372247051722</text:p>
              </table:table-cell>
              <table:table-cell office:value-type="float" office:value="0.461948495203762">
                <text:p>0.461948495203762</text:p>
              </table:table-cell>
              <table:table-cell office:value-type="float" office:value="-0.0170507114255013">
                <text:p>-0.0170507114255013</text:p>
              </table:table-cell>
              <table:table-cell office:value-type="float" office:value="0.150756439860309">
                <text:p>0.150756439860309</text:p>
              </table:table-cell>
              <table:table-cell office:value-type="float" office:value="0.0817072700973492">
                <text:p>0.0817072700973492</text:p>
              </table:table-cell>
              <table:table-cell office:value-type="float" office:value="0.147367107793786">
                <text:p>0.147367107793786</text:p>
              </table:table-cell>
              <table:table-cell office:value-type="float" office:value="0">
                <text:p>0</text:p>
              </table:table-cell>
              <table:table-cell office:value-type="float" office:value="-0.00130484168834428">
                <text:p>-0.00130484168834428</text:p>
              </table:table-cell>
            </table:table-row>
            <table:table-row>
              <table:table-cell office:value-type="string">
                <text:p>DE</text:p>
                <draw:g>
                  <svg:desc>'2 Phases Hybrid'.R4:'2 Phases Hybrid'.R4</svg:desc>
                </draw:g>
              </table:table-cell>
              <table:table-cell office:value-type="float" office:value="0">
                <text:p>0</text:p>
                <draw:g>
                  <svg:desc>'2 Phases Hybrid'.S4:'2 Phases Hybrid'.AG4</svg:desc>
                </draw:g>
              </table:table-cell>
              <table:table-cell office:value-type="float" office:value="0.186391215695493">
                <text:p>0.186391215695493</text:p>
              </table:table-cell>
              <table:table-cell office:value-type="float" office:value="0.0655797147284484">
                <text:p>0.0655797147284484</text:p>
              </table:table-cell>
              <table:table-cell office:value-type="float" office:value="0.465828815357436">
                <text:p>0.465828815357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587707490676953">
                <text:p>-0.587707490676953</text:p>
              </table:table-cell>
              <table:table-cell office:value-type="float" office:value="0.183554533618862">
                <text:p>0.183554533618862</text:p>
              </table:table-cell>
              <table:table-cell office:value-type="float" office:value="0.360593413565249">
                <text:p>0.360593413565249</text:p>
              </table:table-cell>
              <table:table-cell office:value-type="float" office:value="-0.0471107350890699">
                <text:p>-0.0471107350890699</text:p>
              </table:table-cell>
              <table:table-cell office:value-type="float" office:value="0.0827853703164501">
                <text:p>0.0827853703164501</text:p>
              </table:table-cell>
              <table:table-cell office:value-type="float" office:value="0.122870922864436">
                <text:p>0.122870922864436</text:p>
              </table:table-cell>
              <table:table-cell office:value-type="float" office:value="-0.0270107731446512">
                <text:p>-0.0270107731446512</text:p>
              </table:table-cell>
              <table:table-cell office:value-type="float" office:value="0.186391215695493">
                <text:p>0.186391215695493</text:p>
              </table:table-cell>
              <table:table-cell office:value-type="float" office:value="-0.00174066157630127">
                <text:p>-0.00174066157630127</text:p>
              </table:table-cell>
            </table:table-row>
            <table:table-row>
              <table:table-cell office:value-type="string">
                <text:p>PSO</text:p>
                <draw:g>
                  <svg:desc>'2 Phases Hybrid'.R5:'2 Phases Hybrid'.R5</svg:desc>
                </draw:g>
              </table:table-cell>
              <table:table-cell office:value-type="float" office:value="0">
                <text:p>0</text:p>
                <draw:g>
                  <svg:desc>'2 Phases Hybrid'.S5:'2 Phases Hybrid'.AG5</svg:desc>
                </draw:g>
              </table:table-cell>
              <table:table-cell office:value-type="float" office:value="0.264581729238077">
                <text:p>0.264581729238077</text:p>
              </table:table-cell>
              <table:table-cell office:value-type="float" office:value="0.0678145111618401">
                <text:p>0.0678145111618401</text:p>
              </table:table-cell>
              <table:table-cell office:value-type="float" office:value="0.0606978403536117">
                <text:p>0.0606978403536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78001568691729">
                <text:p>-0.078001568691729</text:p>
              </table:table-cell>
              <table:table-cell office:value-type="float" office:value="0.469380135849925">
                <text:p>0.469380135849925</text:p>
              </table:table-cell>
              <table:table-cell office:value-type="float" office:value="-0.0471591433242984">
                <text:p>-0.0471591433242984</text:p>
              </table:table-cell>
              <table:table-cell office:value-type="float" office:value="0.0884904701823962">
                <text:p>0.0884904701823962</text:p>
              </table:table-cell>
              <table:table-cell office:value-type="float" office:value="0.0958664534785426">
                <text:p>0.0958664534785426</text:p>
              </table:table-cell>
              <table:table-cell office:value-type="float" office:value="0.0398105541483504">
                <text:p>0.0398105541483504</text:p>
              </table:table-cell>
              <table:table-cell office:value-type="float" office:value="0">
                <text:p>0</text:p>
              </table:table-cell>
              <table:table-cell office:value-type="float" office:value="0.0689276116820718">
                <text:p>0.06892761168207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17cm" svg:y="0.316cm" chart:style-name="ch2">
          <text:p>Relative gain in fitness on full data</text:p>
        </chart:title>
        <chart:legend chart:legend-position="end" svg:x="14.504cm" svg:y="3.703cm" style:legend-expansion="high" chart:style-name="ch3"/>
        <chart:plot-area chart:style-name="ch4" table:cell-range-address="'2 Phases Hybrid'.R7:'2 Phases Hybrid'.AG10" chart:data-source-has-labels="both" svg:x="0.32cm" svg:y="1.275cm" svg:width="13.864cm" svg:height="7.545cm">
          <chartooo:coordinate-region svg:x="1.153cm" svg:y="1.474cm" svg:width="13.031cm" svg:height="7.147cm"/>
          <chart:axis chart:dimension="x" chart:name="primary-x" chart:style-name="ch5" chartooo:axis-type="auto">
            <chartooo:date-scale/>
            <chart:categories table:cell-range-address="'2 Phases Hybrid'.S7:'2 Phases Hybrid'.A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 Phases Hybrid'.S8:'2 Phases Hybrid'.AG8" chart:label-cell-address="'2 Phases Hybrid'.R8:'2 Phases Hybrid'.R8" chart:class="chart:bar">
            <chart:data-point chart:repeated="15"/>
          </chart:series>
          <chart:series chart:style-name="ch9" chart:values-cell-range-address="'2 Phases Hybrid'.S9:'2 Phases Hybrid'.AG9" chart:label-cell-address="'2 Phases Hybrid'.R9:'2 Phases Hybrid'.R9" chart:class="chart:bar">
            <chart:data-point chart:repeated="15"/>
          </chart:series>
          <chart:series chart:style-name="ch10" chart:values-cell-range-address="'2 Phases Hybrid'.S10:'2 Phases Hybrid'.AG10" chart:label-cell-address="'2 Phases Hybrid'.R10:'2 Phases Hybrid'.R10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2 Phases Hybrid'.S7:'2 Phases Hybrid'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2 Phases Hybrid'.R8:'2 Phases Hybrid'.R8</svg:desc>
                </draw:g>
              </table:table-cell>
              <table:table-cell office:value-type="float" office:value="0">
                <text:p>0</text:p>
                <draw:g>
                  <svg:desc>'2 Phases Hybrid'.S8:'2 Phases Hybrid'.AG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499928569201426">
                <text:p>0.0499928569201426</text:p>
              </table:table-cell>
              <table:table-cell office:value-type="float" office:value="1.27067883614471">
                <text:p>1.27067883614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8331215198308">
                <text:p>2.58331215198308</text:p>
              </table:table-cell>
              <table:table-cell office:value-type="float" office:value="0.0145205387579237">
                <text:p>0.0145205387579237</text:p>
              </table:table-cell>
              <table:table-cell office:value-type="float" office:value="0.429913697763755">
                <text:p>0.429913697763755</text:p>
              </table:table-cell>
              <table:table-cell office:value-type="float" office:value="0.00689370794790046">
                <text:p>0.00689370794790046</text:p>
              </table:table-cell>
              <table:table-cell office:value-type="float" office:value="-0.0691528083175029">
                <text:p>-0.0691528083175029</text:p>
              </table:table-cell>
              <table:table-cell office:value-type="float" office:value="0.0216027160282422">
                <text:p>0.0216027160282422</text:p>
              </table:table-cell>
              <table:table-cell office:value-type="float" office:value="-0.209785229756021">
                <text:p>-0.209785229756021</text:p>
              </table:table-cell>
              <table:table-cell office:value-type="float" office:value="0">
                <text:p>0</text:p>
              </table:table-cell>
              <table:table-cell office:value-type="float" office:value="-0.002701007590486">
                <text:p>-0.002701007590486</text:p>
              </table:table-cell>
            </table:table-row>
            <table:table-row>
              <table:table-cell office:value-type="string">
                <text:p>DE</text:p>
                <draw:g>
                  <svg:desc>'2 Phases Hybrid'.R9:'2 Phases Hybrid'.R9</svg:desc>
                </draw:g>
              </table:table-cell>
              <table:table-cell office:value-type="float" office:value="0">
                <text:p>0</text:p>
                <draw:g>
                  <svg:desc>'2 Phases Hybrid'.S9:'2 Phases Hybrid'.AG9</svg:desc>
                </draw:g>
              </table:table-cell>
              <table:table-cell office:value-type="float" office:value="0.203304916138483">
                <text:p>0.203304916138483</text:p>
              </table:table-cell>
              <table:table-cell office:value-type="float" office:value="0.0166155475571774">
                <text:p>0.0166155475571774</text:p>
              </table:table-cell>
              <table:table-cell office:value-type="float" office:value="0.440436766105774">
                <text:p>0.440436766105774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">
                <text:p>0</text:p>
              </table:table-cell>
              <table:table-cell office:value-type="float" office:value="-0.651111276928562">
                <text:p>-0.651111276928562</text:p>
              </table:table-cell>
              <table:table-cell office:value-type="float" office:value="0.223755453657241">
                <text:p>0.223755453657241</text:p>
              </table:table-cell>
              <table:table-cell office:value-type="float" office:value="0.301897717195208">
                <text:p>0.301897717195208</text:p>
              </table:table-cell>
              <table:table-cell office:value-type="float" office:value="-0.016960383953898">
                <text:p>-0.016960383953898</text:p>
              </table:table-cell>
              <table:table-cell office:value-type="float" office:value="-0.0297926411931453">
                <text:p>-0.0297926411931453</text:p>
              </table:table-cell>
              <table:table-cell office:value-type="float" office:value="0.0425755124401906">
                <text:p>0.0425755124401906</text:p>
              </table:table-cell>
              <table:table-cell office:value-type="float" office:value="-0.0184531949547638">
                <text:p>-0.0184531949547638</text:p>
              </table:table-cell>
              <table:table-cell office:value-type="float" office:value="0.203304916138483">
                <text:p>0.203304916138483</text:p>
              </table:table-cell>
              <table:table-cell office:value-type="float" office:value="-0.00130484168834428">
                <text:p>-0.00130484168834428</text:p>
              </table:table-cell>
            </table:table-row>
            <table:table-row>
              <table:table-cell office:value-type="string">
                <text:p>PSO</text:p>
                <draw:g>
                  <svg:desc>'2 Phases Hybrid'.R10:'2 Phases Hybrid'.R10</svg:desc>
                </draw:g>
              </table:table-cell>
              <table:table-cell office:value-type="float" office:value="0">
                <text:p>0</text:p>
                <draw:g>
                  <svg:desc>'2 Phases Hybrid'.S10:'2 Phases Hybrid'.AG10</svg:desc>
                </draw:g>
              </table:table-cell>
              <table:table-cell office:value-type="float" office:value="0.491081413423187">
                <text:p>0.491081413423187</text:p>
              </table:table-cell>
              <table:table-cell office:value-type="float" office:value="-0.0037072814586785">
                <text:p>-0.0037072814586785</text:p>
              </table:table-cell>
              <table:table-cell office:value-type="float" office:value="-0.068643849532072">
                <text:p>-0.068643849532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45997766873011">
                <text:p>-0.145997766873011</text:p>
              </table:table-cell>
              <table:table-cell office:value-type="float" office:value="0.412628520544375">
                <text:p>0.412628520544375</text:p>
              </table:table-cell>
              <table:table-cell office:value-type="float" office:value="-0.016960383953898">
                <text:p>-0.016960383953898</text:p>
              </table:table-cell>
              <table:table-cell office:value-type="float" office:value="0.105169427999332">
                <text:p>0.105169427999332</text:p>
              </table:table-cell>
              <table:table-cell office:value-type="float" office:value="0.0281644194244699">
                <text:p>0.0281644194244699</text:p>
              </table:table-cell>
              <table:table-cell office:value-type="float" office:value="0.0232524596337114">
                <text:p>0.0232524596337114</text:p>
              </table:table-cell>
              <table:table-cell office:value-type="float" office:value="0">
                <text:p>0</text:p>
              </table:table-cell>
              <table:table-cell office:value-type="float" office:value="0.028977705208778">
                <text:p>0.0289777052087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8cm" svg:y="0.316cm" chart:style-name="ch2">
          <text:p>Relative gain in fitness on training data</text:p>
        </chart:title>
        <chart:legend chart:legend-position="end" svg:x="14.504cm" svg:y="3.703cm" style:legend-expansion="high" chart:style-name="ch3"/>
        <chart:plot-area chart:style-name="ch4" table:cell-range-address="'5 Phases Hybrid'.R2:'5 Phases Hybrid'.AG5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5 Phases Hybrid'.S2:'5 Phases Hybrid'.AG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3:'5 Phases Hybrid'.AG3" chart:label-cell-address="'5 Phases Hybrid'.R3:'5 Phases Hybrid'.R3" chart:class="chart:bar">
            <chart:data-point chart:repeated="15"/>
          </chart:series>
          <chart:series chart:style-name="ch10" chart:values-cell-range-address="'5 Phases Hybrid'.S4:'5 Phases Hybrid'.AG4" chart:label-cell-address="'5 Phases Hybrid'.R4:'5 Phases Hybrid'.R4" chart:class="chart:bar">
            <chart:data-point chart:repeated="15"/>
          </chart:series>
          <chart:series chart:style-name="ch11" chart:values-cell-range-address="'5 Phases Hybrid'.S5:'5 Phases Hybrid'.AG5" chart:label-cell-address="'5 Phases Hybrid'.R5:'5 Phases Hybrid'.R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2:'5 Phases Hybrid'.A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3:'5 Phases Hybrid'.R3</svg:desc>
                </draw:g>
              </table:table-cell>
              <table:table-cell office:value-type="float" office:value="0">
                <text:p>0</text:p>
                <draw:g>
                  <svg:desc>'5 Phases Hybrid'.S3:'5 Phases Hybrid'.AG3</svg:desc>
                </draw:g>
              </table:table-cell>
              <table:table-cell office:value-type="float" office:value="0.0310042813635368">
                <text:p>0.0310042813635368</text:p>
              </table:table-cell>
              <table:table-cell office:value-type="float" office:value="0.374931553978188">
                <text:p>0.374931553978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31175386105575">
                <text:p>6.31175386105575</text:p>
              </table:table-cell>
              <table:table-cell office:value-type="float" office:value="-0.484523558617624">
                <text:p>-0.484523558617624</text:p>
              </table:table-cell>
              <table:table-cell office:value-type="float" office:value="0.0899051114393979">
                <text:p>0.0899051114393979</text:p>
              </table:table-cell>
              <table:table-cell office:value-type="float" office:value="-0.168834366090557">
                <text:p>-0.168834366090557</text:p>
              </table:table-cell>
              <table:table-cell office:value-type="float" office:value="0.0591846176313711">
                <text:p>0.0591846176313711</text:p>
              </table:table-cell>
              <table:table-cell office:value-type="float" office:value="0.120902817614527">
                <text:p>0.120902817614527</text:p>
              </table:table-cell>
              <table:table-cell office:value-type="float" office:value="0.227886704613674">
                <text:p>0.227886704613674</text:p>
              </table:table-cell>
              <table:table-cell office:value-type="float" office:value="0.0310042813635368">
                <text:p>0.0310042813635368</text:p>
              </table:table-cell>
              <table:table-cell office:value-type="float" office:value="-0.315423912611545">
                <text:p>-0.315423912611545</text:p>
              </table:table-cell>
            </table:table-row>
            <table:table-row>
              <table:table-cell office:value-type="string">
                <text:p>DE</text:p>
                <draw:g>
                  <svg:desc>'5 Phases Hybrid'.R4:'5 Phases Hybrid'.R4</svg:desc>
                </draw:g>
              </table:table-cell>
              <table:table-cell office:value-type="float" office:value="0">
                <text:p>0</text:p>
                <draw:g>
                  <svg:desc>'5 Phases Hybrid'.S4:'5 Phases Hybrid'.AG4</svg:desc>
                </draw:g>
              </table:table-cell>
              <table:table-cell office:value-type="float" office:value="0.0704073217401197">
                <text:p>0.0704073217401197</text:p>
              </table:table-cell>
              <table:table-cell office:value-type="float" office:value="-0.350762527650393">
                <text:p>-0.350762527650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99943504987633">
                <text:p>1.99943504987633</text:p>
              </table:table-cell>
              <table:table-cell office:value-type="float" office:value="1.25285303097989">
                <text:p>1.25285303097989</text:p>
              </table:table-cell>
              <table:table-cell office:value-type="float" office:value="0.267875419318898">
                <text:p>0.267875419318898</text:p>
              </table:table-cell>
              <table:table-cell office:value-type="float" office:value="-0.0899628764469492">
                <text:p>-0.0899628764469492</text:p>
              </table:table-cell>
              <table:table-cell office:value-type="float" office:value="-0.191924131908693">
                <text:p>-0.191924131908693</text:p>
              </table:table-cell>
              <table:table-cell office:value-type="float" office:value="0.191171455728558">
                <text:p>0.191171455728558</text:p>
              </table:table-cell>
              <table:table-cell office:value-type="float" office:value="0.102433705681336">
                <text:p>0.102433705681336</text:p>
              </table:table-cell>
              <table:table-cell office:value-type="float" office:value="0.0704073217401197">
                <text:p>0.0704073217401197</text:p>
              </table:table-cell>
              <table:table-cell office:value-type="float" office:value="0.0394141191761371">
                <text:p>0.0394141191761371</text:p>
              </table:table-cell>
            </table:table-row>
            <table:table-row>
              <table:table-cell office:value-type="string">
                <text:p>PSO</text:p>
                <draw:g>
                  <svg:desc>'5 Phases Hybrid'.R5:'5 Phases Hybrid'.R5</svg:desc>
                </draw:g>
              </table:table-cell>
              <table:table-cell office:value-type="float" office:value="0">
                <text:p>0</text:p>
                <draw:g>
                  <svg:desc>'5 Phases Hybrid'.S5:'5 Phases Hybrid'.AG5</svg:desc>
                </draw:g>
              </table:table-cell>
              <table:table-cell office:value-type="float" office:value="0.880298991425753">
                <text:p>0.880298991425753</text:p>
              </table:table-cell>
              <table:table-cell office:value-type="float" office:value="0.851991747962157">
                <text:p>0.851991747962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9373680227684">
                <text:p>2.49373680227684</text:p>
              </table:table-cell>
              <table:table-cell office:value-type="float" office:value="0.462996612028056">
                <text:p>0.462996612028056</text:p>
              </table:table-cell>
              <table:table-cell office:value-type="float" office:value="0.064083435963596">
                <text:p>0.064083435963596</text:p>
              </table:table-cell>
              <table:table-cell office:value-type="float" office:value="0.177824971864682">
                <text:p>0.177824971864682</text:p>
              </table:table-cell>
              <table:table-cell office:value-type="float" office:value="-0.0735546521816106">
                <text:p>-0.0735546521816106</text:p>
              </table:table-cell>
              <table:table-cell office:value-type="float" office:value="0.144885418287142">
                <text:p>0.144885418287142</text:p>
              </table:table-cell>
              <table:table-cell office:value-type="float" office:value="0.799478398837981">
                <text:p>0.799478398837981</text:p>
              </table:table-cell>
              <table:table-cell office:value-type="float" office:value="-0.0890555942500211">
                <text:p>-0.0890555942500211</text:p>
              </table:table-cell>
              <table:table-cell office:value-type="float" office:value="-0.128719027142027">
                <text:p>-0.1287190271420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7cm" svg:y="0.316cm" chart:style-name="ch2">
          <text:p>Relative gain in fitness of full data</text:p>
        </chart:title>
        <chart:legend chart:legend-position="end" svg:x="14.504cm" svg:y="3.703cm" style:legend-expansion="high" chart:style-name="ch3"/>
        <chart:plot-area chart:style-name="ch4" table:cell-range-address="'5 Phases Hybrid'.R7:'5 Phases Hybrid'.AG10" chart:data-source-has-labels="both" svg:x="1.331cm" svg:y="1.275cm" svg:width="12.853cm" svg:height="7.545cm">
          <chartooo:coordinate-region svg:x="1.873cm" svg:y="1.474cm" svg:width="12.311cm" svg:height="7.147cm"/>
          <chart:axis chart:dimension="x" chart:name="primary-x" chart:style-name="ch5" chartooo:axis-type="auto">
            <chartooo:date-scale/>
            <chart:categories table:cell-range-address="'5 Phases Hybrid'.S7:'5 Phases Hybrid'.AG7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8:'5 Phases Hybrid'.AG8" chart:label-cell-address="'5 Phases Hybrid'.R8:'5 Phases Hybrid'.R8" chart:class="chart:bar">
            <chart:data-point chart:repeated="15"/>
          </chart:series>
          <chart:series chart:style-name="ch10" chart:values-cell-range-address="'5 Phases Hybrid'.S9:'5 Phases Hybrid'.AG9" chart:label-cell-address="'5 Phases Hybrid'.R9:'5 Phases Hybrid'.R9" chart:class="chart:bar">
            <chart:data-point chart:repeated="15"/>
          </chart:series>
          <chart:series chart:style-name="ch11" chart:values-cell-range-address="'5 Phases Hybrid'.S10:'5 Phases Hybrid'.AG10" chart:label-cell-address="'5 Phases Hybrid'.R10:'5 Phases Hybrid'.R10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7:'5 Phases Hybrid'.AG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8:'5 Phases Hybrid'.R8</svg:desc>
                </draw:g>
              </table:table-cell>
              <table:table-cell office:value-type="float" office:value="0">
                <text:p>0</text:p>
                <draw:g>
                  <svg:desc>'5 Phases Hybrid'.S8:'5 Phases Hybrid'.AG8</svg:desc>
                </draw:g>
              </table:table-cell>
              <table:table-cell office:value-type="float" office:value="0.0425755124401906">
                <text:p>0.0425755124401906</text:p>
              </table:table-cell>
              <table:table-cell office:value-type="float" office:value="0.497620649781288">
                <text:p>0.497620649781288</text:p>
              </table:table-cell>
              <table:table-cell office:value-type="float" office:value="0">
                <text:p>0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">
                <text:p>0</text:p>
              </table:table-cell>
              <table:table-cell office:value-type="float" office:value="6.26623169668989">
                <text:p>6.26623169668989</text:p>
              </table:table-cell>
              <table:table-cell office:value-type="float" office:value="-0.492144128304169">
                <text:p>-0.492144128304169</text:p>
              </table:table-cell>
              <table:table-cell office:value-type="float" office:value="0.0944711286416447">
                <text:p>0.0944711286416447</text:p>
              </table:table-cell>
              <table:table-cell office:value-type="float" office:value="-0.148374796846691">
                <text:p>-0.148374796846691</text:p>
              </table:table-cell>
              <table:table-cell office:value-type="float" office:value="-0.389126999619948">
                <text:p>-0.389126999619948</text:p>
              </table:table-cell>
              <table:table-cell office:value-type="float" office:value="0.0334237554869497">
                <text:p>0.0334237554869497</text:p>
              </table:table-cell>
              <table:table-cell office:value-type="float" office:value="0.207634367388961">
                <text:p>0.207634367388961</text:p>
              </table:table-cell>
              <table:table-cell office:value-type="float" office:value="0.0425755124401906">
                <text:p>0.0425755124401906</text:p>
              </table:table-cell>
              <table:table-cell office:value-type="float" office:value="-0.125924254776965">
                <text:p>-0.125924254776965</text:p>
              </table:table-cell>
            </table:table-row>
            <table:table-row>
              <table:table-cell office:value-type="string">
                <text:p>DE</text:p>
                <draw:g>
                  <svg:desc>'5 Phases Hybrid'.R9:'5 Phases Hybrid'.R9</svg:desc>
                </draw:g>
              </table:table-cell>
              <table:table-cell office:value-type="float" office:value="0">
                <text:p>0</text:p>
                <draw:g>
                  <svg:desc>'5 Phases Hybrid'.S9:'5 Phases Hybrid'.AG9</svg:desc>
                </draw:g>
              </table:table-cell>
              <table:table-cell office:value-type="float" office:value="0.0362295440862945">
                <text:p>0.0362295440862945</text:p>
              </table:table-cell>
              <table:table-cell office:value-type="float" office:value="-0.372634143407267">
                <text:p>-0.372634143407267</text:p>
              </table:table-cell>
              <table:table-cell office:value-type="float" office:value="0">
                <text:p>0</text:p>
              </table:table-cell>
              <table:table-cell office:value-type="float" office:value="1.19451434188247">
                <text:p>1.19451434188247</text:p>
              </table:table-cell>
              <table:table-cell office:value-type="float" office:value="0">
                <text:p>0</text:p>
              </table:table-cell>
              <table:table-cell office:value-type="float" office:value="1.98927179164169">
                <text:p>1.98927179164169</text:p>
              </table:table-cell>
              <table:table-cell office:value-type="float" office:value="1.33405144034689">
                <text:p>1.33405144034689</text:p>
              </table:table-cell>
              <table:table-cell office:value-type="float" office:value="0.211921084308509">
                <text:p>0.211921084308509</text:p>
              </table:table-cell>
              <table:table-cell office:value-type="float" office:value="-0.0854981771726859">
                <text:p>-0.0854981771726859</text:p>
              </table:table-cell>
              <table:table-cell office:value-type="float" office:value="0.0330214446829107">
                <text:p>0.0330214446829107</text:p>
              </table:table-cell>
              <table:table-cell office:value-type="float" office:value="0.0170333392987804">
                <text:p>0.0170333392987804</text:p>
              </table:table-cell>
              <table:table-cell office:value-type="float" office:value="0.0799044676667207">
                <text:p>0.0799044676667207</text:p>
              </table:table-cell>
              <table:table-cell office:value-type="float" office:value="0.0362295440862945">
                <text:p>0.0362295440862945</text:p>
              </table:table-cell>
              <table:table-cell office:value-type="float" office:value="0.162564406523019">
                <text:p>0.162564406523019</text:p>
              </table:table-cell>
            </table:table-row>
            <table:table-row>
              <table:table-cell office:value-type="string">
                <text:p>PSO</text:p>
                <draw:g>
                  <svg:desc>'5 Phases Hybrid'.R10:'5 Phases Hybrid'.R10</svg:desc>
                </draw:g>
              </table:table-cell>
              <table:table-cell office:value-type="float" office:value="0">
                <text:p>0</text:p>
                <draw:g>
                  <svg:desc>'5 Phases Hybrid'.S10:'5 Phases Hybrid'.AG10</svg:desc>
                </draw:g>
              </table:table-cell>
              <table:table-cell office:value-type="float" office:value="0.734479789425577">
                <text:p>0.734479789425577</text:p>
              </table:table-cell>
              <table:table-cell office:value-type="float" office:value="0.965389870215122">
                <text:p>0.965389870215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8713837547719">
                <text:p>2.48713837547719</text:p>
              </table:table-cell>
              <table:table-cell office:value-type="float" office:value="0.213252052196397">
                <text:p>0.213252052196397</text:p>
              </table:table-cell>
              <table:table-cell office:value-type="float" office:value="-0.0354575339208631">
                <text:p>-0.0354575339208631</text:p>
              </table:table-cell>
              <table:table-cell office:value-type="float" office:value="-0.555018887912055">
                <text:p>-0.555018887912055</text:p>
              </table:table-cell>
              <table:table-cell office:value-type="float" office:value="-0.3902988976206">
                <text:p>-0.3902988976206</text:p>
              </table:table-cell>
              <table:table-cell office:value-type="float" office:value="0.0534626049254553">
                <text:p>0.0534626049254553</text:p>
              </table:table-cell>
              <table:table-cell office:value-type="float" office:value="0.408748606184244">
                <text:p>0.408748606184244</text:p>
              </table:table-cell>
              <table:table-cell office:value-type="float" office:value="-0.128193635541271">
                <text:p>-0.128193635541271</text:p>
              </table:table-cell>
              <table:table-cell office:value-type="float" office:value="0.109915863023793">
                <text:p>0.1099158630237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5 Phases Hybrid'.R12:'5 Phases Hybrid'.AG15" chart:data-source-has-labels="both" svg:x="1.331cm" svg:y="1.275cm" svg:width="12.853cm" svg:height="7.545cm">
          <chartooo:coordinate-region svg:x="1.952cm" svg:y="1.474cm" svg:width="12.232cm" svg:height="7.147cm"/>
          <chart:axis chart:dimension="x" chart:name="primary-x" chart:style-name="ch5" chartooo:axis-type="auto">
            <chartooo:date-scale/>
            <chart:categories table:cell-range-address="'5 Phases Hybrid'.S12:'5 Phases Hybrid'.AG12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13:'5 Phases Hybrid'.AG13" chart:label-cell-address="'5 Phases Hybrid'.R13:'5 Phases Hybrid'.R13" chart:class="chart:bar">
            <chart:data-point chart:repeated="15"/>
          </chart:series>
          <chart:series chart:style-name="ch10" chart:values-cell-range-address="'5 Phases Hybrid'.S14:'5 Phases Hybrid'.AG14" chart:label-cell-address="'5 Phases Hybrid'.R14:'5 Phases Hybrid'.R14" chart:class="chart:bar">
            <chart:data-point chart:repeated="15"/>
          </chart:series>
          <chart:series chart:style-name="ch11" chart:values-cell-range-address="'5 Phases Hybrid'.S15:'5 Phases Hybrid'.AG15" chart:label-cell-address="'5 Phases Hybrid'.R15:'5 Phases Hybrid'.R15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12:'5 Phases Hybrid'.AG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13:'5 Phases Hybrid'.R13</svg:desc>
                </draw:g>
              </table:table-cell>
              <table:table-cell office:value-type="float" office:value="1.12548126570059">
                <text:p>1.12548126570059</text:p>
                <draw:g>
                  <svg:desc>'5 Phases Hybrid'.S13:'5 Phases Hybrid'.AG13</svg:desc>
                </draw:g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0.683407299132095">
                <text:p>0.683407299132095</text:p>
              </table:table-cell>
              <table:table-cell office:value-type="float" office:value="-0.256255121407539">
                <text:p>-0.256255121407539</text:p>
              </table:table-cell>
              <table:table-cell office:value-type="float" office:value="2.54145442874759">
                <text:p>2.54145442874759</text:p>
              </table:table-cell>
              <table:table-cell office:value-type="float" office:value="2.64295887940979">
                <text:p>2.64295887940979</text:p>
              </table:table-cell>
              <table:table-cell office:value-type="float" office:value="-1.15125681810432">
                <text:p>-1.15125681810432</text:p>
              </table:table-cell>
              <table:table-cell office:value-type="float" office:value="-0.349012905616555">
                <text:p>-0.349012905616555</text:p>
              </table:table-cell>
              <table:table-cell office:value-type="float" office:value="0.084576277934331">
                <text:p>0.084576277934331</text:p>
              </table:table-cell>
              <table:table-cell office:value-type="float" office:value="-0.0422490891227208">
                <text:p>-0.0422490891227208</text:p>
              </table:table-cell>
              <table:table-cell office:value-type="float" office:value="0.345177616542704">
                <text:p>0.345177616542704</text:p>
              </table:table-cell>
              <table:table-cell office:value-type="float" office:value="-0.0376780272704155">
                <text:p>-0.0376780272704155</text:p>
              </table:table-cell>
              <table:table-cell office:value-type="float" office:value="0.194236748723829">
                <text:p>0.194236748723829</text:p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-0.391046300724137">
                <text:p>-0.391046300724137</text:p>
              </table:table-cell>
            </table:table-row>
            <table:table-row>
              <table:table-cell office:value-type="string">
                <text:p>DE</text:p>
                <draw:g>
                  <svg:desc>'5 Phases Hybrid'.R14:'5 Phases Hybrid'.R14</svg:desc>
                </draw:g>
              </table:table-cell>
              <table:table-cell office:value-type="float" office:value="1.55870857053317">
                <text:p>1.55870857053317</text:p>
                <draw:g>
                  <svg:desc>'5 Phases Hybrid'.S14:'5 Phases Hybrid'.AG14</svg:desc>
                </draw:g>
              </table:table-cell>
              <table:table-cell office:value-type="float" office:value="0.113609151073028">
                <text:p>0.113609151073028</text:p>
              </table:table-cell>
              <table:table-cell office:value-type="float" office:value="0.0472748673841795">
                <text:p>0.0472748673841795</text:p>
              </table:table-cell>
              <table:table-cell office:value-type="float" office:value="0.0523090996473235">
                <text:p>0.0523090996473235</text:p>
              </table:table-cell>
              <table:table-cell office:value-type="float" office:value="-0.919373513078194">
                <text:p>-0.919373513078194</text:p>
              </table:table-cell>
              <table:table-cell office:value-type="float" office:value="8.731185707634">
                <text:p>8.731185707634</text:p>
              </table:table-cell>
              <table:table-cell office:value-type="float" office:value="1.50542132758328">
                <text:p>1.50542132758328</text:p>
              </table:table-cell>
              <table:table-cell office:value-type="float" office:value="0.126456113431804">
                <text:p>0.126456113431804</text:p>
              </table:table-cell>
              <table:table-cell office:value-type="float" office:value="0.263636068588108">
                <text:p>0.263636068588108</text:p>
              </table:table-cell>
              <table:table-cell office:value-type="float" office:value="0.0622058088197126">
                <text:p>0.0622058088197126</text:p>
              </table:table-cell>
              <table:table-cell office:value-type="float" office:value="0.103119253545714">
                <text:p>0.103119253545714</text:p>
              </table:table-cell>
              <table:table-cell office:value-type="float" office:value="0.211120541258049">
                <text:p>0.211120541258049</text:p>
              </table:table-cell>
              <table:table-cell office:value-type="float" office:value="0.0955180423231508">
                <text:p>0.0955180423231508</text:p>
              </table:table-cell>
              <table:table-cell office:value-type="float" office:value="0.113609151073028">
                <text:p>0.113609151073028</text:p>
              </table:table-cell>
              <table:table-cell office:value-type="float" office:value="-0.139841738681722">
                <text:p>-0.139841738681722</text:p>
              </table:table-cell>
            </table:table-row>
            <table:table-row>
              <table:table-cell office:value-type="string">
                <text:p>PSO</text:p>
                <draw:g>
                  <svg:desc>'5 Phases Hybrid'.R15:'5 Phases Hybrid'.R15</svg:desc>
                </draw:g>
              </table:table-cell>
              <table:table-cell office:value-type="float" office:value="2.70294724618156">
                <text:p>2.70294724618156</text:p>
                <draw:g>
                  <svg:desc>'5 Phases Hybrid'.S15:'5 Phases Hybrid'.AG15</svg:desc>
                </draw:g>
              </table:table-cell>
              <table:table-cell office:value-type="float" office:value="0.904011883597388">
                <text:p>0.904011883597388</text:p>
              </table:table-cell>
              <table:table-cell office:value-type="float" office:value="0.362105319293773">
                <text:p>0.362105319293773</text:p>
              </table:table-cell>
              <table:table-cell office:value-type="float" office:value="-0.374687549038326">
                <text:p>-0.374687549038326</text:p>
              </table:table-cell>
              <table:table-cell office:value-type="float" office:value="1.22141423784234">
                <text:p>1.22141423784234</text:p>
              </table:table-cell>
              <table:table-cell office:value-type="float" office:value="1.34966598409663">
                <text:p>1.34966598409663</text:p>
              </table:table-cell>
              <table:table-cell office:value-type="float" office:value="-0.668775218979268">
                <text:p>-0.668775218979268</text:p>
              </table:table-cell>
              <table:table-cell office:value-type="float" office:value="-0.156518056960042">
                <text:p>-0.156518056960042</text:p>
              </table:table-cell>
              <table:table-cell office:value-type="float" office:value="0.0934216851622351">
                <text:p>0.0934216851622351</text:p>
              </table:table-cell>
              <table:table-cell office:value-type="float" office:value="-0.0156077214757344">
                <text:p>-0.0156077214757344</text:p>
              </table:table-cell>
              <table:table-cell office:value-type="float" office:value="0.148602654806093">
                <text:p>0.148602654806093</text:p>
              </table:table-cell>
              <table:table-cell office:value-type="float" office:value="0.129367595722986">
                <text:p>0.129367595722986</text:p>
              </table:table-cell>
              <table:table-cell office:value-type="float" office:value="0.773274348337454">
                <text:p>0.773274348337454</text:p>
              </table:table-cell>
              <table:table-cell office:value-type="float" office:value="-0.145572494212139">
                <text:p>-0.145572494212139</text:p>
              </table:table-cell>
              <table:table-cell office:value-type="float" office:value="-0.0694075115574017">
                <text:p>-0.06940751155740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Relative gain in mean of 5 fittest on training data</text:p>
        </chart:title>
        <chart:legend chart:legend-position="end" svg:x="14.504cm" svg:y="3.703cm" style:legend-expansion="high" chart:style-name="ch3"/>
        <chart:plot-area chart:style-name="ch4" table:cell-range-address="'5 Phases Hybrid'.R17:'5 Phases Hybrid'.AG20" chart:data-source-has-labels="both" svg:x="1.331cm" svg:y="1.275cm" svg:width="12.853cm" svg:height="7.545cm">
          <chartooo:coordinate-region svg:x="1.952cm" svg:y="1.474cm" svg:width="12.232cm" svg:height="7.147cm"/>
          <chart:axis chart:dimension="x" chart:name="primary-x" chart:style-name="ch5" chartooo:axis-type="auto">
            <chartooo:date-scale/>
            <chart:categories table:cell-range-address="'5 Phases Hybrid'.S17:'5 Phases Hybrid'.AG17"/>
          </chart:axis>
          <chart:axis chart:dimension="y" chart:name="primary-y" chart:style-name="ch6">
            <chart:title svg:x="0.451cm" svg:y="5.766cm" chart:style-name="ch7">
              <text:p>log(y, 10)</text:p>
            </chart:title>
            <chart:grid chart:style-name="ch8" chart:class="major"/>
          </chart:axis>
          <chart:series chart:style-name="ch9" chart:values-cell-range-address="'5 Phases Hybrid'.S18:'5 Phases Hybrid'.AG18" chart:label-cell-address="'5 Phases Hybrid'.R18:'5 Phases Hybrid'.R18" chart:class="chart:bar">
            <chart:data-point chart:repeated="15"/>
          </chart:series>
          <chart:series chart:style-name="ch10" chart:values-cell-range-address="'5 Phases Hybrid'.S19:'5 Phases Hybrid'.AG19" chart:label-cell-address="'5 Phases Hybrid'.R19:'5 Phases Hybrid'.R19" chart:class="chart:bar">
            <chart:data-point chart:repeated="15"/>
          </chart:series>
          <chart:series chart:style-name="ch11" chart:values-cell-range-address="'5 Phases Hybrid'.S20:'5 Phases Hybrid'.AG20" chart:label-cell-address="'5 Phases Hybrid'.R20:'5 Phases Hybrid'.R20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5 Phases Hybrid'.S17:'5 Phases Hybrid'.AG1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ABC</text:p>
                <draw:g>
                  <svg:desc>'5 Phases Hybrid'.R18:'5 Phases Hybrid'.R18</svg:desc>
                </draw:g>
              </table:table-cell>
              <table:table-cell office:value-type="float" office:value="1.14050804303818">
                <text:p>1.14050804303818</text:p>
                <draw:g>
                  <svg:desc>'5 Phases Hybrid'.S18:'5 Phases Hybrid'.AG18</svg:desc>
                </draw:g>
              </table:table-cell>
              <table:table-cell office:value-type="float" office:value="-0.63714069704132">
                <text:p>-0.63714069704132</text:p>
              </table:table-cell>
              <table:table-cell office:value-type="float" office:value="0.77451696572855">
                <text:p>0.77451696572855</text:p>
              </table:table-cell>
              <table:table-cell office:value-type="float" office:value="-0.255628772668139">
                <text:p>-0.255628772668139</text:p>
              </table:table-cell>
              <table:table-cell office:value-type="float" office:value="2.51375015008182">
                <text:p>2.51375015008182</text:p>
              </table:table-cell>
              <table:table-cell office:value-type="float" office:value="2.70680309703734">
                <text:p>2.70680309703734</text:p>
              </table:table-cell>
              <table:table-cell office:value-type="float" office:value="-1.1362014613195">
                <text:p>-1.1362014613195</text:p>
              </table:table-cell>
              <table:table-cell office:value-type="float" office:value="-0.350373113159471">
                <text:p>-0.350373113159471</text:p>
              </table:table-cell>
              <table:table-cell office:value-type="float" office:value="0.0748164406451747">
                <text:p>0.0748164406451747</text:p>
              </table:table-cell>
              <table:table-cell office:value-type="float" office:value="-0.0355517920833391">
                <text:p>-0.0355517920833391</text:p>
              </table:table-cell>
              <table:table-cell office:value-type="float" office:value="-0.331148351917481">
                <text:p>-0.331148351917481</text:p>
              </table:table-cell>
              <table:table-cell office:value-type="float" office:value="-0.142848497312507">
                <text:p>-0.142848497312507</text:p>
              </table:table-cell>
              <table:table-cell office:value-type="float" office:value="0.165244326125311">
                <text:p>0.165244326125311</text:p>
              </table:table-cell>
              <table:table-cell office:value-type="float" office:value="-0.63714069704132">
                <text:p>-0.63714069704132</text:p>
              </table:table-cell>
              <table:table-cell office:value-type="float" office:value="-0.0917295005042761">
                <text:p>-0.0917295005042761</text:p>
              </table:table-cell>
            </table:table-row>
            <table:table-row>
              <table:table-cell office:value-type="string">
                <text:p>DE</text:p>
                <draw:g>
                  <svg:desc>'5 Phases Hybrid'.R19:'5 Phases Hybrid'.R19</svg:desc>
                </draw:g>
              </table:table-cell>
              <table:table-cell office:value-type="float" office:value="1.51108084553912">
                <text:p>1.51108084553912</text:p>
                <draw:g>
                  <svg:desc>'5 Phases Hybrid'.S19:'5 Phases Hybrid'.AG19</svg:desc>
                </draw:g>
              </table:table-cell>
              <table:table-cell office:value-type="float" office:value="0.118925752825777">
                <text:p>0.118925752825777</text:p>
              </table:table-cell>
              <table:table-cell office:value-type="float" office:value="0.0285712526925376">
                <text:p>0.0285712526925376</text:p>
              </table:table-cell>
              <table:table-cell office:value-type="float" office:value="0.0891983668051489">
                <text:p>0.0891983668051489</text:p>
              </table:table-cell>
              <table:table-cell office:value-type="float" office:value="-0.938170692705301">
                <text:p>-0.938170692705301</text:p>
              </table:table-cell>
              <table:table-cell office:value-type="float" office:value="8.73174988352726">
                <text:p>8.73174988352726</text:p>
              </table:table-cell>
              <table:table-cell office:value-type="float" office:value="1.50974001557038">
                <text:p>1.50974001557038</text:p>
              </table:table-cell>
              <table:table-cell office:value-type="float" office:value="0.129689892199301">
                <text:p>0.129689892199301</text:p>
              </table:table-cell>
              <table:table-cell office:value-type="float" office:value="0.226599905207357">
                <text:p>0.226599905207357</text:p>
              </table:table-cell>
              <table:table-cell office:value-type="float" office:value="0.061829307294699">
                <text:p>0.061829307294699</text:p>
              </table:table-cell>
              <table:table-cell office:value-type="float" office:value="0.0766404436703419">
                <text:p>0.0766404436703419</text:p>
              </table:table-cell>
              <table:table-cell office:value-type="float" office:value="0.158663980813989">
                <text:p>0.158663980813989</text:p>
              </table:table-cell>
              <table:table-cell office:value-type="float" office:value="0.0827853703164501">
                <text:p>0.0827853703164501</text:p>
              </table:table-cell>
              <table:table-cell office:value-type="float" office:value="0.118925752825777">
                <text:p>0.118925752825777</text:p>
              </table:table-cell>
              <table:table-cell office:value-type="float" office:value="0.0788191830988487">
                <text:p>0.0788191830988487</text:p>
              </table:table-cell>
            </table:table-row>
            <table:table-row>
              <table:table-cell office:value-type="string">
                <text:p>PSO</text:p>
                <draw:g>
                  <svg:desc>'5 Phases Hybrid'.R20:'5 Phases Hybrid'.R20</svg:desc>
                </draw:g>
              </table:table-cell>
              <table:table-cell office:value-type="float" office:value="2.69196510276736">
                <text:p>2.69196510276736</text:p>
                <draw:g>
                  <svg:desc>'5 Phases Hybrid'.S20:'5 Phases Hybrid'.AG20</svg:desc>
                </draw:g>
              </table:table-cell>
              <table:table-cell office:value-type="float" office:value="0.832125542534009">
                <text:p>0.832125542534009</text:p>
              </table:table-cell>
              <table:table-cell office:value-type="float" office:value="0.403292145158254">
                <text:p>0.403292145158254</text:p>
              </table:table-cell>
              <table:table-cell office:value-type="float" office:value="-0.385419133002514">
                <text:p>-0.385419133002514</text:p>
              </table:table-cell>
              <table:table-cell office:value-type="float" office:value="1.23578087032756">
                <text:p>1.23578087032756</text:p>
              </table:table-cell>
              <table:table-cell office:value-type="float" office:value="0.999739345106568">
                <text:p>0.999739345106568</text:p>
              </table:table-cell>
              <table:table-cell office:value-type="float" office:value="-0.668370282370068">
                <text:p>-0.668370282370068</text:p>
              </table:table-cell>
              <table:table-cell office:value-type="float" office:value="-0.188023055663046">
                <text:p>-0.188023055663046</text:p>
              </table:table-cell>
              <table:table-cell office:value-type="float" office:value="0.0464951643347083">
                <text:p>0.0464951643347083</text:p>
              </table:table-cell>
              <table:table-cell office:value-type="float" office:value="-0.151195298948196">
                <text:p>-0.151195298948196</text:p>
              </table:table-cell>
              <table:table-cell office:value-type="float" office:value="-0.234331445240986">
                <text:p>-0.234331445240986</text:p>
              </table:table-cell>
              <table:table-cell office:value-type="float" office:value="0.121887985103681">
                <text:p>0.121887985103681</text:p>
              </table:table-cell>
              <table:table-cell office:value-type="float" office:value="0.417139409727326">
                <text:p>0.417139409727326</text:p>
              </table:table-cell>
              <table:table-cell office:value-type="float" office:value="-0.0901231820096072">
                <text:p>-0.0901231820096072</text:p>
              </table:table-cell>
              <table:table-cell office:value-type="float" office:value="0.039017321997412">
                <text:p>0.0390173219974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